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2.876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master-page-name="Standard">
      <style:paragraph-properties fo:margin-left="-0.5in" fo:margin-right="2.8764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3" style:family="paragraph" style:parent-style-name="Standard">
      <style:paragraph-properties fo:margin-left="-0.5in" fo:margin-right="2.8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5in" fo:margin-right="6.4193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5" style:family="paragraph" style:parent-style-name="Standard">
      <style:paragraph-properties fo:margin-left="-0.5in" fo:margin-right="6.4193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6" style:family="paragraph" style:parent-style-name="Standard">
      <style:paragraph-properties fo:margin-left="-0.5in" fo:margin-right="6.419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5in" fo:margin-right="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5in" fo:margin-right="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5in" fo:margin-right="1.3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5in" fo:margin-right="5.4563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5in" fo:margin-right="5.45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5in" fo:margin-right="5.2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5in" fo:margin-right="5.233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5in" fo:margin-right="4.8898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5in" fo:margin-right="6.35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5in" fo:margin-right="6.1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5in" fo:margin-right="0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5in" fo:margin-right="5.4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5in" fo:margin-right="6.0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5in" fo:margin-right="6.096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21" style:family="paragraph" style:parent-style-name="Standard">
      <style:paragraph-properties fo:margin-left="-0.5in" fo:margin-right="6.0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4528in" fo:margin-right="4.483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4063in" fo:margin-right="4.96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5in" fo:margin-right="4.2429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25" style:family="paragraph" style:parent-style-name="Standard">
      <style:paragraph-properties fo:margin-left="-0.5in" fo:margin-right="6.0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5in" fo:margin-right="5.5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5in" fo:margin-right="5.4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3134in" fo:margin-right="3.83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1299in" fo:margin-right="4.7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0563in" fo:margin-right="5.183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5in" fo:margin-right="2.84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5in" fo:margin-right="6.2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4528in" fo:margin-right="3.52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5in" fo:margin-right="5.0398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35" style:family="paragraph" style:parent-style-name="Standard">
      <style:paragraph-properties fo:margin-left="-0.5in" fo:margin-right="5.99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4063in" fo:margin-right="3.92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4528in" fo:margin-right="4.10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5in" fo:margin-right="4.9299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left="-0.5in" fo:margin-right="4.6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4528in" fo:margin-right="3.9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4528in" fo:margin-right="3.97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3598in" fo:margin-right="4.88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5in" fo:margin-right="3.1764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4" style:family="paragraph" style:parent-style-name="Standard">
      <style:paragraph-properties fo:margin-left="-0.5in" fo:margin-right="5.7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5in" fo:margin-right="5.319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5in" fo:margin-right="5.0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5in" fo:margin-right="5.096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48" style:family="paragraph" style:parent-style-name="Standard">
      <style:paragraph-properties fo:margin-left="-0.4528in" fo:margin-right="5.16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4063in" fo:margin-right="4.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5in" fo:margin-right="5.2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5in" fo:margin-right="5.263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4528in" fo:margin-right="3.2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5in" fo:margin-right="2.2764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54" style:family="paragraph" style:parent-style-name="Standard">
      <style:paragraph-properties fo:margin-left="-0.5in" fo:margin-right="2.8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5in" fo:margin-right="4.00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5in" fo:margin-right="3.7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5in" fo:margin-right="1.5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5in" fo:margin-right="4.7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5in" fo:margin-right="2.6299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0" style:family="paragraph" style:parent-style-name="Standard">
      <style:paragraph-properties fo:margin-left="-0.5in" fo:margin-right="6.0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5in" fo:margin-right="5.8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62" style:family="paragraph" style:parent-style-name="Standard">
      <style:paragraph-properties fo:margin-left="-0.5in" fo:margin-right="3.3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5in" fo:margin-right="3.3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5in" fo:margin-right="3.44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5in" fo:margin-right="5.9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5in" fo:margin-right="4.6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3598in" fo:margin-right="3.92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68" style:family="paragraph" style:parent-style-name="Standard">
      <style:paragraph-properties fo:margin-left="-0.5in" fo:margin-right="3.4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5in" fo:margin-right="6.02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5in" fo:margin-right="6.0299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71" style:family="paragraph" style:parent-style-name="Standard">
      <style:paragraph-properties fo:margin-left="-0.5in" fo:margin-right="1.3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72" style:family="paragraph" style:parent-style-name="Standard">
      <style:paragraph-properties fo:margin-left="-0.4528in" fo:margin-right="3.5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73" style:family="paragraph" style:parent-style-name="Standard">
      <style:paragraph-properties fo:margin-left="-0.2665in" fo:margin-right="4.0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74" style:family="paragraph" style:parent-style-name="Standard">
      <style:paragraph-properties fo:margin-left="-0.2665in" fo:margin-right="3.5465in" fo:margin-top="0.0835in" fo:margin-bottom="0in" loext:contextual-spacing="false" fo:line-height="115%" fo:text-align="start" style:justify-single-word="false" fo:keep-together="auto" fo:orphans="0" fo:widows="0" fo:text-indent="0.3098in" style:auto-text-indent="false" fo:padding="0in" fo:border="none" fo:keep-with-next="auto"/>
    </style:style>
    <style:style style:name="P75" style:family="paragraph" style:parent-style-name="Standard">
      <style:paragraph-properties fo:margin-left="-0.5in" fo:margin-right="2.3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5in" fo:margin-right="5.9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77" style:family="paragraph" style:parent-style-name="Standard">
      <style:paragraph-properties fo:margin-left="-0.5in" fo:margin-right="5.7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78" style:family="paragraph" style:parent-style-name="Standard">
      <style:paragraph-properties fo:margin-left="-0.5in" fo:margin-right="2.80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9" style:family="paragraph" style:parent-style-name="Standard">
      <style:paragraph-properties fo:margin-left="-0.5in" fo:margin-right="2.8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80" style:family="paragraph" style:parent-style-name="Standard">
      <style:paragraph-properties fo:margin-left="-0.5in" fo:margin-right="3.7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81" style:family="paragraph" style:parent-style-name="Standard">
      <style:paragraph-properties fo:margin-left="-0.5in" fo:margin-right="3.62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82" style:family="paragraph" style:parent-style-name="Standard">
      <style:paragraph-properties fo:margin-left="-0.5in" fo:margin-right="3.62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83" style:family="paragraph" style:parent-style-name="Standard">
      <style:paragraph-properties fo:margin-left="-0.5in" fo:margin-right="3.62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4" style:family="paragraph" style:parent-style-name="Standard">
      <style:paragraph-properties fo:margin-left="-0.5in" fo:margin-right="3.0193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85" style:family="paragraph" style:parent-style-name="Standard">
      <style:paragraph-properties fo:margin-left="-0.5in" fo:margin-right="0.4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86" style:family="paragraph" style:parent-style-name="Standard">
      <style:paragraph-properties fo:margin-left="-0.5in" fo:margin-right="0.6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7" style:family="paragraph" style:parent-style-name="Standard">
      <style:paragraph-properties fo:margin-left="-0.5in" fo:margin-right="6.0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88" style:family="paragraph" style:parent-style-name="Standard">
      <style:paragraph-properties fo:margin-left="-0.5in" fo:margin-right="6.03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9" style:family="paragraph" style:parent-style-name="Standard">
      <style:paragraph-properties fo:margin-left="-0.5in" fo:margin-right="0.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90" style:family="paragraph" style:parent-style-name="Standard">
      <style:paragraph-properties fo:margin-left="-0.5in" fo:margin-right="4.0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91" style:family="paragraph" style:parent-style-name="Standard">
      <style:paragraph-properties fo:margin-left="-0.5in" fo:margin-right="3.8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left="-0.5in" fo:margin-right="4.0665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93" style:family="paragraph" style:parent-style-name="Standard">
      <style:paragraph-properties fo:margin-left="-0.5in" fo:margin-right="4.9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94" style:family="paragraph" style:parent-style-name="Standard">
      <style:paragraph-properties fo:margin-left="-0.5in" fo:margin-right="5.883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95" style:family="paragraph" style:parent-style-name="Standard">
      <style:paragraph-properties fo:margin-left="-0.5in" fo:margin-right="5.6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96" style:family="paragraph" style:parent-style-name="Standard">
      <style:paragraph-properties fo:margin-left="-0.3134in" fo:margin-right="5.242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97" style:family="paragraph" style:parent-style-name="Standard">
      <style:paragraph-properties fo:margin-left="-0.2665in" fo:margin-right="3.78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98" style:family="paragraph" style:parent-style-name="Standard">
      <style:paragraph-properties fo:margin-left="-0.2228in" fo:margin-right="3.4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99" style:family="paragraph" style:parent-style-name="Standard">
      <style:paragraph-properties fo:margin-left="-0.5in" fo:margin-right="3.9098in" fo:margin-top="0.0835in" fo:margin-bottom="0in" loext:contextual-spacing="false" fo:line-height="115%" fo:text-align="start" style:justify-single-word="false" fo:keep-together="auto" fo:orphans="0" fo:widows="0" fo:text-indent="0.8693in" style:auto-text-indent="false" fo:padding="0in" fo:border="none" fo:keep-with-next="auto"/>
    </style:style>
    <style:style style:name="P100" style:family="paragraph" style:parent-style-name="Standard">
      <style:paragraph-properties fo:margin-left="-0.5in" fo:margin-right="5.4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1" style:family="paragraph" style:parent-style-name="Standard">
      <style:paragraph-properties fo:margin-left="-0.5in" fo:margin-right="5.2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2" style:family="paragraph" style:parent-style-name="Standard">
      <style:paragraph-properties fo:margin-left="-0.5in" fo:margin-right="-0.199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3" style:family="paragraph" style:parent-style-name="Standard">
      <style:paragraph-properties fo:margin-left="-0.5in" fo:margin-right="4.2429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4" style:family="paragraph" style:parent-style-name="Standard">
      <style:paragraph-properties fo:margin-left="-0.5in" fo:margin-right="4.2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5" style:family="paragraph" style:parent-style-name="Standard">
      <style:paragraph-properties fo:margin-left="-0.5in" fo:margin-right="5.8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6" style:family="paragraph" style:parent-style-name="Standard">
      <style:paragraph-properties fo:margin-left="-0.3134in" fo:margin-right="3.93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07" style:family="paragraph" style:parent-style-name="Standard">
      <style:paragraph-properties fo:margin-left="-0.5in" fo:margin-right="3.25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08" style:family="paragraph" style:parent-style-name="Standard">
      <style:paragraph-properties fo:margin-left="-0.5in" fo:margin-right="5.9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09" style:family="paragraph" style:parent-style-name="Standard">
      <style:paragraph-properties fo:margin-left="-0.5in" fo:margin-right="4.17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10" style:family="paragraph" style:parent-style-name="Standard">
      <style:paragraph-properties fo:margin-left="-0.5in" fo:margin-right="5.5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1" style:family="paragraph" style:parent-style-name="Standard">
      <style:paragraph-properties fo:margin-left="-0.5in" fo:margin-right="5.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2" style:family="paragraph" style:parent-style-name="Standard">
      <style:paragraph-properties fo:margin-left="-0.5in" fo:margin-right="4.1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3" style:family="paragraph" style:parent-style-name="Standard">
      <style:paragraph-properties fo:margin-left="-0.5in" fo:margin-right="4.2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4" style:family="paragraph" style:parent-style-name="Standard">
      <style:paragraph-properties fo:margin-left="-0.5in" fo:margin-right="6.2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5" style:family="paragraph" style:parent-style-name="Standard">
      <style:paragraph-properties fo:margin-left="-0.5in" fo:margin-right="4.4063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116" style:family="paragraph" style:parent-style-name="Standard">
      <style:paragraph-properties fo:margin-left="-0.4528in" fo:margin-right="3.47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17" style:family="paragraph" style:parent-style-name="Standard">
      <style:paragraph-properties fo:margin-left="-0.4528in" fo:margin-right="1.5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18" style:family="paragraph" style:parent-style-name="Standard">
      <style:paragraph-properties fo:margin-left="-0.5in" fo:margin-right="5.8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19" style:family="paragraph" style:parent-style-name="Standard">
      <style:paragraph-properties fo:margin-left="-0.4528in" fo:margin-right="5.90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0" style:family="paragraph" style:parent-style-name="Standard">
      <style:paragraph-properties fo:margin-left="-0.5in" fo:margin-right="4.483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1" style:family="paragraph" style:parent-style-name="Standard">
      <style:paragraph-properties fo:margin-left="-0.5in" fo:margin-right="4.592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2" style:family="paragraph" style:parent-style-name="Standard">
      <style:paragraph-properties fo:margin-left="-0.4063in" fo:margin-right="3.21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3" style:family="paragraph" style:parent-style-name="Standard">
      <style:paragraph-properties fo:margin-left="-0.5in" fo:margin-right="4.75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24" style:family="paragraph" style:parent-style-name="Standard">
      <style:paragraph-properties fo:margin-left="-0.5in" fo:margin-right="3.8193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125" style:family="paragraph" style:parent-style-name="Standard">
      <style:paragraph-properties fo:margin-left="-0.5in" fo:margin-right="5.6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26" style:family="paragraph" style:parent-style-name="Standard">
      <style:paragraph-properties fo:margin-left="-0.5in" fo:margin-right="4.78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7" style:family="paragraph" style:parent-style-name="Standard">
      <style:paragraph-properties fo:margin-left="-0.4528in" fo:margin-right="0.692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8" style:family="paragraph" style:parent-style-name="Standard">
      <style:paragraph-properties fo:margin-left="-0.5in" fo:margin-right="2.56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29" style:family="paragraph" style:parent-style-name="Standard">
      <style:paragraph-properties fo:margin-left="-0.4528in" fo:margin-right="6.65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30" style:family="paragraph" style:parent-style-name="Standard">
      <style:paragraph-properties fo:margin-left="-0.4528in" fo:margin-right="2.5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31" style:family="paragraph" style:parent-style-name="Standard">
      <style:paragraph-properties fo:margin-left="-0.4063in" fo:margin-right="4.56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32" style:family="paragraph" style:parent-style-name="Standard">
      <style:paragraph-properties fo:margin-left="-0.4063in" fo:margin-right="5.1764in" fo:margin-top="0.0835in" fo:margin-bottom="0in" loext:contextual-spacing="false" fo:line-height="115%" fo:text-align="center" style:justify-single-word="false" fo:keep-together="auto" fo:orphans="0" fo:widows="0" fo:text-indent="0in" style:auto-text-indent="false" fo:padding="0in" fo:border="none" fo:keep-with-next="auto"/>
    </style:style>
    <style:style style:name="P133" style:family="paragraph" style:parent-style-name="Standard">
      <style:paragraph-properties fo:margin-left="-0.5in" fo:margin-right="3.9563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134" style:family="paragraph" style:parent-style-name="Standard">
      <style:paragraph-properties fo:margin-left="-0.5in" fo:margin-right="3.6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35" style:family="paragraph" style:parent-style-name="Standard">
      <style:paragraph-properties fo:margin-left="-0.5in" fo:margin-right="5.87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36" style:family="paragraph" style:parent-style-name="Standard">
      <style:paragraph-properties fo:margin-left="-0.1299in" fo:margin-right="6.10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37" style:family="paragraph" style:parent-style-name="Standard">
      <style:paragraph-properties fo:margin-left="0.0563in" fo:margin-right="4.8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38" style:family="paragraph" style:parent-style-name="Standard">
      <style:paragraph-properties fo:margin-left="0.0563in" fo:margin-right="4.7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39" style:family="paragraph" style:parent-style-name="Standard">
      <style:paragraph-properties fo:margin-left="0.2398in" fo:margin-right="5.3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40" style:family="paragraph" style:parent-style-name="Standard">
      <style:paragraph-properties fo:margin-left="0.2398in" fo:margin-right="4.9429in" fo:margin-top="0.0835in" fo:margin-bottom="0in" loext:contextual-spacing="false" fo:line-height="115%" fo:text-align="start" style:justify-single-word="false" fo:keep-together="auto" fo:orphans="0" fo:widows="0" fo:text-indent="-0.0528in" style:auto-text-indent="false" fo:padding="0in" fo:border="none" fo:keep-with-next="auto"/>
    </style:style>
    <style:style style:name="P141" style:family="paragraph" style:parent-style-name="Standard">
      <style:paragraph-properties fo:margin-left="0.2398in" fo:margin-right="4.99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42" style:family="paragraph" style:parent-style-name="Standard">
      <style:paragraph-properties fo:margin-left="-0.1299in" fo:margin-right="6.3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43" style:family="paragraph" style:parent-style-name="Standard">
      <style:paragraph-properties fo:margin-left="0.0563in" fo:margin-right="2.86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44" style:family="paragraph" style:parent-style-name="Standard">
      <style:paragraph-properties fo:margin-left="-0.1299in" fo:margin-right="3.9299in" fo:margin-top="0.0835in" fo:margin-bottom="0in" loext:contextual-spacing="false" fo:line-height="115%" fo:text-align="start" style:justify-single-word="false" fo:keep-together="auto" fo:orphans="0" fo:widows="0" fo:text-indent="0.3134in" style:auto-text-indent="false" fo:padding="0in" fo:border="none" fo:keep-with-next="auto"/>
    </style:style>
    <style:style style:name="P145" style:family="paragraph" style:parent-style-name="Standard">
      <style:paragraph-properties fo:margin-left="0.0563in" fo:margin-right="3.9299in" fo:margin-top="0.0835in" fo:margin-bottom="0in" loext:contextual-spacing="false" fo:line-height="115%" fo:text-align="end" style:justify-single-word="false" fo:keep-together="auto" fo:orphans="0" fo:widows="0" fo:text-indent="0in" style:auto-text-indent="false" fo:padding="0in" fo:border="none" fo:keep-with-next="auto"/>
    </style:style>
    <style:style style:name="P146" style:family="paragraph" style:parent-style-name="Standard">
      <style:paragraph-properties fo:margin-left="-0.5in" fo:margin-right="5.9665in" fo:margin-top="0in" fo:margin-bottom="0in" loext:contextual-spacing="false" fo:line-height="115%" fo:text-align="start" style:justify-single-word="false" fo:keep-together="auto" fo:orphans="0" fo:widows="0" fo:text-indent="0.6862in" style:auto-text-indent="false" fo:padding="0in" fo:border="none" fo:keep-with-next="auto"/>
    </style:style>
    <style:style style:name="P147" style:family="paragraph" style:parent-style-name="Standard">
      <style:paragraph-properties fo:margin-left="-0.4528in" fo:margin-right="3.8799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148" style:family="paragraph" style:parent-style-name="Standard">
      <style:paragraph-properties fo:margin-left="-0.4528in" fo:margin-right="4.202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149" style:family="paragraph" style:parent-style-name="Standard">
      <style:paragraph-properties fo:margin-left="-0.4528in" fo:margin-right="4.1898in" fo:margin-top="0.0835in" fo:margin-bottom="0in" loext:contextual-spacing="false" fo:line-height="115%" fo:text-align="start" style:justify-single-word="false" fo:keep-together="auto" fo:orphans="0" fo:widows="0" fo:text-indent="0.5in" style:auto-text-indent="false" fo:padding="0in" fo:border="none" fo:keep-with-next="auto"/>
    </style:style>
    <style:style style:name="P150" style:family="paragraph" style:parent-style-name="Standard">
      <style:paragraph-properties fo:margin-left="-0.5in" fo:margin-right="4.1965in" fo:margin-top="0.3335in" fo:margin-bottom="0in" loext:contextual-spacing="false" fo:line-height="115%" fo:text-align="start" style:justify-single-word="false" fo:keep-together="auto" fo:orphans="0" fo:widows="0" fo:text-indent="0.6862in" style:auto-text-indent="false" fo:padding="0in" fo:border="none" fo:keep-with-next="auto"/>
    </style:style>
    <style:style style:name="P151" style:family="paragraph" style:parent-style-name="Standard">
      <style:paragraph-properties fo:margin-left="-0.5in" fo:margin-right="4.6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52" style:family="paragraph" style:parent-style-name="Standard">
      <style:paragraph-properties fo:margin-left="-0.5in" fo:margin-right="1.7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53" style:family="paragraph" style:parent-style-name="Standard">
      <style:paragraph-properties fo:margin-left="-0.5in" fo:margin-right="3.4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54" style:family="paragraph" style:parent-style-name="Standard">
      <style:paragraph-properties fo:margin-left="-0.5in" fo:margin-right="3.4929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5" style:family="paragraph" style:parent-style-name="Standard">
      <style:paragraph-properties fo:margin-left="-0.5in" fo:margin-right="3.49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56" style:family="paragraph" style:parent-style-name="Standard">
      <style:paragraph-properties fo:margin-left="-0.4528in" fo:margin-right="4.883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57" style:family="paragraph" style:parent-style-name="Standard">
      <style:paragraph-properties fo:margin-left="-0.4528in" fo:margin-right="4.3299in" fo:margin-top="0.0835in" fo:margin-bottom="0in" loext:contextual-spacing="false" fo:line-height="115%" fo:text-align="start" style:justify-single-word="false" fo:keep-together="auto" fo:orphans="0" fo:widows="0" fo:text-indent="0.5in" style:auto-text-indent="false" fo:padding="0in" fo:border="none" fo:keep-with-next="auto"/>
    </style:style>
    <style:style style:name="P158" style:family="paragraph" style:parent-style-name="Standard">
      <style:paragraph-properties fo:margin-left="-0.5in" fo:margin-right="5.38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59" style:family="paragraph" style:parent-style-name="Standard">
      <style:paragraph-properties fo:margin-left="-0.5in" fo:margin-right="5.38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60" style:family="paragraph" style:parent-style-name="Standard">
      <style:paragraph-properties fo:margin-left="-0.4528in" fo:margin-right="4.94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61" style:family="paragraph" style:parent-style-name="Standard">
      <style:paragraph-properties fo:margin-left="-0.5in" fo:margin-right="1.6398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162" style:family="paragraph" style:parent-style-name="Standard">
      <style:paragraph-properties fo:margin-left="-0.4063in" fo:margin-right="5.5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63" style:family="paragraph" style:parent-style-name="Standard">
      <style:paragraph-properties fo:margin-left="-0.4063in" fo:margin-right="4.0563in" fo:margin-top="0.0835in" fo:margin-bottom="0in" loext:contextual-spacing="false" fo:line-height="115%" fo:text-align="start" style:justify-single-word="false" fo:keep-together="auto" fo:orphans="0" fo:widows="0" fo:text-indent="0.4528in" style:auto-text-indent="false" fo:padding="0in" fo:border="none" fo:keep-with-next="auto"/>
    </style:style>
    <style:style style:name="P164" style:family="paragraph" style:parent-style-name="Standard">
      <style:paragraph-properties fo:margin-left="-0.5in" fo:margin-right="3.7598in" fo:margin-top="0in" fo:margin-bottom="0in" loext:contextual-spacing="false" fo:line-height="115%" fo:text-align="start" style:justify-single-word="false" fo:keep-together="auto" fo:orphans="0" fo:widows="0" fo:text-indent="0.6398in" style:auto-text-indent="false" fo:padding="0in" fo:border="none" fo:keep-with-next="auto"/>
    </style:style>
    <style:style style:name="P165" style:family="paragraph" style:parent-style-name="Standard">
      <style:paragraph-properties fo:margin-left="-0.5in" fo:margin-right="3.5563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166" style:family="paragraph" style:parent-style-name="Standard">
      <style:paragraph-properties fo:margin-left="-0.5in" fo:margin-right="2.2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67" style:family="paragraph" style:parent-style-name="Standard">
      <style:paragraph-properties fo:margin-left="-0.4528in" fo:margin-right="4.57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68" style:family="paragraph" style:parent-style-name="Standard">
      <style:paragraph-properties fo:margin-left="-0.4063in" fo:margin-right="5.03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69" style:family="paragraph" style:parent-style-name="Standard">
      <style:paragraph-properties fo:margin-left="-0.5in" fo:margin-right="4.8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70" style:family="paragraph" style:parent-style-name="Standard">
      <style:paragraph-properties fo:margin-left="-0.4063in" fo:margin-right="6.4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71" style:family="paragraph" style:parent-style-name="Standard">
      <style:paragraph-properties fo:margin-left="-0.3598in" fo:margin-right="4.633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72" style:family="paragraph" style:parent-style-name="Standard">
      <style:paragraph-properties fo:margin-left="-0.4063in" fo:margin-right="4.43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3" style:family="paragraph" style:parent-style-name="Standard">
      <style:paragraph-properties fo:margin-left="-0.5in" fo:margin-right="4.6165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174" style:family="paragraph" style:parent-style-name="Standard">
      <style:paragraph-properties fo:margin-left="-0.4063in" fo:margin-right="3.7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75" style:family="paragraph" style:parent-style-name="Standard">
      <style:paragraph-properties fo:margin-left="-0.4063in" fo:margin-right="3.3264in" fo:margin-top="0.0835in" fo:margin-bottom="0in" loext:contextual-spacing="false" fo:line-height="115%" fo:text-align="start" style:justify-single-word="false" fo:keep-together="auto" fo:orphans="0" fo:widows="0" fo:text-indent="0.4528in" style:auto-text-indent="false" fo:padding="0in" fo:border="none" fo:keep-with-next="auto"/>
    </style:style>
    <style:style style:name="P176" style:family="paragraph" style:parent-style-name="Standard">
      <style:paragraph-properties fo:margin-left="-0.5in" fo:margin-right="4.0028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177" style:family="paragraph" style:parent-style-name="Standard">
      <style:paragraph-properties fo:margin-left="-0.5in" fo:margin-right="3.7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78" style:family="paragraph" style:parent-style-name="Standard">
      <style:paragraph-properties fo:margin-left="-0.5in" fo:margin-right="3.87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9" style:family="paragraph" style:parent-style-name="Standard">
      <style:paragraph-properties fo:margin-left="-0.5in" fo:margin-right="1.0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80" style:family="paragraph" style:parent-style-name="Standard">
      <style:paragraph-properties fo:margin-left="-0.5in" fo:margin-right="1.47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1" style:family="paragraph" style:parent-style-name="Standard">
      <style:paragraph-properties fo:margin-left="-0.2665in" fo:margin-right="5.15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82" style:family="paragraph" style:parent-style-name="Standard">
      <style:paragraph-properties fo:margin-left="-0.5in" fo:margin-right="2.0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83" style:family="paragraph" style:parent-style-name="Standard">
      <style:paragraph-properties fo:margin-left="-0.5in" fo:margin-right="6.27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84" style:family="paragraph" style:parent-style-name="Standard">
      <style:paragraph-properties fo:margin-left="-0.3134in" fo:margin-right="5.4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85" style:family="paragraph" style:parent-style-name="Standard">
      <style:paragraph-properties fo:margin-left="-0.1299in" fo:margin-right="3.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86" style:family="paragraph" style:parent-style-name="Standard">
      <style:paragraph-properties fo:margin-left="0.0563in" fo:margin-right="2.52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87" style:family="paragraph" style:parent-style-name="Standard">
      <style:paragraph-properties fo:margin-left="-0.3134in" fo:margin-right="6.3362in" fo:margin-top="0in" fo:margin-bottom="0in" loext:contextual-spacing="false" fo:line-height="115%" fo:text-align="start" style:justify-single-word="false" fo:keep-together="auto" fo:orphans="0" fo:widows="0" fo:text-indent="0.4965in" style:auto-text-indent="false" fo:padding="0in" fo:border="none" fo:keep-with-next="auto"/>
    </style:style>
    <style:style style:name="P188" style:family="paragraph" style:parent-style-name="Standard">
      <style:paragraph-properties fo:margin-left="-0.5in" fo:margin-right="4.4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89" style:family="paragraph" style:parent-style-name="Standard">
      <style:paragraph-properties fo:margin-left="-0.5in" fo:margin-right="4.2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90" style:family="paragraph" style:parent-style-name="Standard">
      <style:paragraph-properties fo:margin-left="-0.4063in" fo:margin-right="4.14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91" style:family="paragraph" style:parent-style-name="Standard">
      <style:paragraph-properties fo:margin-left="-0.5in" fo:margin-right="5.5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92" style:family="paragraph" style:parent-style-name="Standard">
      <style:paragraph-properties fo:margin-left="-0.5in" fo:margin-right="5.8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193" style:family="paragraph" style:parent-style-name="Standard">
      <style:paragraph-properties fo:margin-left="-0.1299in" fo:margin-right="2.1165in" fo:margin-top="0.0835in" fo:margin-bottom="0in" loext:contextual-spacing="false" fo:line-height="115%" fo:text-align="start" style:justify-single-word="false" fo:keep-together="auto" fo:orphans="0" fo:widows="0" fo:text-indent="0.3161in" style:auto-text-indent="false" fo:padding="0in" fo:border="none" fo:keep-with-next="auto"/>
    </style:style>
    <style:style style:name="P194" style:family="paragraph" style:parent-style-name="Standard">
      <style:paragraph-properties fo:margin-left="-0.3134in" fo:margin-right="4.36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95" style:family="paragraph" style:parent-style-name="Standard">
      <style:paragraph-properties fo:margin-left="-0.1299in" fo:margin-right="3.592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96" style:family="paragraph" style:parent-style-name="Standard">
      <style:paragraph-properties fo:margin-left="-0.1299in" fo:margin-right="5.0965in" fo:margin-top="0.0835in" fo:margin-bottom="0in" loext:contextual-spacing="false" fo:line-height="115%" fo:text-align="start" style:justify-single-word="false" fo:keep-together="auto" fo:orphans="0" fo:widows="0" fo:text-indent="0.3161in" style:auto-text-indent="false" fo:padding="0in" fo:border="none" fo:keep-with-next="auto"/>
    </style:style>
    <style:style style:name="P197" style:family="paragraph" style:parent-style-name="Standard">
      <style:paragraph-properties fo:margin-left="-0.3134in" fo:margin-right="6.28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8" style:family="paragraph" style:parent-style-name="Standard">
      <style:paragraph-properties fo:margin-left="-0.1299in" fo:margin-right="2.48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199" style:family="paragraph" style:parent-style-name="Standard">
      <style:paragraph-properties fo:margin-left="-0.3134in" fo:margin-right="4.81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00" style:family="paragraph" style:parent-style-name="Standard">
      <style:paragraph-properties fo:margin-left="-0.5in" fo:margin-right="3.6634in" fo:margin-top="0.0835in" fo:margin-bottom="0in" loext:contextual-spacing="false" fo:line-height="115%" fo:text-align="start" style:justify-single-word="false" fo:keep-together="auto" fo:orphans="0" fo:widows="0" fo:text-indent="0.6862in" style:auto-text-indent="false" fo:padding="0in" fo:border="none" fo:keep-with-next="auto"/>
    </style:style>
    <style:style style:name="P201" style:family="paragraph" style:parent-style-name="Standard">
      <style:paragraph-properties fo:margin-left="-0.5in" fo:margin-right="4.15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02" style:family="paragraph" style:parent-style-name="Standard">
      <style:paragraph-properties fo:margin-left="-0.5in" fo:margin-right="5.2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03" style:family="paragraph" style:parent-style-name="Standard">
      <style:paragraph-properties fo:margin-left="-0.4063in" fo:margin-right="2.56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04" style:family="paragraph" style:parent-style-name="Standard">
      <style:paragraph-properties fo:margin-left="-0.3134in" fo:margin-right="4.4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05" style:family="paragraph" style:parent-style-name="Standard">
      <style:paragraph-properties fo:margin-left="-0.5in" fo:margin-right="2.9634in" fo:margin-top="0in" fo:margin-bottom="0in" loext:contextual-spacing="false" fo:line-height="115%" fo:text-align="start" style:justify-single-word="false" fo:keep-together="auto" fo:orphans="0" fo:widows="0" fo:text-indent="0.5465in" style:auto-text-indent="false" fo:padding="0in" fo:border="none" fo:keep-with-next="auto"/>
    </style:style>
    <style:style style:name="P206" style:family="paragraph" style:parent-style-name="Standard">
      <style:paragraph-properties fo:margin-left="-0.5in" fo:margin-right="4.8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07" style:family="paragraph" style:parent-style-name="Standard">
      <style:paragraph-properties fo:margin-left="-0.5in" fo:margin-right="1.9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08" style:family="paragraph" style:parent-style-name="Standard">
      <style:paragraph-properties fo:margin-left="-0.4063in" fo:margin-right="3.75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09" style:family="paragraph" style:parent-style-name="Standard">
      <style:paragraph-properties fo:margin-left="-0.5in" fo:margin-right="3.1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10" style:family="paragraph" style:parent-style-name="Standard">
      <style:paragraph-properties fo:margin-left="-0.5in" fo:margin-right="3.0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11" style:family="paragraph" style:parent-style-name="Standard">
      <style:paragraph-properties fo:margin-left="-0.5in" fo:margin-right="2.42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12" style:family="paragraph" style:parent-style-name="Standard">
      <style:paragraph-properties fo:margin-left="-0.5in" fo:margin-right="2.51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3" style:family="paragraph" style:parent-style-name="Standard">
      <style:paragraph-properties fo:margin-left="-0.5in" fo:margin-right="5.89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14" style:family="paragraph" style:parent-style-name="Standard">
      <style:paragraph-properties fo:margin-left="-0.4528in" fo:margin-right="5.56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15" style:family="paragraph" style:parent-style-name="Standard">
      <style:paragraph-properties fo:margin-left="-0.3134in" fo:margin-right="4.94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16" style:family="paragraph" style:parent-style-name="Standard">
      <style:paragraph-properties fo:margin-left="-0.2665in" fo:margin-right="3.65in" fo:margin-top="0.0835in" fo:margin-bottom="0in" loext:contextual-spacing="false" fo:line-height="115%" fo:text-align="start" style:justify-single-word="false" fo:keep-together="auto" fo:orphans="0" fo:widows="0" fo:text-indent="0.4028in" style:auto-text-indent="false" fo:padding="0in" fo:border="none" fo:keep-with-next="auto"/>
    </style:style>
    <style:style style:name="P217" style:family="paragraph" style:parent-style-name="Standard">
      <style:paragraph-properties fo:margin-left="-0.4063in" fo:margin-right="1.9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18" style:family="paragraph" style:parent-style-name="Standard">
      <style:paragraph-properties fo:margin-left="0.0563in" fo:margin-right="4.0028in" fo:margin-top="0.0835in" fo:margin-bottom="0in" loext:contextual-spacing="false" fo:line-height="115%" fo:text-align="start" style:justify-single-word="false" fo:keep-together="auto" fo:orphans="0" fo:widows="0" fo:text-indent="0.1299in" style:auto-text-indent="false" fo:padding="0in" fo:border="none" fo:keep-with-next="auto"/>
    </style:style>
    <style:style style:name="P219" style:family="paragraph" style:parent-style-name="Standard">
      <style:paragraph-properties fo:margin-left="-0.4528in" fo:margin-right="4.5563in" fo:margin-top="0.0835in" fo:margin-bottom="0in" loext:contextual-spacing="false" fo:line-height="115%" fo:text-align="start" style:justify-single-word="false" fo:keep-together="auto" fo:orphans="0" fo:widows="0" fo:text-indent="1.1465in" style:auto-text-indent="false" fo:padding="0in" fo:border="none" fo:keep-with-next="auto"/>
    </style:style>
    <style:style style:name="P220" style:family="paragraph" style:parent-style-name="Standard">
      <style:paragraph-properties fo:margin-left="-0.5in" fo:margin-right="6.0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1" style:family="paragraph" style:parent-style-name="Standard">
      <style:paragraph-properties fo:margin-left="-0.5in" fo:margin-right="1.1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2" style:family="paragraph" style:parent-style-name="Standard">
      <style:paragraph-properties fo:margin-left="-0.5in" fo:margin-right="5.1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3" style:family="paragraph" style:parent-style-name="Standard">
      <style:paragraph-properties fo:margin-left="-0.5in" fo:margin-right="4.5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4" style:family="paragraph" style:parent-style-name="Standard">
      <style:paragraph-properties fo:margin-left="-0.5in" fo:margin-right="4.6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5" style:family="paragraph" style:parent-style-name="Standard">
      <style:paragraph-properties fo:margin-left="-0.5in" fo:margin-right="5.0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6" style:family="paragraph" style:parent-style-name="Standard">
      <style:paragraph-properties fo:margin-left="-0.5in" fo:margin-right="3.6063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227" style:family="paragraph" style:parent-style-name="Standard">
      <style:paragraph-properties fo:margin-left="-0.5in" fo:margin-right="5.42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8" style:family="paragraph" style:parent-style-name="Standard">
      <style:paragraph-properties fo:margin-left="-0.5in" fo:margin-right="5.0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29" style:family="paragraph" style:parent-style-name="Standard">
      <style:paragraph-properties fo:margin-left="-0.5in" fo:margin-right="4.7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30" style:family="paragraph" style:parent-style-name="Standard">
      <style:paragraph-properties fo:margin-left="-0.5in" fo:margin-right="1.2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31" style:family="paragraph" style:parent-style-name="Standard">
      <style:paragraph-properties fo:margin-left="-0.5in" fo:margin-right="2.7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32" style:family="paragraph" style:parent-style-name="Standard">
      <style:paragraph-properties fo:margin-left="-0.5in" fo:margin-right="3.8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33" style:family="paragraph" style:parent-style-name="Standard">
      <style:paragraph-properties fo:margin-left="-0.5in" fo:margin-right="2.61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34" style:family="paragraph" style:parent-style-name="Standard">
      <style:paragraph-properties fo:margin-left="-0.4063in" fo:margin-right="4.45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35" style:family="paragraph" style:parent-style-name="Standard">
      <style:paragraph-properties fo:margin-left="-0.3598in" fo:margin-right="5.81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36" style:family="paragraph" style:parent-style-name="Standard">
      <style:paragraph-properties fo:margin-left="-0.2228in" fo:margin-right="5.19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37" style:family="paragraph" style:parent-style-name="Standard">
      <style:paragraph-properties fo:margin-left="-0.5in" fo:margin-right="3.4193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238" style:family="paragraph" style:parent-style-name="Standard">
      <style:paragraph-properties fo:margin-left="-0.5in" fo:margin-right="5.1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39" style:family="paragraph" style:parent-style-name="Standard">
      <style:paragraph-properties fo:margin-left="-0.5in" fo:margin-right="3.06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40" style:family="paragraph" style:parent-style-name="Standard">
      <style:paragraph-properties fo:margin-left="-0.4528in" fo:margin-right="4.019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41" style:family="paragraph" style:parent-style-name="Standard">
      <style:paragraph-properties fo:margin-left="-0.5in" fo:margin-right="2.6134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242" style:family="paragraph" style:parent-style-name="Standard">
      <style:paragraph-properties fo:margin-left="-0.5in" fo:margin-right="5.95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43" style:family="paragraph" style:parent-style-name="Standard">
      <style:paragraph-properties fo:margin-left="-0.4528in" fo:margin-right="6.08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44" style:family="paragraph" style:parent-style-name="Standard">
      <style:paragraph-properties fo:margin-left="-0.5in" fo:margin-right="5.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45" style:family="paragraph" style:parent-style-name="Standard">
      <style:paragraph-properties fo:margin-left="-0.5in" fo:margin-right="6.0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46" style:family="paragraph" style:parent-style-name="Standard">
      <style:paragraph-properties fo:margin-left="-0.5in" fo:margin-right="6.076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7" style:family="paragraph" style:parent-style-name="Standard">
      <style:paragraph-properties fo:margin-left="-0.5in" fo:margin-right="6.0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48" style:family="paragraph" style:parent-style-name="Standard">
      <style:paragraph-properties fo:margin-left="-0.5in" fo:margin-right="-0.369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9" style:family="paragraph" style:parent-style-name="Standard">
      <style:paragraph-properties fo:margin-left="-0.5in" fo:margin-right="-0.3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0" style:family="paragraph" style:parent-style-name="Standard">
      <style:paragraph-properties fo:margin-left="-0.5in" fo:margin-right="2.7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1" style:family="paragraph" style:parent-style-name="Standard">
      <style:paragraph-properties fo:margin-left="-0.5in" fo:margin-right="2.99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2" style:family="paragraph" style:parent-style-name="Standard">
      <style:paragraph-properties fo:margin-left="-0.5in" fo:margin-right="2.58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3" style:family="paragraph" style:parent-style-name="Standard">
      <style:paragraph-properties fo:margin-left="-0.5in" fo:margin-right="6.446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254" style:family="paragraph" style:parent-style-name="Standard">
      <style:paragraph-properties fo:margin-left="-0.5in" fo:margin-right="6.4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5" style:family="paragraph" style:parent-style-name="Standard">
      <style:paragraph-properties fo:margin-left="-0.5in" fo:margin-right="0.38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6" style:family="paragraph" style:parent-style-name="Standard">
      <style:paragraph-properties fo:margin-left="-0.5in" fo:margin-right="1.0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7" style:family="paragraph" style:parent-style-name="Standard">
      <style:paragraph-properties fo:margin-left="-0.5in" fo:margin-right="2.4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58" style:family="paragraph" style:parent-style-name="Standard">
      <style:paragraph-properties fo:margin-left="-0.5in" fo:margin-right="4.5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59" style:family="paragraph" style:parent-style-name="Standard">
      <style:paragraph-properties fo:margin-left="-0.4528in" fo:margin-right="3.92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60" style:family="paragraph" style:parent-style-name="Standard">
      <style:paragraph-properties fo:margin-left="-0.4063in" fo:margin-right="3.9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61" style:family="paragraph" style:parent-style-name="Standard">
      <style:paragraph-properties fo:margin-left="-0.0362in" fo:margin-right="4.55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62" style:family="paragraph" style:parent-style-name="Standard">
      <style:paragraph-properties fo:margin-left="-0.5in" fo:margin-right="3.8429in" fo:margin-top="0.0835in" fo:margin-bottom="0in" loext:contextual-spacing="false" fo:line-height="115%" fo:text-align="start" style:justify-single-word="false" fo:keep-together="auto" fo:orphans="0" fo:widows="0" fo:text-indent="0.8728in" style:auto-text-indent="false" fo:padding="0in" fo:border="none" fo:keep-with-next="auto"/>
    </style:style>
    <style:style style:name="P263" style:family="paragraph" style:parent-style-name="Standard">
      <style:paragraph-properties fo:margin-left="-0.5in" fo:margin-right="4.15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4" style:family="paragraph" style:parent-style-name="Standard">
      <style:paragraph-properties fo:margin-left="-0.5in" fo:margin-right="4.6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65" style:family="paragraph" style:parent-style-name="Standard">
      <style:paragraph-properties fo:margin-left="-0.3134in" fo:margin-right="3.87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66" style:family="paragraph" style:parent-style-name="Standard">
      <style:paragraph-properties fo:margin-left="-0.2665in" fo:margin-right="3.0693in" fo:margin-top="0.0835in" fo:margin-bottom="0in" loext:contextual-spacing="false" fo:line-height="115%" fo:text-align="start" style:justify-single-word="false" fo:keep-together="auto" fo:orphans="0" fo:widows="0" fo:text-indent="0.3098in" style:auto-text-indent="false" fo:padding="0in" fo:border="none" fo:keep-with-next="auto"/>
    </style:style>
    <style:style style:name="P267" style:family="paragraph" style:parent-style-name="Standard">
      <style:paragraph-properties fo:margin-left="-0.3134in" fo:margin-right="3.9362in" fo:margin-top="0.0835in" fo:margin-bottom="0in" loext:contextual-spacing="false" fo:line-height="115%" fo:text-align="start" style:justify-single-word="false" fo:keep-together="auto" fo:orphans="0" fo:widows="0" fo:text-indent="0.45in" style:auto-text-indent="false" fo:padding="0in" fo:border="none" fo:keep-with-next="auto"/>
    </style:style>
    <style:style style:name="P268" style:family="paragraph" style:parent-style-name="Standard">
      <style:paragraph-properties fo:margin-left="-0.5in" fo:margin-right="4.3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69" style:family="paragraph" style:parent-style-name="Standard">
      <style:paragraph-properties fo:margin-left="-0.5in" fo:margin-right="4.1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70" style:family="paragraph" style:parent-style-name="Standard">
      <style:paragraph-properties fo:margin-left="-0.5in" fo:margin-right="4.0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1" style:family="paragraph" style:parent-style-name="Standard">
      <style:paragraph-properties fo:margin-left="-0.2665in" fo:margin-right="4.71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72" style:family="paragraph" style:parent-style-name="Standard">
      <style:paragraph-properties fo:margin-left="-0.4528in" fo:margin-right="3.8965in" fo:margin-top="0.0835in" fo:margin-bottom="0in" loext:contextual-spacing="false" fo:line-height="115%" fo:text-align="start" style:justify-single-word="false" fo:keep-together="auto" fo:orphans="0" fo:widows="0" fo:text-indent="0.7764in" style:auto-text-indent="false" fo:padding="0in" fo:border="none" fo:keep-with-next="auto"/>
    </style:style>
    <style:style style:name="P273" style:family="paragraph" style:parent-style-name="Standard">
      <style:paragraph-properties fo:margin-left="0.0563in" fo:margin-right="5.2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74" style:family="paragraph" style:parent-style-name="Standard">
      <style:paragraph-properties fo:margin-left="-0.4528in" fo:margin-right="5.58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5" style:family="paragraph" style:parent-style-name="Standard">
      <style:paragraph-properties fo:margin-left="-0.4528in" fo:margin-right="4.9429in" fo:margin-top="0.0835in" fo:margin-bottom="0in" loext:contextual-spacing="false" fo:line-height="115%" fo:text-align="start" style:justify-single-word="false" fo:keep-together="auto" fo:orphans="0" fo:widows="0" fo:text-indent="0.7764in" style:auto-text-indent="false" fo:padding="0in" fo:border="none" fo:keep-with-next="auto"/>
    </style:style>
    <style:style style:name="P276" style:family="paragraph" style:parent-style-name="Standard">
      <style:paragraph-properties fo:margin-left="-0.3134in" fo:margin-right="1.84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77" style:family="paragraph" style:parent-style-name="Standard">
      <style:paragraph-properties fo:margin-left="-0.5in" fo:margin-right="5.2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78" style:family="paragraph" style:parent-style-name="Standard">
      <style:paragraph-properties fo:margin-left="-0.5in" fo:margin-right="5.20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9" style:family="paragraph" style:parent-style-name="Standard">
      <style:paragraph-properties fo:margin-left="-0.5in" fo:margin-right="5.7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80" style:family="paragraph" style:parent-style-name="Standard">
      <style:paragraph-properties fo:margin-left="-0.5in" fo:margin-right="4.219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81" style:family="paragraph" style:parent-style-name="Standard">
      <style:paragraph-properties fo:margin-left="-0.5in" fo:margin-right="5.519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2" style:family="paragraph" style:parent-style-name="Standard">
      <style:paragraph-properties fo:margin-left="-0.4063in" fo:margin-right="3.37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83" style:family="paragraph" style:parent-style-name="Standard">
      <style:paragraph-properties fo:margin-left="-0.5in" fo:margin-right="4.5193in" fo:margin-top="0.0835in" fo:margin-bottom="0in" loext:contextual-spacing="false" fo:line-height="115%" fo:text-align="start" style:justify-single-word="false" fo:keep-together="auto" fo:orphans="0" fo:widows="0" fo:text-indent="0.6398in" style:auto-text-indent="false" fo:padding="0in" fo:border="none" fo:keep-with-next="auto"/>
    </style:style>
    <style:style style:name="P284" style:family="paragraph" style:parent-style-name="Standard">
      <style:paragraph-properties fo:margin-left="-0.5in" fo:margin-right="4.34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85" style:family="paragraph" style:parent-style-name="Standard">
      <style:paragraph-properties fo:margin-left="-0.5in" fo:margin-right="-0.1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86" style:family="paragraph" style:parent-style-name="Standard">
      <style:paragraph-properties fo:margin-left="-0.5in" fo:margin-right="4.5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7" style:family="paragraph" style:parent-style-name="Standard">
      <style:paragraph-properties fo:margin-left="-0.5in" fo:margin-right="3.92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88" style:family="paragraph" style:parent-style-name="Standard">
      <style:paragraph-properties fo:margin-left="-0.4063in" fo:margin-right="3.57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89" style:family="paragraph" style:parent-style-name="Standard">
      <style:paragraph-properties fo:margin-left="-0.3134in" fo:margin-right="1.5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90" style:family="paragraph" style:parent-style-name="Standard">
      <style:paragraph-properties fo:margin-left="-0.5in" fo:margin-right="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1" style:family="paragraph" style:parent-style-name="Standard">
      <style:paragraph-properties fo:margin-left="-0.5in" fo:margin-right="4.9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92" style:family="paragraph" style:parent-style-name="Standard">
      <style:paragraph-properties fo:margin-left="-0.4528in" fo:margin-right="2.339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293" style:family="paragraph" style:parent-style-name="Standard">
      <style:paragraph-properties fo:margin-left="-0.5in" fo:margin-right="5.5398in" fo:margin-top="0.0835in" fo:margin-bottom="0in" loext:contextual-spacing="false" fo:line-height="115%" fo:text-align="start" style:justify-single-word="false" fo:keep-together="auto" fo:orphans="0" fo:widows="0" fo:text-indent="0.6862in" style:auto-text-indent="false" fo:padding="0in" fo:border="none" fo:keep-with-next="auto"/>
    </style:style>
    <style:style style:name="P294" style:family="paragraph" style:parent-style-name="Standard">
      <style:paragraph-properties fo:margin-left="-0.5in" fo:margin-right="5.31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5" style:family="paragraph" style:parent-style-name="Standard">
      <style:paragraph-properties fo:margin-left="-0.5in" fo:margin-right="5.3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96" style:family="paragraph" style:parent-style-name="Standard">
      <style:paragraph-properties fo:margin-left="-0.3598in" fo:margin-right="3.3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297" style:family="paragraph" style:parent-style-name="Standard">
      <style:paragraph-properties fo:margin-left="-0.5in" fo:margin-right="4.4764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298" style:family="paragraph" style:parent-style-name="Standard">
      <style:paragraph-properties fo:margin-left="-0.5in" fo:margin-right="5.02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299" style:family="paragraph" style:parent-style-name="Standard">
      <style:paragraph-properties fo:margin-left="-0.5in" fo:margin-right="3.4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0" style:family="paragraph" style:parent-style-name="Standard">
      <style:paragraph-properties fo:margin-left="-0.5in" fo:margin-right="2.45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01" style:family="paragraph" style:parent-style-name="Standard">
      <style:paragraph-properties fo:margin-left="-0.5in" fo:margin-right="2.2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2" style:family="paragraph" style:parent-style-name="Standard">
      <style:paragraph-properties fo:margin-left="-0.5in" fo:margin-right="6.1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3" style:family="paragraph" style:parent-style-name="Standard">
      <style:paragraph-properties fo:margin-left="-0.5in" fo:margin-right="5.9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4" style:family="paragraph" style:parent-style-name="Standard">
      <style:paragraph-properties fo:margin-left="-0.5in" fo:margin-right="1.4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5" style:family="paragraph" style:parent-style-name="Standard">
      <style:paragraph-properties fo:margin-left="-0.5in" fo:margin-right="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6" style:family="paragraph" style:parent-style-name="Standard">
      <style:paragraph-properties fo:margin-left="-0.5in" fo:margin-right="2.6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7" style:family="paragraph" style:parent-style-name="Standard">
      <style:paragraph-properties fo:margin-left="-0.5in" fo:margin-right="4.30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08" style:family="paragraph" style:parent-style-name="Standard">
      <style:paragraph-properties fo:margin-left="-0.5in" fo:margin-right="2.0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09" style:family="paragraph" style:parent-style-name="Standard">
      <style:paragraph-properties fo:margin-left="-0.5in" fo:margin-right="5.0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10" style:family="paragraph" style:parent-style-name="Standard">
      <style:paragraph-properties fo:margin-left="-0.5in" fo:margin-right="-0.2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11" style:family="paragraph" style:parent-style-name="Standard">
      <style:paragraph-properties fo:margin-left="-0.5in" fo:margin-right="-0.2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12" style:family="paragraph" style:parent-style-name="Standard">
      <style:paragraph-properties fo:margin-left="-0.5in" fo:margin-right="0.7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13" style:family="paragraph" style:parent-style-name="Standard">
      <style:paragraph-properties fo:margin-left="-0.4063in" fo:margin-right="3.8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14" style:family="paragraph" style:parent-style-name="Standard">
      <style:paragraph-properties fo:margin-left="-0.4063in" fo:margin-right="2.9299in" fo:margin-top="0.0835in" fo:margin-bottom="0in" loext:contextual-spacing="false" fo:line-height="115%" fo:text-align="start" style:justify-single-word="false" fo:keep-together="auto" fo:orphans="0" fo:widows="0" fo:text-indent="0.4528in" style:auto-text-indent="false" fo:padding="0in" fo:border="none" fo:keep-with-next="auto"/>
    </style:style>
    <style:style style:name="P315" style:family="paragraph" style:parent-style-name="Standard">
      <style:paragraph-properties fo:margin-left="-0.5in" fo:margin-right="3.972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316" style:family="paragraph" style:parent-style-name="Standard">
      <style:paragraph-properties fo:margin-left="-0.5in" fo:margin-right="4.8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17" style:family="paragraph" style:parent-style-name="Standard">
      <style:paragraph-properties fo:margin-left="-0.5in" fo:margin-right="1.7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18" style:family="paragraph" style:parent-style-name="Standard">
      <style:paragraph-properties fo:margin-left="-0.4528in" fo:margin-right="3.43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19" style:family="paragraph" style:parent-style-name="Standard">
      <style:paragraph-properties fo:margin-left="-0.4063in" fo:margin-right="3.042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20" style:family="paragraph" style:parent-style-name="Standard">
      <style:paragraph-properties fo:margin-left="-0.4528in" fo:margin-right="2.2728in" fo:margin-top="0.0835in" fo:margin-bottom="0in" loext:contextual-spacing="false" fo:line-height="115%" fo:text-align="start" style:justify-single-word="false" fo:keep-together="auto" fo:orphans="0" fo:widows="0" fo:text-indent="1.1929in" style:auto-text-indent="false" fo:padding="0in" fo:border="none" fo:keep-with-next="auto"/>
    </style:style>
    <style:style style:name="P321" style:family="paragraph" style:parent-style-name="Standard">
      <style:paragraph-properties fo:margin-left="-0.5in" fo:margin-right="3.12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2" style:family="paragraph" style:parent-style-name="Standard">
      <style:paragraph-properties fo:margin-left="-0.5in" fo:margin-right="3.3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3" style:family="paragraph" style:parent-style-name="Standard">
      <style:paragraph-properties fo:margin-left="-0.5in" fo:margin-right="-0.4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4" style:family="paragraph" style:parent-style-name="Standard">
      <style:paragraph-properties fo:margin-left="-0.5in" fo:margin-right="0.3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5" style:family="paragraph" style:parent-style-name="Standard">
      <style:paragraph-properties fo:margin-left="-0.5in" fo:margin-right="0.3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6" style:family="paragraph" style:parent-style-name="Standard">
      <style:paragraph-properties fo:margin-left="-0.5in" fo:margin-right="-0.4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7" style:family="paragraph" style:parent-style-name="Standard">
      <style:paragraph-properties fo:margin-left="-0.5in" fo:margin-right="-0.4327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8" style:family="paragraph" style:parent-style-name="Standard">
      <style:paragraph-properties fo:margin-left="-0.5in" fo:margin-right="5.1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29" style:family="paragraph" style:parent-style-name="Standard">
      <style:paragraph-properties fo:margin-left="-0.5in" fo:margin-right="2.4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0" style:family="paragraph" style:parent-style-name="Standard">
      <style:paragraph-properties fo:margin-left="-0.5in" fo:margin-right="2.4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1" style:family="paragraph" style:parent-style-name="Standard">
      <style:paragraph-properties fo:margin-left="-0.5in" fo:margin-right="2.4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2" style:family="paragraph" style:parent-style-name="Standard">
      <style:paragraph-properties fo:margin-left="-0.5in" fo:margin-right="2.2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3" style:family="paragraph" style:parent-style-name="Standard">
      <style:paragraph-properties fo:margin-left="-0.5in" fo:margin-right="2.96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4" style:family="paragraph" style:parent-style-name="Standard">
      <style:paragraph-properties fo:margin-left="-0.5in" fo:margin-right="4.87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5" style:family="paragraph" style:parent-style-name="Standard">
      <style:paragraph-properties fo:margin-left="-0.5in" fo:margin-right="2.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6" style:family="paragraph" style:parent-style-name="Standard">
      <style:paragraph-properties fo:margin-left="-0.5in" fo:margin-right="4.3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7" style:family="paragraph" style:parent-style-name="Standard">
      <style:paragraph-properties fo:margin-left="-0.5in" fo:margin-right="1.2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8" style:family="paragraph" style:parent-style-name="Standard">
      <style:paragraph-properties fo:margin-left="-0.5in" fo:margin-right="5.6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39" style:family="paragraph" style:parent-style-name="Standard">
      <style:paragraph-properties fo:margin-left="-0.5in" fo:margin-right="5.4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0" style:family="paragraph" style:parent-style-name="Standard">
      <style:paragraph-properties fo:margin-left="-0.5in" fo:margin-right="4.2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1" style:family="paragraph" style:parent-style-name="Standard">
      <style:paragraph-properties fo:margin-left="-0.5in" fo:margin-right="4.383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42" style:family="paragraph" style:parent-style-name="Standard">
      <style:paragraph-properties fo:margin-left="-0.5in" fo:margin-right="3.9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3" style:family="paragraph" style:parent-style-name="Standard">
      <style:paragraph-properties fo:margin-left="-0.5in" fo:margin-right="-0.3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4" style:family="paragraph" style:parent-style-name="Standard">
      <style:paragraph-properties fo:margin-left="-0.5in" fo:margin-right="4.1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5" style:family="paragraph" style:parent-style-name="Standard">
      <style:paragraph-properties fo:margin-left="-0.5in" fo:margin-right="-0.09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6" style:family="paragraph" style:parent-style-name="Standard">
      <style:paragraph-properties fo:margin-left="-0.5in" fo:margin-right="0.7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7" style:family="paragraph" style:parent-style-name="Standard">
      <style:paragraph-properties fo:margin-left="-0.5in" fo:margin-right="0.4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8" style:family="paragraph" style:parent-style-name="Standard">
      <style:paragraph-properties fo:margin-left="-0.5in" fo:margin-right="0.4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49" style:family="paragraph" style:parent-style-name="Standard">
      <style:paragraph-properties fo:margin-left="-0.5in" fo:margin-right="5.0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0" style:family="paragraph" style:parent-style-name="Standard">
      <style:paragraph-properties fo:margin-left="-0.5in" fo:margin-right="4.7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1" style:family="paragraph" style:parent-style-name="Standard">
      <style:paragraph-properties fo:margin-left="-0.5in" fo:margin-right="0.75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52" style:family="paragraph" style:parent-style-name="Standard">
      <style:paragraph-properties fo:margin-left="-0.5in" fo:margin-right="5.2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3" style:family="paragraph" style:parent-style-name="Standard">
      <style:paragraph-properties fo:margin-left="-0.5in" fo:margin-right="4.3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4" style:family="paragraph" style:parent-style-name="Standard">
      <style:paragraph-properties fo:margin-left="-0.5in" fo:margin-right="5.2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5" style:family="paragraph" style:parent-style-name="Standard">
      <style:paragraph-properties fo:margin-left="-0.5in" fo:margin-right="0.2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6" style:family="paragraph" style:parent-style-name="Standard">
      <style:paragraph-properties fo:margin-left="-0.5in" fo:margin-right="5.5665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357" style:family="paragraph" style:parent-style-name="Standard">
      <style:paragraph-properties fo:margin-left="-0.5in" fo:margin-right="5.3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58" style:family="paragraph" style:parent-style-name="Standard">
      <style:paragraph-properties fo:margin-left="-0.5in" fo:margin-right="2.94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59" style:family="paragraph" style:parent-style-name="Standard">
      <style:paragraph-properties fo:margin-left="-0.5in" fo:margin-right="-0.32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0" style:family="paragraph" style:parent-style-name="Standard">
      <style:paragraph-properties fo:margin-left="-0.5in" fo:margin-right="-0.099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1" style:family="paragraph" style:parent-style-name="Standard">
      <style:paragraph-properties fo:margin-left="-0.5in" fo:margin-right="1.5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2" style:family="paragraph" style:parent-style-name="Standard">
      <style:paragraph-properties fo:margin-left="-0.5in" fo:margin-right="1.41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3" style:family="paragraph" style:parent-style-name="Standard">
      <style:paragraph-properties fo:margin-left="-0.5in" fo:margin-right="1.38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4" style:family="paragraph" style:parent-style-name="Standard">
      <style:paragraph-properties fo:margin-left="-0.5in" fo:margin-right="5.1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5" style:family="paragraph" style:parent-style-name="Standard">
      <style:paragraph-properties fo:margin-left="-0.5in" fo:margin-right="5.19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66" style:family="paragraph" style:parent-style-name="Standard">
      <style:paragraph-properties fo:margin-left="-0.5in" fo:margin-right="5.85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7" style:family="paragraph" style:parent-style-name="Standard">
      <style:paragraph-properties fo:margin-left="-0.5in" fo:margin-right="5.6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8" style:family="paragraph" style:parent-style-name="Standard">
      <style:paragraph-properties fo:margin-left="-0.5in" fo:margin-right="4.9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69" style:family="paragraph" style:parent-style-name="Standard">
      <style:paragraph-properties fo:margin-left="-0.5in" fo:margin-right="4.8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0" style:family="paragraph" style:parent-style-name="Standard">
      <style:paragraph-properties fo:margin-left="-0.5in" fo:margin-right="1.7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1" style:family="paragraph" style:parent-style-name="Standard">
      <style:paragraph-properties fo:margin-left="-0.5in" fo:margin-right="6.2634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372" style:family="paragraph" style:parent-style-name="Standard">
      <style:paragraph-properties fo:margin-left="-0.5in" fo:margin-right="1.70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3" style:family="paragraph" style:parent-style-name="Standard">
      <style:paragraph-properties fo:margin-left="-0.5in" fo:margin-right="6.1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4" style:family="paragraph" style:parent-style-name="Standard">
      <style:paragraph-properties fo:margin-left="-0.5in" fo:margin-right="6.106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75" style:family="paragraph" style:parent-style-name="Standard">
      <style:paragraph-properties fo:margin-left="-0.5in" fo:margin-right="-0.38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76" style:family="paragraph" style:parent-style-name="Standard">
      <style:paragraph-properties fo:margin-left="-0.5in" fo:margin-right="5.7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7" style:family="paragraph" style:parent-style-name="Standard">
      <style:paragraph-properties fo:margin-left="-0.5in" fo:margin-right="5.78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8" style:family="paragraph" style:parent-style-name="Standard">
      <style:paragraph-properties fo:margin-left="-0.5in" fo:margin-right="-0.33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79" style:family="paragraph" style:parent-style-name="Standard">
      <style:paragraph-properties fo:margin-left="-0.5in" fo:margin-right="4.2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0" style:family="paragraph" style:parent-style-name="Standard">
      <style:paragraph-properties fo:margin-left="-0.5in" fo:margin-right="0.5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1" style:family="paragraph" style:parent-style-name="Standard">
      <style:paragraph-properties fo:margin-left="-0.5in" fo:margin-right="0.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82" style:family="paragraph" style:parent-style-name="Standard">
      <style:paragraph-properties fo:margin-left="-0.5in" fo:margin-right="5.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3" style:family="paragraph" style:parent-style-name="Standard">
      <style:paragraph-properties fo:margin-left="-0.5in" fo:margin-right="5.3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4" style:family="paragraph" style:parent-style-name="Standard">
      <style:paragraph-properties fo:margin-left="-0.5in" fo:margin-right="5.5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5" style:family="paragraph" style:parent-style-name="Standard">
      <style:paragraph-properties fo:margin-left="-0.5in" fo:margin-right="0.1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6" style:family="paragraph" style:parent-style-name="Standard">
      <style:paragraph-properties fo:margin-left="-0.5in" fo:margin-right="5.3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7" style:family="paragraph" style:parent-style-name="Standard">
      <style:paragraph-properties fo:margin-left="-0.5in" fo:margin-right="5.1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8" style:family="paragraph" style:parent-style-name="Standard">
      <style:paragraph-properties fo:margin-left="-0.5in" fo:margin-right="-0.2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89" style:family="paragraph" style:parent-style-name="Standard">
      <style:paragraph-properties fo:margin-left="-0.5in" fo:margin-right="6.4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90" style:family="paragraph" style:parent-style-name="Standard">
      <style:paragraph-properties fo:margin-left="0.3335in" fo:margin-right="2.863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91" style:family="paragraph" style:parent-style-name="Standard">
      <style:paragraph-properties fo:margin-left="-0.5in" fo:margin-right="4.0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92" style:family="paragraph" style:parent-style-name="Standard">
      <style:paragraph-properties fo:margin-left="-0.4528in" fo:margin-right="2.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93" style:family="paragraph" style:parent-style-name="Standard">
      <style:paragraph-properties fo:margin-left="-0.5in" fo:margin-right="2.8634in" fo:margin-top="0.3335in" fo:margin-bottom="0in" loext:contextual-spacing="false" fo:line-height="115%" fo:text-align="start" style:justify-single-word="false" fo:keep-together="auto" fo:orphans="0" fo:widows="0" fo:text-indent="0.5465in" style:auto-text-indent="false" fo:padding="0in" fo:border="none" fo:keep-with-next="auto"/>
    </style:style>
    <style:style style:name="P394" style:family="paragraph" style:parent-style-name="Standard">
      <style:paragraph-properties fo:margin-left="-0.5in" fo:margin-right="1.6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95" style:family="paragraph" style:parent-style-name="Standard">
      <style:paragraph-properties fo:margin-left="-0.5in" fo:margin-right="1.68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96" style:family="paragraph" style:parent-style-name="Standard">
      <style:paragraph-properties fo:margin-left="-0.5in" fo:margin-right="5.4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397" style:family="paragraph" style:parent-style-name="Standard">
      <style:paragraph-properties fo:margin-left="-0.4063in" fo:margin-right="5.30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98" style:family="paragraph" style:parent-style-name="Standard">
      <style:paragraph-properties fo:margin-left="-0.3598in" fo:margin-right="6.0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399" style:family="paragraph" style:parent-style-name="Standard">
      <style:paragraph-properties fo:margin-left="-0.3598in" fo:margin-right="4.1165in" fo:margin-top="0.0835in" fo:margin-bottom="0in" loext:contextual-spacing="false" fo:line-height="115%" fo:text-align="start" style:justify-single-word="false" fo:keep-together="auto" fo:orphans="0" fo:widows="0" fo:text-indent="0.4063in" style:auto-text-indent="false" fo:padding="0in" fo:border="none" fo:keep-with-next="auto"/>
    </style:style>
    <style:style style:name="P400" style:family="paragraph" style:parent-style-name="Standard">
      <style:paragraph-properties fo:margin-left="-0.5in" fo:margin-right="3.4665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01" style:family="paragraph" style:parent-style-name="Standard">
      <style:paragraph-properties fo:margin-left="-0.5in" fo:margin-right="-0.2661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2" style:family="paragraph" style:parent-style-name="Standard">
      <style:paragraph-properties fo:margin-left="-0.5in" fo:margin-right="5.0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3" style:family="paragraph" style:parent-style-name="Standard">
      <style:paragraph-properties fo:margin-left="-0.5in" fo:margin-right="4.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4" style:family="paragraph" style:parent-style-name="Standard">
      <style:paragraph-properties fo:margin-left="-0.5in" fo:margin-right="2.83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5" style:family="paragraph" style:parent-style-name="Standard">
      <style:paragraph-properties fo:margin-left="-0.4528in" fo:margin-right="3.9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6" style:family="paragraph" style:parent-style-name="Standard">
      <style:paragraph-properties fo:margin-left="-0.5in" fo:margin-right="3.9563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07" style:family="paragraph" style:parent-style-name="Standard">
      <style:paragraph-properties fo:margin-left="-0.5in" fo:margin-right="4.0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08" style:family="paragraph" style:parent-style-name="Standard">
      <style:paragraph-properties fo:margin-left="-0.5in" fo:margin-right="3.30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09" style:family="paragraph" style:parent-style-name="Standard">
      <style:paragraph-properties fo:margin-left="-0.5in" fo:margin-right="3.97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10" style:family="paragraph" style:parent-style-name="Standard">
      <style:paragraph-properties fo:margin-left="-0.4063in" fo:margin-right="4.0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11" style:family="paragraph" style:parent-style-name="Standard">
      <style:paragraph-properties fo:margin-left="-0.3598in" fo:margin-right="2.9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12" style:family="paragraph" style:parent-style-name="Standard">
      <style:paragraph-properties fo:margin-left="-0.5in" fo:margin-right="5.0193in" fo:margin-top="0in" fo:margin-bottom="0in" loext:contextual-spacing="false" fo:line-height="115%" fo:text-align="start" style:justify-single-word="false" fo:keep-together="auto" fo:orphans="0" fo:widows="0" fo:text-indent="0.5929in" style:auto-text-indent="false" fo:padding="0in" fo:border="none" fo:keep-with-next="auto"/>
    </style:style>
    <style:style style:name="P413" style:family="paragraph" style:parent-style-name="Standard">
      <style:paragraph-properties fo:margin-left="-0.5in" fo:margin-right="2.5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14" style:family="paragraph" style:parent-style-name="Standard">
      <style:paragraph-properties fo:margin-left="-0.5in" fo:margin-right="4.4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15" style:family="paragraph" style:parent-style-name="Standard">
      <style:paragraph-properties fo:margin-left="-0.5in" fo:margin-right="4.5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16" style:family="paragraph" style:parent-style-name="Standard">
      <style:paragraph-properties fo:margin-left="-0.5in" fo:margin-right="5.159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17" style:family="paragraph" style:parent-style-name="Standard">
      <style:paragraph-properties fo:margin-left="-0.5in" fo:margin-right="3.689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18" style:family="paragraph" style:parent-style-name="Standard">
      <style:paragraph-properties fo:margin-left="-0.5in" fo:margin-right="4.01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19" style:family="paragraph" style:parent-style-name="Standard">
      <style:paragraph-properties fo:margin-left="-0.5in" fo:margin-right="1.5098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20" style:family="paragraph" style:parent-style-name="Standard">
      <style:paragraph-properties fo:margin-left="-0.5in" fo:margin-right="5.1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21" style:family="paragraph" style:parent-style-name="Standard">
      <style:paragraph-properties fo:margin-left="-0.5in" fo:margin-right="3.9264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22" style:family="paragraph" style:parent-style-name="Standard">
      <style:paragraph-properties fo:margin-left="-0.5in" fo:margin-right="4.5862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23" style:family="paragraph" style:parent-style-name="Standard">
      <style:paragraph-properties fo:margin-left="-0.5in" fo:margin-right="-0.0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24" style:family="paragraph" style:parent-style-name="Standard">
      <style:paragraph-properties fo:margin-left="-0.5in" fo:margin-right="3.6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25" style:family="paragraph" style:parent-style-name="Standard">
      <style:paragraph-properties fo:margin-left="-0.5in" fo:margin-right="3.5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26" style:family="paragraph" style:parent-style-name="Standard">
      <style:paragraph-properties fo:margin-left="-0.5in" fo:margin-right="5.88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27" style:family="paragraph" style:parent-style-name="Standard">
      <style:paragraph-properties fo:margin-left="-0.4063in" fo:margin-right="4.62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28" style:family="paragraph" style:parent-style-name="Standard">
      <style:paragraph-properties fo:margin-left="-0.3598in" fo:margin-right="5.4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29" style:family="paragraph" style:parent-style-name="Standard">
      <style:paragraph-properties fo:margin-left="-0.5in" fo:margin-right="3.7429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30" style:family="paragraph" style:parent-style-name="Standard">
      <style:paragraph-properties fo:margin-left="-0.5in" fo:margin-right="3.5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31" style:family="paragraph" style:parent-style-name="Standard">
      <style:paragraph-properties fo:margin-left="-0.4528in" fo:margin-right="5.10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32" style:family="paragraph" style:parent-style-name="Standard">
      <style:paragraph-properties fo:margin-left="-0.5in" fo:margin-right="4.9728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433" style:family="paragraph" style:parent-style-name="Standard">
      <style:paragraph-properties fo:margin-left="-0.4528in" fo:margin-right="5.1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34" style:family="paragraph" style:parent-style-name="Standard">
      <style:paragraph-properties fo:margin-left="-0.5in" fo:margin-right="3.7228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435" style:family="paragraph" style:parent-style-name="Standard">
      <style:paragraph-properties fo:margin-left="-0.5in" fo:margin-right="5.12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36" style:family="paragraph" style:parent-style-name="Standard">
      <style:paragraph-properties fo:margin-left="-0.5in" fo:margin-right="4.7528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437" style:family="paragraph" style:parent-style-name="Standard">
      <style:paragraph-properties fo:margin-left="-0.5in" fo:margin-right="2.8764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438" style:family="paragraph" style:parent-style-name="Standard">
      <style:paragraph-properties fo:margin-left="-0.4528in" fo:margin-right="5.639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39" style:family="paragraph" style:parent-style-name="Standard">
      <style:paragraph-properties fo:margin-left="-0.5in" fo:margin-right="4.5693in" fo:margin-top="0.0835in" fo:margin-bottom="0in" loext:contextual-spacing="false" fo:line-height="115%" fo:text-align="start" style:justify-single-word="false" fo:keep-together="auto" fo:orphans="0" fo:widows="0" fo:text-indent="0.5929in" style:auto-text-indent="false" fo:padding="0in" fo:border="none" fo:keep-with-next="auto"/>
    </style:style>
    <style:style style:name="P440" style:family="paragraph" style:parent-style-name="Standard">
      <style:paragraph-properties fo:margin-left="-0.4528in" fo:margin-right="3.9728in" fo:margin-top="0.0835in" fo:margin-bottom="0in" loext:contextual-spacing="false" fo:line-height="115%" fo:text-align="start" style:justify-single-word="false" fo:keep-together="auto" fo:orphans="0" fo:widows="0" fo:text-indent="0.5in" style:auto-text-indent="false" fo:padding="0in" fo:border="none" fo:keep-with-next="auto"/>
    </style:style>
    <style:style style:name="P441" style:family="paragraph" style:parent-style-name="Standard">
      <style:paragraph-properties fo:margin-left="-0.5in" fo:margin-right="3.716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2" style:family="paragraph" style:parent-style-name="Standard">
      <style:paragraph-properties fo:margin-left="-0.4063in" fo:margin-right="5.2299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43" style:family="paragraph" style:parent-style-name="Standard">
      <style:paragraph-properties fo:margin-left="-0.4063in" fo:margin-right="4.05in" fo:margin-top="0.0835in" fo:margin-bottom="0in" loext:contextual-spacing="false" fo:line-height="115%" fo:text-align="start" style:justify-single-word="false" fo:keep-together="auto" fo:orphans="0" fo:widows="0" fo:text-indent="0.4528in" style:auto-text-indent="false" fo:padding="0in" fo:border="none" fo:keep-with-next="auto"/>
    </style:style>
    <style:style style:name="P444" style:family="paragraph" style:parent-style-name="Standard">
      <style:paragraph-properties fo:margin-left="-0.4063in" fo:margin-right="4.0429in" fo:margin-top="0.0835in" fo:margin-bottom="0in" loext:contextual-spacing="false" fo:line-height="115%" fo:text-align="start" style:justify-single-word="false" fo:keep-together="auto" fo:orphans="0" fo:widows="0" fo:text-indent="0.4528in" style:auto-text-indent="false" fo:padding="0in" fo:border="none" fo:keep-with-next="auto"/>
    </style:style>
    <style:style style:name="P445" style:family="paragraph" style:parent-style-name="Standard">
      <style:paragraph-properties fo:margin-left="-0.5in" fo:margin-right="3.9634in" fo:margin-top="0.0835in" fo:margin-bottom="0in" loext:contextual-spacing="false" fo:line-height="115%" fo:text-align="center" style:justify-single-word="false" fo:keep-together="auto" fo:orphans="0" fo:widows="0" fo:text-indent="0in" style:auto-text-indent="false" fo:padding="0in" fo:border="none" fo:keep-with-next="auto"/>
    </style:style>
    <style:style style:name="P446" style:family="paragraph" style:parent-style-name="Standard">
      <style:paragraph-properties fo:margin-left="-0.5in" fo:margin-right="5.5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47" style:family="paragraph" style:parent-style-name="Standard">
      <style:paragraph-properties fo:margin-left="-0.5in" fo:margin-right="5.27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8" style:family="paragraph" style:parent-style-name="Standard">
      <style:paragraph-properties fo:margin-left="-0.5in" fo:margin-right="1.9264in" fo:margin-top="0.0835in" fo:margin-bottom="0in" loext:contextual-spacing="false" fo:line-height="115%" fo:text-align="start" style:justify-single-word="false" fo:keep-together="auto" fo:orphans="0" fo:widows="0" fo:text-indent="0.5465in" style:auto-text-indent="false" fo:padding="0in" fo:border="none" fo:keep-with-next="auto"/>
    </style:style>
    <style:style style:name="P449" style:family="paragraph" style:parent-style-name="Standard">
      <style:paragraph-properties fo:margin-left="-0.5in" fo:margin-right="4.1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0" style:family="paragraph" style:parent-style-name="Standard">
      <style:paragraph-properties fo:margin-left="-0.5in" fo:margin-right="0.21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1" style:family="paragraph" style:parent-style-name="Standard">
      <style:paragraph-properties fo:margin-left="-0.5in" fo:margin-right="5.1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2" style:family="paragraph" style:parent-style-name="Standard">
      <style:paragraph-properties fo:margin-left="-0.5in" fo:margin-right="2.65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3" style:family="paragraph" style:parent-style-name="Standard">
      <style:paragraph-properties fo:margin-left="-0.5in" fo:margin-right="2.06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4" style:family="paragraph" style:parent-style-name="Standard">
      <style:paragraph-properties fo:margin-left="-0.5in" fo:margin-right="4.2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5" style:family="paragraph" style:parent-style-name="Standard">
      <style:paragraph-properties fo:margin-left="-0.5in" fo:margin-right="3.983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6" style:family="paragraph" style:parent-style-name="Standard">
      <style:paragraph-properties fo:margin-left="-0.5in" fo:margin-right="2.19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7" style:family="paragraph" style:parent-style-name="Standard">
      <style:paragraph-properties fo:margin-left="-0.5in" fo:margin-right="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8" style:family="paragraph" style:parent-style-name="Standard">
      <style:paragraph-properties fo:margin-left="-0.5in" fo:margin-right="0.9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59" style:family="paragraph" style:parent-style-name="Standard">
      <style:paragraph-properties fo:margin-left="-0.5in" fo:margin-right="2.50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0" style:family="paragraph" style:parent-style-name="Standard">
      <style:paragraph-properties fo:margin-left="-0.5in" fo:margin-right="5.2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1" style:family="paragraph" style:parent-style-name="Standard">
      <style:paragraph-properties fo:margin-left="-0.5in" fo:margin-right="5.0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2" style:family="paragraph" style:parent-style-name="Standard">
      <style:paragraph-properties fo:margin-left="-0.5in" fo:margin-right="5.9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3" style:family="paragraph" style:parent-style-name="Standard">
      <style:paragraph-properties fo:margin-left="-0.5in" fo:margin-right="-0.379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4" style:family="paragraph" style:parent-style-name="Standard">
      <style:paragraph-properties fo:margin-left="-0.5in" fo:margin-right="0.1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5" style:family="paragraph" style:parent-style-name="Standard">
      <style:paragraph-properties fo:margin-left="-0.5in" fo:margin-right="6.1693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466" style:family="paragraph" style:parent-style-name="Standard">
      <style:paragraph-properties fo:margin-left="-0.5in" fo:margin-right="-0.0161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7" style:family="paragraph" style:parent-style-name="Standard">
      <style:paragraph-properties fo:margin-left="-0.5in" fo:margin-right="6.3098in" fo:margin-top="0.3335in" fo:margin-bottom="0in" loext:contextual-spacing="false" fo:line-height="115%" fo:text-align="justify" style:justify-single-word="false" fo:keep-together="auto" fo:orphans="0" fo:widows="0" fo:text-indent="0in" style:auto-text-indent="false" fo:padding="0in" fo:border="none" fo:keep-with-next="auto"/>
    </style:style>
    <style:style style:name="P468" style:family="paragraph" style:parent-style-name="Standard">
      <style:paragraph-properties fo:margin-left="-0.5in" fo:margin-right="0.239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69" style:family="paragraph" style:parent-style-name="Standard">
      <style:paragraph-properties fo:margin-left="-0.5in" fo:margin-right="4.5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0" style:family="paragraph" style:parent-style-name="Standard">
      <style:paragraph-properties fo:margin-left="-0.5in" fo:margin-right="2.4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1" style:family="paragraph" style:parent-style-name="Standard">
      <style:paragraph-properties fo:margin-left="-0.5in" fo:margin-right="2.8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2" style:family="paragraph" style:parent-style-name="Standard">
      <style:paragraph-properties fo:margin-left="-0.5in" fo:margin-right="2.8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3" style:family="paragraph" style:parent-style-name="Standard">
      <style:paragraph-properties fo:margin-left="-0.5in" fo:margin-right="0.8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4" style:family="paragraph" style:parent-style-name="Standard">
      <style:paragraph-properties fo:margin-left="-0.5in" fo:margin-right="4.32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5" style:family="paragraph" style:parent-style-name="Standard">
      <style:paragraph-properties fo:margin-left="-0.5in" fo:margin-right="-0.10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6" style:family="paragraph" style:parent-style-name="Standard">
      <style:paragraph-properties fo:margin-left="-0.5in" fo:margin-right="5.056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7" style:family="paragraph" style:parent-style-name="Standard">
      <style:paragraph-properties fo:margin-left="-0.5in" fo:margin-right="2.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78" style:family="paragraph" style:parent-style-name="Standard">
      <style:paragraph-properties fo:margin-left="-0.4528in" fo:margin-right="4.9764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79" style:family="paragraph" style:parent-style-name="Standard">
      <style:paragraph-properties fo:margin-left="-0.5in" fo:margin-right="-0.4429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0" style:family="paragraph" style:parent-style-name="Standard">
      <style:paragraph-properties fo:margin-left="-0.5in" fo:margin-right="1.9465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1" style:family="paragraph" style:parent-style-name="Standard">
      <style:paragraph-properties fo:margin-left="-0.5in" fo:margin-right="1.863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2" style:family="paragraph" style:parent-style-name="Standard">
      <style:paragraph-properties fo:margin-left="-0.5in" fo:margin-right="-0.2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83" style:family="paragraph" style:parent-style-name="Standard">
      <style:paragraph-properties fo:margin-left="-0.5in" fo:margin-right="5.37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4" style:family="paragraph" style:parent-style-name="Standard">
      <style:paragraph-properties fo:margin-left="-0.5in" fo:margin-right="-0.3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5" style:family="paragraph" style:parent-style-name="Standard">
      <style:paragraph-properties fo:margin-left="-0.4063in" fo:margin-right="2.8728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86" style:family="paragraph" style:parent-style-name="Standard">
      <style:paragraph-properties fo:margin-left="-0.5in" fo:margin-right="1.3165in" fo:margin-top="0.0835in" fo:margin-bottom="0in" loext:contextual-spacing="false" fo:line-height="115%" fo:text-align="start" style:justify-single-word="false" fo:keep-together="auto" fo:orphans="0" fo:widows="0" fo:text-indent="0in" style:auto-text-indent="false" fo:padding="0in" fo:border="none" fo:keep-with-next="auto"/>
    </style:style>
    <style:style style:name="P487" style:family="paragraph" style:parent-style-name="Standard">
      <style:paragraph-properties fo:margin-left="-0.5in" fo:margin-right="0.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88" style:family="paragraph" style:parent-style-name="Standard">
      <style:paragraph-properties fo:margin-left="-0.5in" fo:margin-right="0.3335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89" style:family="paragraph" style:parent-style-name="Standard">
      <style:paragraph-properties fo:margin-left="-0.5in" fo:margin-right="4.9728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90" style:family="paragraph" style:parent-style-name="Standard">
      <style:paragraph-properties fo:margin-left="-0.5in" fo:margin-right="2.1862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91" style:family="paragraph" style:parent-style-name="Standard">
      <style:paragraph-properties fo:margin-left="-0.5in" fo:margin-right="3.6693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P492" style:family="paragraph" style:parent-style-name="Standard">
      <style:paragraph-properties fo:margin-left="-0.5in" fo:margin-right="-0.1764in" fo:margin-top="0.3335in" fo:margin-bottom="0in" loext:contextual-spacing="false" fo:line-height="115%" fo:text-align="start" style:justify-single-word="false" fo:keep-together="auto" fo:orphans="0" fo:widows="0"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sub 58%" style:font-name="Times New Roman" fo:font-size="20pt" fo:font-style="normal" style:text-underline-style="none" fo:font-weight="normal" style:font-name-asian="Times New Roman1" style:font-size-asian="20pt" style:font-style-asian="normal" style:font-weight-asian="normal" style:font-name-complex="Times New Roman1"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ESTION 1 ---------------------------------------------------------------------- Choose the correct one to import a entire package A) import package B) import package*; C) import package.*; D) import package.*.; </text:span></text:p>
      <text:p text:style-name="P4"><text:span text:style-name="T1">A) A B) B C) C D) D </text:span></text:p>
      <text:p text:style-name="P7"><text:span text:style-name="T1">ANS) C </text:span></text:p>
      <text:p text:style-name="P9"><text:span text:style-name="T1">---------------------------------------------------------------------- QUESTION 2 ---------------------------------------------------------------------- public Object m() {</text:span><text:span text:style-name="T2">Object o = new Float(3.14F) </text:span><text:span text:style-name="T1">Object [] oa = new Object[l]/* Line 5 */ oa[0] = o /* Line 6 */ o = null /* Line 7*/ oa[0] = null /* Line 8 */ return o /* Line 9 */ }</text:span><text:span text:style-name="T2">When is the Float object, created in line 3, eligible for garbage collection? </text:span></text:p>
      <text:p text:style-name="P10"><text:span text:style-name="T1">A) just after line 5 B) just after line 6 C) just after line 7 D) just after line 8 E) just after line 9 </text:span></text:p>
      <text:p text:style-name="P12"><text:span text:style-name="T1">ANS) just after line 8 </text:span></text:p>
      <text:p text:style-name="P3"><text:span text:style-name="T1">---------------------------------------------------------------------- QUESTION 3 ---------------------------------------------------------------------- Consider the code int[] x = {5,6,7,8,9}; </text:span></text:p>
      <text:p text:style-name="P14"><text:span text:style-name="T1">int[] y = x; y[2] = 10; What is the value of x[2]? </text:span></text:p>
      <text:p text:style-name="P15"><text:span text:style-name="T1">A) 6 B) 7 C) 8 D) 10 E) 0 </text:span></text:p>
      <text:p text:style-name="P16"><text:span text:style-name="T1">ANS) 10 </text:span></text:p>
      <text:p text:style-name="P17"><text:span text:style-name="T1">---------------------------------------------------------------------- QUESTION 4 ---------------------------------------------------------------------- Given the following declarations, which of the assignments given in the options below would compile. Select the two correct answers. int i = 5; boolean t = true; float f = 2.3F; double d = 2.3; </text:span></text:p>
      <text:p text:style-name="P18"><text:span text:style-name="T1">A. t = (boolean) i; B. f = d; C. d = i; D. i = 5; E. f = 2.8; </text:span></text:p>
      <text:p text:style-name="P19"><text:span text:style-name="T1">A) A,B,C B) B,C C) C,D D) C,D,E E) A,D,E </text:span></text:p>
      <text:p text:style-name="P21"><text:span text:style-name="T1">ANS) C,D </text:span></text:p>
      <text:p text:style-name="P3"><text:span text:style-name="T1">---------------------------------------------------------------------- QUESTION 5 ---------------------------------------------------------------------- What is the output of the below code: class Test{ public static void main(String[] args) { </text:span></text:p>
      <text:p text:style-name="P22"><text:span text:style-name="T1">System.out.println(new Test(){ </text:span></text:p>
      <text:p text:style-name="P23"><text:span text:style-name="T1">public String toString(){ </text:span></text:p>
      <text:p text:style-name="P24"><text:span text:style-name="T1">return "test"; } </text:span><text:span text:style-name="T2">}); </text:span><text:span text:style-name="T1">}</text:span><text:span text:style-name="T2">} A) test </text:span><text:span text:style-name="T1">B) No output C) Compilation fails D) Exception is thrown at Runtime </text:span></text:p>
      <text:p text:style-name="P25"><text:span text:style-name="T1">ANS) test </text:span></text:p>
      <text:p text:style-name="P3"><text:span text:style-name="T1">---------------------------------------------------------------------- QUESTION 6 ---------------------------------------------------------------------- import App; public class MyApp{ public static void main(String[] args){ //code here; }</text:span><text:span text:style-name="T2">}How will you save the above java program? </text:span></text:p>
      <text:p text:style-name="P26"><text:soft-page-break/><text:span text:style-name="T1">A) App.java B) App.class C) MyApp.java D) MyApp.class </text:span></text:p>
      <text:p text:style-name="P27"><text:span text:style-name="T1">ANS) MyApp.java </text:span></text:p>
      <text:p text:style-name="P3"><text:span text:style-name="T1">---------------------------------------------------------------------- QUESTION 7 ---------------------------------------------------------------------- What is the output of the below code: class Test { </text:span></text:p>
      <text:p text:style-name="P28"><text:span text:style-name="T1">public static void main(String args[]) { </text:span></text:p>
      <text:p text:style-name="P29"><text:span text:style-name="T1">int array[] = new int [5]; for (int i = 5; i &gt; 0; i--) </text:span></text:p>
      <text:p text:style-name="P30"><text:span text:style-name="T1">array[5 - i] = i; </text:span></text:p>
      <text:p text:style-name="P31"><text:span text:style-name="T1">Arrays.sort(array); System.out.print(Arrays.binarySearch(array, 4)); } } </text:span><text:span text:style-name="T2">A) 1 </text:span><text:span text:style-name="T1">B) 1 C) 2 D) 3 </text:span></text:p>
      <text:p text:style-name="P32"><text:span text:style-name="T1">ANS) 3 </text:span></text:p>
      <text:p text:style-name="P3"><text:span text:style-name="T1">---------------------------------------------------------------------- QUESTION 8 ---------------------------------------------------------------------- What is the output of the below code: public class Test { public static void main(String... args) { </text:span></text:p>
      <text:p text:style-name="P33"><text:span text:style-name="T1">double d=2D+2d+2.+2l+2L+2f+2F+2.f+2.D; </text:span></text:p>
      <text:p text:style-name="P34"><text:span text:style-name="T1">System.out.println(d); }</text:span><text:span text:style-name="T2">} A) 18 </text:span><text:span text:style-name="T1">B) 9 C) 9.0 D) 18.0 E) Run time exception F) Compiler error </text:span></text:p>
      <text:p text:style-name="P35"><text:span text:style-name="T1">ANS) 18.0 </text:span></text:p>
      <text:p text:style-name="P3"><text:span text:style-name="T1">---------------------------------------------------------------------- QUESTION 9 ---------------------------------------------------------------------- What is the output of the below code? class Test{ </text:span></text:p>
      <text:p text:style-name="P36"><text:span text:style-name="T1">public static void main(String[] args) { </text:span></text:p>
      <text:p text:style-name="P37"><text:span text:style-name="T1">Object obj = new Object(); System.out.println(obj.getClass()); } </text:span><text:span text:style-name="T2">} </text:span></text:p>
      <text:p text:style-name="P38"><text:span text:style-name="T1">A) class java.lang.Test B) class java.lang.Object C) java.lang.Object D) java.lang.Test </text:span></text:p>
      <text:p text:style-name="P39"><text:span text:style-name="T1">ANS) class java.lang.Object </text:span></text:p>
      <text:p text:style-name="P3"><text:span text:style-name="T1">---------------------------------------------------------------------- QUESTION 10 ---------------------------------------------------------------------- What is the output of the below code: class Test{ </text:span></text:p>
      <text:p text:style-name="P40"><text:span text:style-name="T1">public static void main(String[] args) { </text:span></text:p>
      <text:p text:style-name="P42"><text:span text:style-name="T1">try { int[] array = {1,2,3,4,5}; for (int i = 0; i &lt; 7; ++i) { </text:span></text:p>
      <text:p text:style-name="P43"><text:span text:style-name="T1">System.out.print(array[i]); } } catch (ArrayIndexOutOfBoundsException e) { System.out.print("0"); } </text:span><text:span text:style-name="T2">}} A) 12345 </text:span><text:span text:style-name="T1">B) 123450 C) 12345 ArrayIndexOutOfBoundException D) Compilation fails </text:span></text:p>
      <text:p text:style-name="P44"><text:soft-page-break/><text:span text:style-name="T1">ANS) 123450 </text:span></text:p>
      <text:p text:style-name="P3"><text:span text:style-name="T1">---------------------------------------------------------------------- QUESTION 11 ---------------------------------------------------------------------- What is the output of the below code: class X{ int a; </text:span><text:span text:style-name="T2">static int a; </text:span><text:span text:style-name="T1">int Add(){ return a; </text:span></text:p>
      <text:p text:style-name="P45"><text:span text:style-name="T1">}</text:span><text:span text:style-name="T2">} A) 0 </text:span><text:span text:style-name="T1">B) No Ouput C) Compilation fails D) Run time error </text:span></text:p>
      <text:p text:style-name="P46"><text:span text:style-name="T1">ANS) Compilation fails </text:span></text:p>
      <text:p text:style-name="P3"><text:span text:style-name="T1">---------------------------------------------------------------------- QUESTION 12 ---------------------------------------------------------------------- What is the output of the below code: </text:span></text:p>
      <text:p text:style-name="P48"><text:span text:style-name="T1">int[] array = {0,1,2,3}; </text:span></text:p>
      <text:p text:style-name="P49"><text:span text:style-name="T1">array.clear(2); System.out.println(array); </text:span></text:p>
      <text:p text:style-name="P50"><text:span text:style-name="T1">A) {0,1,3} B) {2,3} C) {0,1} D) Compilation Fails </text:span></text:p>
      <text:p text:style-name="P46"><text:span text:style-name="T1">ANS) Compilation fails </text:span></text:p>
      <text:p text:style-name="P3"><text:span text:style-name="T1">---------------------------------------------------------------------- QUESTION 13 ---------------------------------------------------------------------- Write the valid code to get the month? public class Test { public static void main(String[] args) { </text:span></text:p>
      <text:p text:style-name="P52"><text:span text:style-name="T1">Calendar calendar = new GregorianCalendar(); //insert code here </text:span></text:p>
      <text:p text:style-name="P53"><text:span text:style-name="T1">System.out.println(month); }</text:span><text:span text:style-name="T2">} A) int month = calendar.get(Calendar.DAY_OF_MONTH); </text:span><text:span text:style-name="T1">B) int month = calendar.get(Calendar.MONTH); C) int month = calendar.get(MONTH); D) int month = calendar.get(MONTH); </text:span></text:p>
      <text:p text:style-name="P54"><text:span text:style-name="T1">ANS) int month = calendar.get(Calendar.MONTH); </text:span></text:p>
      <text:p text:style-name="P3"><text:span text:style-name="T1">---------------------------------------------------------------------- QUESTION 14 ---------------------------------------------------------------------- What is the outputof the below code: package com.manipal.demo; public class DemoProgram { </text:span></text:p>
      <text:p text:style-name="P40"><text:span text:style-name="T1">public static void main(String[] args) { </text:span></text:p>
      <text:p text:style-name="P55"><text:span text:style-name="T1">Class cls = DemoProgram.class; System.out.println(cls.getName()); }</text:span><text:span text:style-name="T2">} A) DemoProgram </text:span><text:span text:style-name="T1">B) com.manipal.demo.DemoProgram C) Compilation fails D) runtime error </text:span></text:p>
      <text:p text:style-name="P56"><text:span text:style-name="T1">ANS) com.manipal.demo.DemoProgram </text:span></text:p>
      <text:p text:style-name="P3"><text:span text:style-name="T1">---------------------------------------------------------------------- QUESTION 15 ---------------------------------------------------------------------- What is the output of the below code: public class DemoProgram { </text:span></text:p>
      <text:p text:style-name="P40"><text:span text:style-name="T1">public static void main(String[] args) { </text:span></text:p>
      <text:p text:style-name="P57"><text:span text:style-name="T1">double x = 60984.123; double y = -497.99; System.out.println(Math.floor(x)+" "+Math.floor(y)+" "+Math.floor(0)); }</text:span><text:span text:style-name="T2">} A) 60984.2 -498.0 0.1 </text:span><text:span text:style-name="T1">B) 60984.2 -498.1 0.0 C) 60984.0 -498.0 0.0 D) 60984.0 -498.0 0.0 E) Compilation fails </text:span></text:p>
      <text:p text:style-name="P58"><text:span text:style-name="T1">ANS) 60984.0 -498.0 0.0 </text:span></text:p>
      <text:p text:style-name="P3"><text:soft-page-break/><text:span text:style-name="T1">---------------------------------------------------------------------- </text:span></text:p>
      <text:p text:style-name="P59"><text:span text:style-name="T1">QUESTION 16 ---------------------------------------------------------------------- Which is the primitive data type of c in the below synatx: ? C = 57.659 </text:span></text:p>
      <text:p text:style-name="P60"><text:span text:style-name="T1">A) float B) Float C) double D) Double </text:span></text:p>
      <text:p text:style-name="P61"><text:span text:style-name="T1">ANS) double </text:span></text:p>
      <text:p text:style-name="P3"><text:span text:style-name="T1">---------------------------------------------------------------------- QUESTION 17 ---------------------------------------------------------------------- Whats is the output of the below code: package com.manipal.demo; public class DemoProgram { </text:span></text:p>
      <text:p text:style-name="P40"><text:span text:style-name="T1">public static void main(String[] args) { </text:span></text:p>
      <text:p text:style-name="P62"><text:span text:style-name="T1">DemoProgram demo = new DemoProgram(); System.out.println(demo.getClass()); }</text:span><text:span text:style-name="T2">} A) com.manipal.demo.DemoProgram </text:span><text:span text:style-name="T1">B) class DemoProgram C) DemoProgram D) class com.manipal.demo.DemoProgram </text:span></text:p>
      <text:p text:style-name="P63"><text:span text:style-name="T1">ANS) class com.manipal.demo.DemoProgram </text:span></text:p>
      <text:p text:style-name="P3"><text:span text:style-name="T1">---------------------------------------------------------------------- QUESTION 18 ---------------------------------------------------------------------- Which statement is valid for the below syntax: while(i&lt;10 &amp;&amp; i &gt;24){ } </text:span><text:span text:style-name="T2">A) while loop never executes always true </text:span><text:span text:style-name="T1">B) while loop never executes always false C) Compilation fails D) Exception thrown at run time </text:span></text:p>
      <text:p text:style-name="P64"><text:span text:style-name="T1">ANS) while loop never executes always false </text:span></text:p>
      <text:p text:style-name="P3"><text:span text:style-name="T1">---------------------------------------------------------------------- QUESTION 19 ---------------------------------------------------------------------- What is the value and data type for the below code: 2+3*5 = ? </text:span></text:p>
      <text:p text:style-name="P35"><text:span text:style-name="T1">A) 17 int B) 25 int C) 17 byte D) 25 byte </text:span></text:p>
      <text:p text:style-name="P65"><text:span text:style-name="T1">ANS) 17 int </text:span></text:p>
      <text:p text:style-name="P3"><text:span text:style-name="T1">---------------------------------------------------------------------- QUESTION 20 ---------------------------------------------------------------------- class Base {} </text:span></text:p>
      <text:p text:style-name="P66"><text:span text:style-name="T1">class Derived extends Base { </text:span></text:p>
      <text:p text:style-name="P67"><text:span text:style-name="T1">public static void main(String args[]){ </text:span></text:p>
      <text:p text:style-name="P68"><text:span text:style-name="T1">Base a = new Derived(); System.out.println(a instanceof Derived); } } </text:span><text:span text:style-name="T2">A) true </text:span><text:span text:style-name="T1">B) false </text:span></text:p>
      <text:p text:style-name="P69"><text:span text:style-name="T1">ANS) true </text:span></text:p>
      <text:p text:style-name="P71"><text:span text:style-name="T1">---------------------------------------------------------------------- QUESTION 21 ---------------------------------------------------------------------- Given the declaration Circle x = new Circle(), which of the following statement is most accurate. A. x contains an int value. B. x contains an object of the Circle type. </text:span></text:p>
      <text:p text:style-name="P72"><text:span text:style-name="T1">C. x contains a reference to a Circle object. D. You can assign an int value to x. </text:span></text:p>
      <text:p text:style-name="P5"><text:span text:style-name="T1">A) A B) B C) C D) D </text:span></text:p>
      <text:p text:style-name="P7"><text:soft-page-break/><text:span text:style-name="T1">ANS) C </text:span></text:p>
      <text:p text:style-name="P3"><text:span text:style-name="T1">---------------------------------------------------------------------- QUESTION 22 ---------------------------------------------------------------------- Given: </text:span></text:p>
      <text:p text:style-name="P73"><text:span text:style-name="T1">class Mammal { } class Raccoon extends Mammal { </text:span></text:p>
      <text:p text:style-name="P74"><text:span text:style-name="T1">Mammal m = new Mammal(); } class BabyRaccoon extends Mammal { } </text:span></text:p>
      <text:p text:style-name="P75"><text:span text:style-name="T1">Which four statements are true? (Choose four.) A. Raccoon is-a Mammal. B. Raccoon has-a Mammal. C. BabyRaccoon is-a Mammal. D. BabyRaccoon is-a Raccoon. E. BabyRaccoon has-a Mammal. F. BabyRaccoon is-a BabyRaccoon. </text:span></text:p>
      <text:p text:style-name="P76"><text:span text:style-name="T1">A) A,B,D,C B) C,D,E,A C) A,D,E,F D) A,B,C,F </text:span></text:p>
      <text:p text:style-name="P77"><text:span text:style-name="T1">ANS) A,B,C,F </text:span></text:p>
      <text:p text:style-name="P3"><text:span text:style-name="T1">---------------------------------------------------------------------- QUESTION 23 ---------------------------------------------------------------------- Given: public interface A{public void m1();} class B implements A{} class C implements A {public void m1(){}} class D implements A{public void m1(int x){}} abstract class E implements A{} abstract class F implements A{public void m1(){}} </text:span></text:p>
      <text:p text:style-name="P78"><text:span text:style-name="T1">abstract class G implements A{public void m1(int x){}} What is the result </text:span></text:p>
      <text:p text:style-name="P80"><text:span text:style-name="T1">A) compilation succeeds B) Exactly one class does NOT compile C) Exactly two classes do NOT compile D) Exactly four classes do NOT compile E) Exactly three classes do NOT compile </text:span></text:p>
      <text:p text:style-name="P81"><text:span text:style-name="T1">ANS) Exactly two classes do NOT compile </text:span></text:p>
      <text:p text:style-name="P3"><text:span text:style-name="T1">---------------------------------------------------------------------- QUESTION 24 ---------------------------------------------------------------------- Given: interface Foo { int bar(); } public class Test { </text:span></text:p>
      <text:p text:style-name="P84"><text:span text:style-name="T1">public static int fubar( Foo foo ) { return foo.bar(); } public void testFoo() { fubar(/*Insert Code here*/); }</text:span><text:span text:style-name="T2">} Which code allows the class Test to compile? </text:span><text:span text:style-name="T1">A. Foo { public int bar() { return 1; } B. new Foo { public int bar() { return 1; } C.new Foo() { public int bar() { return 1; }} D. new class Foo { public int bar() { return 1; } </text:span></text:p>
      <text:p text:style-name="P4"><text:span text:style-name="T1">A) A B) B C) C D) D </text:span></text:p>
      <text:p text:style-name="P7"><text:span text:style-name="T1">ANS) C </text:span></text:p>
      <text:p text:style-name="P85"><text:span text:style-name="T1">---------------------------------------------------------------------- QUESTION 25 ---------------------------------------------------------------------- A team of programmers is reviewing a proposed API for a new utility class. After some discussion, they realize that they can reduce the number of methods in the API without losing any </text:span></text:p>
      <text:p text:style-name="P86"><text:span text:style-name="T1">functionality. If they implement the new design, which two OO principles will they be promoting? A. Looser coupling B. Tighter coupling C. Lower cohesion D. Higher cohesion E. Weaker encapsulation </text:span></text:p>
      <text:p text:style-name="P4"><text:span text:style-name="T1">A) A B) B C) C D) D E) E </text:span></text:p>
      <text:p text:style-name="P87"><text:span text:style-name="T1">ANS) A,D </text:span></text:p>
      <text:p text:style-name="P89"><text:span text:style-name="T1">---------------------------------------------------------------------- QUESTION 26 ---------------------------------------------------------------------- A team of programmers is involved in reviewing a proposed design for a new utility class. After some discussion, they realize that the current design allows other classes to access methods in the utility class that should be accessible only to methods within the utility class itself. What design issue has the team discovered? A. Tight coupling B. Low cohesion C. High cohesion D. Weak encapsulation E. Strong encapsulation </text:span></text:p>
      <text:p text:style-name="P4"><text:span text:style-name="T1">A) A B) B C) C D) D E) E </text:span></text:p>
      <text:p text:style-name="P7"><text:soft-page-break/><text:span text:style-name="T1">ANS) D </text:span></text:p>
      <text:p text:style-name="P3"><text:span text:style-name="T1">---------------------------------------------------------------------- QUESTION 27 </text:span></text:p>
      <text:p text:style-name="P1"><text:span text:style-name="T1">---------------------------------------------------------------------- What will be the output of the program? public class Animal {</text:span><text:span text:style-name="T2">public static void main(String [] args) </text:span><text:span text:style-name="T1">{</text:span><text:span text:style-name="T2">Dog [][] theDogs = new Dog[3][] </text:span><text:span text:style-name="T1">System.out.println(theDogs[2][0].toString()) }}</text:span><text:span text:style-name="T2">class Dog { } </text:span></text:p>
      <text:p text:style-name="P90"><text:span text:style-name="T1">A) null B) theDogs C) Compilation fails D) An exception is thrown at runtime </text:span></text:p>
      <text:p text:style-name="P91"><text:span text:style-name="T1">ANS) An exception is thrown at runtime </text:span></text:p>
      <text:p text:style-name="P3"><text:span text:style-name="T1">---------------------------------------------------------------------- QUESTION 28 ---------------------------------------------------------------------- What will be the output of the below code class Employee{ </text:span></text:p>
      <text:p text:style-name="P92"><text:span text:style-name="T1">Employee(){ System.out.println(1); }</text:span><text:span text:style-name="T2">void test(){ </text:span><text:span text:style-name="T1">this(); System.out.println(2); } }</text:span><text:span text:style-name="T2">class Manager </text:span><text:span text:style-name="T1">{</text:span><text:span text:style-name="T2">public static void main(String args[]){ </text:span><text:span text:style-name="T1">Employee e1=new Employee(); }} </text:span><text:span text:style-name="T2">A) 1 </text:span><text:span text:style-name="T1">B) 2 C) compile time error D) run time error </text:span></text:p>
      <text:p text:style-name="P93"><text:span text:style-name="T1">ANS) compile time error </text:span></text:p>
      <text:p text:style-name="P1"><text:span text:style-name="T1">---------------------------------------------------------------------- QUESTION 29 ---------------------------------------------------------------------- Choose the invalid declaration of String array? </text:span></text:p>
      <text:p text:style-name="P94"><text:span text:style-name="T1">A) String[] s B) String s[] C) String [s] D) String []s </text:span></text:p>
      <text:p text:style-name="P95"><text:span text:style-name="T1">ANS) String [s] </text:span></text:p>
      <text:p text:style-name="P3"><text:span text:style-name="T1">---------------------------------------------------------------------- QUESTION 30 ---------------------------------------------------------------------- import java.io.*; </text:span></text:p>
      <text:p text:style-name="P96"><text:span text:style-name="T1">public class Test { </text:span></text:p>
      <text:p text:style-name="P97"><text:span text:style-name="T1">public static void main(String[] args) { </text:span></text:p>
      <text:p text:style-name="P98"><text:span text:style-name="T1">String s1 = "abc"; String s2 = "def"; String s3 = s1.concat(s2.toUpperCase()); System.out.println(s1+s2+s3); </text:span></text:p>
      <text:p text:style-name="P99"><text:span text:style-name="T1">} }</text:span><text:span text:style-name="T2">What is the output of the above code ? </text:span></text:p>
      <text:p text:style-name="P100"><text:span text:style-name="T1">A) abcDEF B) abcdefabcdef C) abcdefDEF D) abcdefabcDEF </text:span></text:p>
      <text:p text:style-name="P101"><text:span text:style-name="T1">ANS) abcdefabcDEF </text:span></text:p>
      <text:p text:style-name="P102"><text:span text:style-name="T1">---------------------------------------------------------------------- QUESTION 31 ---------------------------------------------------------------------- public class Test { public static void main(String[] args) { String a = "hello i love java"; System.out.println(a.indexOf('i')+" "+a.lastIndexOf('o')+" "+a.lastIndexOf('i')+" "+ a.indexOf('o')); } </text:span></text:p>
      <text:p text:style-name="P103"><text:span text:style-name="T1">}</text:span><text:span text:style-name="T2">What is the ouput of the program? </text:span></text:p>
      <text:p text:style-name="P70"><text:span text:style-name="T1">A) 6 9 6 7 B) 6 9 6 4 C) 5 9 6 4 D) 5 9 5 4 </text:span></text:p>
      <text:p text:style-name="P105"><text:soft-page-break/><text:span text:style-name="T1">ANS) 6 9 6 4 </text:span></text:p>
      <text:p text:style-name="P3"><text:span text:style-name="T1">---------------------------------------------------------------------- QUESTION 32 ---------------------------------------------------------------------- What is the ouput of the below code: class Test { </text:span></text:p>
      <text:p text:style-name="P106"><text:span text:style-name="T1">public static void main(String args[]) { </text:span></text:p>
      <text:p text:style-name="P107"><text:span text:style-name="T1">StringBuffer s1 = new StringBuffer("Hello"); StringBuffer s2 = s1.reverse(); System.out.println(s2); } } </text:span><text:span text:style-name="T2">A) Hello </text:span><text:span text:style-name="T1">B) olleH C) Compilation fails D) Runtime error </text:span></text:p>
      <text:p text:style-name="P108"><text:span text:style-name="T1">ANS) olleH </text:span></text:p>
      <text:p text:style-name="P3"><text:span text:style-name="T1">---------------------------------------------------------------------- QUESTION 33 ---------------------------------------------------------------------- What is the ouput of the below code:class Test { </text:span><text:span text:style-name="T2">public static void main(String[] s) </text:span><text:span text:style-name="T1">{ </text:span></text:p>
      <text:p text:style-name="P109"><text:span text:style-name="T1">String s1="Hello",s2="World"; System.out.println(s1+s2); System.out.println(s1.concat(s2)); } } </text:span></text:p>
      <text:p text:style-name="P45"><text:span text:style-name="T1">A) HelloWorld B) HelloWorld HelloWorld C) Compilation fails D) Runtime error </text:span></text:p>
      <text:p text:style-name="P110"><text:span text:style-name="T1">ANS) HelloWorld HelloWorld </text:span></text:p>
      <text:p text:style-name="P3"><text:span text:style-name="T1">---------------------------------------------------------------------- QUESTION 34 ---------------------------------------------------------------------- What is the output of the below code, public class Test { public static void main(String[] args) { System.out.println("String "+new Integer("4")+5); } } </text:span><text:span text:style-name="T2">A) String 9 </text:span><text:span text:style-name="T1">B) String 45 C) compilation error D) run time error </text:span></text:p>
      <text:p text:style-name="P111"><text:span text:style-name="T1">ANS) String 45 </text:span></text:p>
      <text:p text:style-name="P3"><text:span text:style-name="T1">---------------------------------------------------------------------- QUESTION 35 ---------------------------------------------------------------------- What will be the output of the below code: if( "Welcome".trim() == "Welcome".trim() ) System.out.println("Equal"); else System.out.println("Not Equal"); </text:span></text:p>
      <text:p text:style-name="P112"><text:span text:style-name="T1">A) compile and display “Equal” B) compile and display “Not Equal” C) cause a compiler error D) compile and display NULL </text:span></text:p>
      <text:p text:style-name="P113"><text:span text:style-name="T1">ANS) compile and display “Equal” </text:span></text:p>
      <text:p text:style-name="P1"><text:span text:style-name="T1">---------------------------------------------------------------------- QUESTION 36 ---------------------------------------------------------------------- Which are the legal Stirng operations A) s3= s1+s2; B) s3= s1-s2; C) s3= s1&amp;s2; D) s3= s1&amp;&amp;s2; </text:span></text:p>
      <text:p text:style-name="P4"><text:span text:style-name="T1">A) A B) B C) C D) D </text:span></text:p>
      <text:p text:style-name="P114"><text:span text:style-name="T1">ANS) A </text:span></text:p>
      <text:p text:style-name="P3"><text:span text:style-name="T1">---------------------------------------------------------------------- QUESTION 37 ---------------------------------------------------------------------- What is the output of the below code class Test{ </text:span></text:p>
      <text:p text:style-name="P40"><text:span text:style-name="T1">public static void main(String[] args) { </text:span></text:p>
      <text:p text:style-name="P115"><text:span text:style-name="T1">System.out.println(5.45+"3,2"); }</text:span><text:span text:style-name="T2">} A) 5 </text:span><text:span text:style-name="T1">B) 5.4 C) 5.453,2 D) Compilation Fails </text:span></text:p>
      <text:p text:style-name="P44"><text:span text:style-name="T1">ANS) 5.453,2 </text:span></text:p>
      <text:p text:style-name="P3"><text:soft-page-break/><text:span text:style-name="T1">---------------------------------------------------------------------- QUESTION 38 ---------------------------------------------------------------------- What is the output of the below code: StringBuffer s = new StringBuffer("Hello"); </text:span></text:p>
      <text:p text:style-name="P116"><text:span text:style-name="T1">StringBuffer s1 = new StringBuffer("World"); s.append(s1); System.out.println(s); </text:span></text:p>
      <text:p text:style-name="P51"><text:span text:style-name="T1">A) Hello B) World C) Hello World D) Compilation Fails </text:span></text:p>
      <text:p text:style-name="P11"><text:span text:style-name="T1">ANS) Hello World </text:span></text:p>
      <text:p text:style-name="P3"><text:span text:style-name="T1">---------------------------------------------------------------------- QUESTION 39 ---------------------------------------------------------------------- What is the ouput of the below syntax: String s = "IDEAL"; </text:span></text:p>
      <text:p text:style-name="P117"><text:span text:style-name="T1">System.out.println(s.substring(0, s.length()-1)+(s.charAt(s.length()-1))); </text:span></text:p>
      <text:p text:style-name="P50"><text:span text:style-name="T1">A) IDE B) IDEAL C) IDEA D) Compilation Fails </text:span></text:p>
      <text:p text:style-name="P118"><text:span text:style-name="T1">ANS) IDEAL </text:span></text:p>
      <text:p text:style-name="P3"><text:span text:style-name="T1">---------------------------------------------------------------------- QUESTION 40 ---------------------------------------------------------------------- What is the output of the below code: </text:span></text:p>
      <text:p text:style-name="P119"><text:span text:style-name="T1">class Test{ </text:span></text:p>
      <text:p text:style-name="P79"><text:span text:style-name="T1">public static void main(String[] args) { StringBuffer buffer = new StringBuffer("HelloWorld"); buffer.insert(5, "test"); System.out.println(buffer); } </text:span><text:span text:style-name="T2">} A) Hellotest </text:span><text:span text:style-name="T1">B) HellotestWorld C) Compilation fails D) Runtime error </text:span></text:p>
      <text:p text:style-name="P12"><text:span text:style-name="T1">ANS) HellotestWorld </text:span></text:p>
      <text:p text:style-name="P3"><text:span text:style-name="T1">---------------------------------------------------------------------- QUESTION 41 </text:span></text:p>
      <text:p text:style-name="P1"><text:span text:style-name="T1">---------------------------------------------------------------------- What is the output of the below code: public class Test{ </text:span></text:p>
      <text:p text:style-name="P40"><text:span text:style-name="T1">public static void main(String[] args) { </text:span></text:p>
      <text:p text:style-name="P120"><text:span text:style-name="T1">String s = new String("IBM"); System.out.println(s.length()); }</text:span><text:span text:style-name="T2">} A) 2 </text:span><text:span text:style-name="T1">B) 3 C) Compilation fails D) runtime error </text:span></text:p>
      <text:p text:style-name="P32"><text:span text:style-name="T1">ANS) 3 </text:span></text:p>
      <text:p text:style-name="P3"><text:span text:style-name="T1">---------------------------------------------------------------------- QUESTION 42 ---------------------------------------------------------------------- What is the output of the below code: class Test{ </text:span></text:p>
      <text:p text:style-name="P40"><text:span text:style-name="T1">public static void main(String[] args) { </text:span></text:p>
      <text:p text:style-name="P121"><text:span text:style-name="T1">String str = "Good Morning"; str.concat("Hello"); System.out.println(str); }</text:span><text:span text:style-name="T2">} A) Good Morning </text:span><text:span text:style-name="T1">B) Good Morning Hello C) Compilation fails D) runtime error </text:span></text:p>
      <text:p text:style-name="P50"><text:span text:style-name="T1">ANS) Good Morning </text:span></text:p>
      <text:p text:style-name="P3"><text:soft-page-break/><text:span text:style-name="T1">---------------------------------------------------------------------- QUESTION 43 ---------------------------------------------------------------------- What is the output of the below code: class Test{ </text:span></text:p>
      <text:p text:style-name="P40"><text:span text:style-name="T1">public static void main(String[] args) { </text:span></text:p>
      <text:p text:style-name="P122"><text:span text:style-name="T1">StringBuffer buffer = new StringBuffer("Good"); </text:span></text:p>
      <text:p text:style-name="P123"><text:span text:style-name="T1">buffer.reverse(); System.out.println(buffer); }</text:span><text:span text:style-name="T2">} A) dooG </text:span><text:span text:style-name="T1">B) Good C) Compilation fails D) runtime error </text:span></text:p>
      <text:p text:style-name="P65"><text:span text:style-name="T1">ANS) dooG </text:span></text:p>
      <text:p text:style-name="P3"><text:span text:style-name="T1">---------------------------------------------------------------------- QUESTION 44 ---------------------------------------------------------------------- What is the output of the below code: public class DemoProgram { </text:span></text:p>
      <text:p text:style-name="P40"><text:span text:style-name="T1">public static void main(String[] args) { </text:span></text:p>
      <text:p text:style-name="P124"><text:span text:style-name="T1">System.out.println(5+4+"String"+7+1); }</text:span><text:span text:style-name="T2">} A) 54String71 </text:span><text:span text:style-name="T1">B) 9String8 C) 9String71 D) 54String8 </text:span></text:p>
      <text:p text:style-name="P125"><text:span text:style-name="T1">ANS) 9String71 </text:span></text:p>
      <text:p text:style-name="P3"><text:span text:style-name="T1">---------------------------------------------------------------------- QUESTION 45 ---------------------------------------------------------------------- What is the output of the below code: public class DemoProgram { </text:span></text:p>
      <text:p text:style-name="P40"><text:span text:style-name="T1">public static void main(String[] args) { </text:span></text:p>
      <text:p text:style-name="P126"><text:span text:style-name="T1">String str = "Hello World"; str.addAtIndex(5,"test"); }</text:span><text:span text:style-name="T2">} A) HellotestWorld </text:span><text:span text:style-name="T1">B) Hellotest </text:span></text:p>
      <text:p text:style-name="P45"><text:span text:style-name="T1">C) Compilation fails D) runtime error </text:span></text:p>
      <text:p text:style-name="P46"><text:span text:style-name="T1">ANS) Compilation fails </text:span></text:p>
      <text:p text:style-name="P3"><text:span text:style-name="T1">---------------------------------------------------------------------- QUESTION 46 ---------------------------------------------------------------------- class SuperClass { </text:span></text:p>
      <text:p text:style-name="P127"><text:span text:style-name="T1">public int doIt(String str, Integer... data)throws ArrayIndexOutOfBoundsException{ </text:span></text:p>
      <text:p text:style-name="P128"><text:span text:style-name="T1">String signature = "(String, Integer[])"; System.out.println(str + " " + signature); return 1; }}</text:span><text:span text:style-name="T2">public class Test extends SuperClass{ </text:span><text:span text:style-name="T1">public int doIt(String str, Integer... data) throws Exception </text:span></text:p>
      <text:p text:style-name="P129"><text:span text:style-name="T1">{ </text:span></text:p>
      <text:p text:style-name="P130"><text:span text:style-name="T1">String signature = "(String, Integer[])"; System.out.println("Overridden: " + str + " " + signature); return 0; } </text:span><text:span text:style-name="T2">public static void main(String... args) </text:span><text:span text:style-name="T1">{ </text:span></text:p>
      <text:p text:style-name="P131"><text:span text:style-name="T1">SuperClass sb = new Test(); try{ </text:span></text:p>
      <text:p text:style-name="P132"><text:span text:style-name="T1">sb.doIt("hello", 3); }catch(Exception e){ </text:span></text:p>
      <text:p text:style-name="P133"><text:soft-page-break/><text:span text:style-name="T1">} } </text:span><text:span text:style-name="T2">}What is the output of the above code? </text:span></text:p>
      <text:p text:style-name="P134"><text:span text:style-name="T1">A) Overridden:hello(String, Integer[]) B) hello (String, Integer[]) C) This code throws exception at run time D) compile time error </text:span></text:p>
      <text:p text:style-name="P93"><text:span text:style-name="T1">ANS) compile time error </text:span></text:p>
      <text:p text:style-name="P3"><text:span text:style-name="T1">---------------------------------------------------------------------- QUESTION 47 </text:span></text:p>
      <text:p text:style-name="P1"><text:span text:style-name="T1">---------------------------------------------------------------------- Pick runtime exception?.... A. ClassCastException B. FileNotFoundException C. NullPointerException D. SecurityException E. Above all </text:span></text:p>
      <text:p text:style-name="P20"><text:span text:style-name="T1">A) A,B,C B) C,D,E C) A,D,E D) A,C,D E) E </text:span></text:p>
      <text:p text:style-name="P135"><text:span text:style-name="T1">ANS) A,C,D </text:span></text:p>
      <text:p text:style-name="P3"><text:span text:style-name="T1">---------------------------------------------------------------------- QUESTION 48 ---------------------------------------------------------------------- public class Test { </text:span></text:p>
      <text:p text:style-name="P28"><text:span text:style-name="T1">public static void main(String args[]) { </text:span></text:p>
      <text:p text:style-name="P136"><text:span text:style-name="T1">try { </text:span></text:p>
      <text:p text:style-name="P137"><text:span text:style-name="T1">int a = args.length; </text:span></text:p>
      <text:p text:style-name="P138"><text:span text:style-name="T1">int b = 10 / a; System.out.print(a); try { </text:span></text:p>
      <text:p text:style-name="P139"><text:span text:style-name="T1">if (a == 1) </text:span></text:p>
      <text:p text:style-name="P140"><text:span text:style-name="T1">a = a / a - a; if (a == 2) { </text:span></text:p>
      <text:p text:style-name="P141"><text:span text:style-name="T1">int c[] = {1}; c[8] = 9; } </text:span></text:p>
      <text:p text:style-name="P142"><text:span text:style-name="T1">} </text:span></text:p>
      <text:p text:style-name="P143"><text:span text:style-name="T1">catch (ArrayIndexOutOfBoundsException e) { </text:span></text:p>
      <text:p text:style-name="P144"><text:span text:style-name="T1">System.out.println("TypeA"); } } </text:span></text:p>
      <text:p text:style-name="P145"><text:span text:style-name="T1">catch (ArithmeticException e) { System.out.println("TypeB"); } </text:span></text:p>
      <text:p text:style-name="P146"><text:span text:style-name="T1">} } </text:span><text:span text:style-name="T2">A) TypeA </text:span><text:span text:style-name="T1">B) 0TypeA C) 0TypeB D) TypeB </text:span></text:p>
      <text:p text:style-name="P118"><text:span text:style-name="T1">ANS) TypeB </text:span></text:p>
      <text:p text:style-name="P3"><text:soft-page-break/><text:span text:style-name="T1">---------------------------------------------------------------------- QUESTION 49 ---------------------------------------------------------------------- public class Test { </text:span></text:p>
      <text:p text:style-name="P147"><text:span text:style-name="T1">public static void main(String[] args) { try{ </text:span></text:p>
      <text:p text:style-name="P148"><text:span text:style-name="T1">System.out.println("String "+1/0); }catch(ArithmeticException ae){ </text:span></text:p>
      <text:p text:style-name="P149"><text:span text:style-name="T1">System.out.println("Catch block"); } </text:span></text:p>
      <text:p text:style-name="P150"><text:span text:style-name="T1">} }</text:span><text:span text:style-name="T2">What is the output of the program? </text:span></text:p>
      <text:p text:style-name="P151"><text:span text:style-name="T1">A) String Infinity Catch block B) String Catch block C) Catch block D) Infinity </text:span></text:p>
      <text:p text:style-name="P27"><text:span text:style-name="T1">ANS) Catch block </text:span></text:p>
      <text:p text:style-name="P152"><text:span text:style-name="T1">---------------------------------------------------------------------- QUESTION 50 ---------------------------------------------------------------------- In multiple catch clause which of the following statements are valid? </text:span></text:p>
      <text:p text:style-name="P153"><text:span text:style-name="T1">A) Super class block will execute first B) Sub class catch block will execute first C) Super class catch block will never execute D) Sub class catch block will never execute </text:span></text:p>
      <text:p text:style-name="P154"><text:span text:style-name="T1">ANS) Sub class catch block will execute first </text:span></text:p>
      <text:p text:style-name="P3"><text:span text:style-name="T1">---------------------------------------------------------------------- QUESTION 51 ---------------------------------------------------------------------- What is the output of the below code: public class Test { public static void main(String[] args) { </text:span></text:p>
      <text:p text:style-name="P156"><text:span text:style-name="T1">double x = 0, y = 5.4324; try { </text:span></text:p>
      <text:p text:style-name="P157"><text:span text:style-name="T1">System.out.println( (y/x) ); } </text:span><text:span text:style-name="T2">catch (Exception e) { </text:span><text:span text:style-name="T1">System.out.println("Exception"); } </text:span><text:span text:style-name="T2">catch (Throwable t) { </text:span><text:span text:style-name="T1">System.out.println("Error"); } } } </text:span></text:p>
      <text:p text:style-name="P158"><text:span text:style-name="T1">A) Exception B) Error C) Infinity D) Exception Error </text:span></text:p>
      <text:p text:style-name="P118"><text:span text:style-name="T1">ANS) Infinity </text:span></text:p>
      <text:p text:style-name="P3"><text:span text:style-name="T1">---------------------------------------------------------------------- QUESTION 52 ---------------------------------------------------------------------- What is the output of the below code: class OurCreatedException extends Exception{ </text:span></text:p>
      <text:p text:style-name="P160"><text:span text:style-name="T1">OurCreatedException(){ </text:span></text:p>
      <text:p text:style-name="P161"><text:span text:style-name="T1">super(); }</text:span><text:span text:style-name="T2">}class XYZ{ </text:span><text:span text:style-name="T1">public static void method(String name) throws OurCreatedException{ </text:span></text:p>
      <text:p text:style-name="P162"><text:span text:style-name="T1">if(name==null){ </text:span></text:p>
      <text:p text:style-name="P163"><text:span text:style-name="T1">throw new OurCreatedException(); } else{ </text:span></text:p>
      <text:p text:style-name="P164"><text:span text:style-name="T1">System.out.println("Welcome "+name); } </text:span><text:span text:style-name="T2">}}class Test{ </text:span><text:span text:style-name="T1">public static void main(String[] args) { </text:span></text:p>
      <text:p text:style-name="P165"><text:soft-page-break/><text:span text:style-name="T1">XYZ.method("John"); }</text:span><text:span text:style-name="T2">} A) Welcome John </text:span><text:span text:style-name="T1">B) null C) Compilation fails D) OurCreatedException thrown at run time </text:span></text:p>
      <text:p text:style-name="P46"><text:span text:style-name="T1">ANS) Compilation fails </text:span></text:p>
      <text:p text:style-name="P166"><text:span text:style-name="T1">---------------------------------------------------------------------- QUESTION 53 ---------------------------------------------------------------------- What type of Exception Occurs at the following snippet code: </text:span></text:p>
      <text:p text:style-name="P167"><text:span text:style-name="T1">Number n = new Integer(12); </text:span></text:p>
      <text:p text:style-name="P168"><text:span text:style-name="T1">Double d = (Double)n; System.out.println(d); </text:span></text:p>
      <text:p text:style-name="P39"><text:span text:style-name="T1">A) NumberFormatException B) ClassCastException C) InputMisMatchException D) None of the above </text:span></text:p>
      <text:p text:style-name="P169"><text:span text:style-name="T1">ANS) ClassCastException </text:span></text:p>
      <text:p text:style-name="P3"><text:span text:style-name="T1">---------------------------------------------------------------------- QUESTION 54 ---------------------------------------------------------------------- What is the output of the below code: public class DemoProgram { </text:span></text:p>
      <text:p text:style-name="P40"><text:span text:style-name="T1">public static void main(String[] args) { </text:span></text:p>
      <text:p text:style-name="P170"><text:span text:style-name="T1">try{ </text:span></text:p>
      <text:p text:style-name="P171"><text:span text:style-name="T1">int a=0,b=10; int c=a/b; System.out.println("Hello"); </text:span></text:p>
      <text:p text:style-name="P172"><text:span text:style-name="T1">}catch(ArithmeticException e){ </text:span></text:p>
      <text:p text:style-name="P173"><text:span text:style-name="T1">System.out.println("world"); } </text:span><text:span text:style-name="T2">}} A) world </text:span><text:span text:style-name="T1">B) Hello C) ArithmeticException D) Compilation fails </text:span></text:p>
      <text:p text:style-name="P108"><text:span text:style-name="T1">ANS) Hello </text:span></text:p>
      <text:p text:style-name="P3"><text:span text:style-name="T1">---------------------------------------------------------------------- QUESTION 55 ---------------------------------------------------------------------- What type of exception occurs in the below code: class Test{ </text:span></text:p>
      <text:p text:style-name="P40"><text:span text:style-name="T1">public static void main(String[] args) { </text:span></text:p>
      <text:p text:style-name="P174"><text:span text:style-name="T1">try{ int[] array = {1,3,5,6}; System.out.println(array[-1]); }catch(NegativeArraySizeException ne){ </text:span></text:p>
      <text:p text:style-name="P175"><text:span text:style-name="T1">ne.printStackTrace(); } catch(ArrayIndexOutOfBoundsException ae){ </text:span></text:p>
      <text:p text:style-name="P176"><text:span text:style-name="T1">ae.printStackTrace(); } </text:span><text:span text:style-name="T2">}} A) NegativeArraySizeException </text:span><text:span text:style-name="T1">B) ArrayIndexOutOfBoundsException C) both a &amp; b D) none of the above mentioned </text:span></text:p>
      <text:p text:style-name="P177"><text:span text:style-name="T1">ANS) ArrayIndexOutOfBoundsException </text:span></text:p>
      <text:p text:style-name="P3"><text:span text:style-name="T1">---------------------------------------------------------------------- QUESTION 56 ---------------------------------------------------------------------- </text:span></text:p>
      <text:p text:style-name="P178"><text:soft-page-break/><text:span text:style-name="T1">What is the output for the below code ? class Test{ public static void main(String args[]){ try{ System.out.println("one"); System.exit(0); }catch(Exception e){ System.out.println("two"); } finally{ System.out.println("three"); }</text:span><text:span text:style-name="T2">}} A) one </text:span><text:span text:style-name="T1">B) one two C) one two three D) two three </text:span></text:p>
      <text:p text:style-name="P87"><text:span text:style-name="T1">ANS) one </text:span></text:p>
      <text:p text:style-name="P179"><text:span text:style-name="T1">---------------------------------------------------------------------- QUESTION 57 ---------------------------------------------------------------------- Given that the current directory is empty, and that the user has read and write permissions, and the following: 11. import java.io.*; 12. public class DOS { 13. public static void main(String[] args) { 14. File dir = new File("dir"); 15. dir.mkdir(); 16. File f1 = new File(dir, "f1.txt"); 17. try { 18. f1.createNewFile(); 19. } catch (IOException e) { ; } 20. File newDir = new File("newDir"); 21. dir.renameTo(newDir); 22. } 23. } Which statement is true? A. Compilation fails. </text:span></text:p>
      <text:p text:style-name="P180"><text:span text:style-name="T1">B. The file system has a new empty directory named dir. C. The file system has a new empty directory named newDir. D. The file system has a directory named dir, containing a file f1.txt. E. The file system has a directory named newDir, containing a file f1.txt. </text:span></text:p>
      <text:p text:style-name="P4"><text:span text:style-name="T1">A) A B) B C) C D) D E) E </text:span></text:p>
      <text:p text:style-name="P114"><text:span text:style-name="T1">ANS) E </text:span></text:p>
      <text:p text:style-name="P3"><text:span text:style-name="T1">---------------------------------------------------------------------- QUESTION 58 ---------------------------------------------------------------------- public class ByteTest { </text:span></text:p>
      <text:p text:style-name="P40"><text:span text:style-name="T1">public static void main(String[] args) { </text:span></text:p>
      <text:p text:style-name="P181"><text:span text:style-name="T1">String obj = "abc"; </text:span></text:p>
      <text:p text:style-name="P182"><text:span text:style-name="T1">byte b[] = obj.getBytes(); ByteArrayInputStream obj1 = new ByteArrayInputStream(b); System.out.println((char)obj1.read()); }</text:span><text:span text:style-name="T2">What is the output? </text:span></text:p>
      <text:p text:style-name="P183"><text:span text:style-name="T1">A) a B) b C) c D) abc E) 97 </text:span></text:p>
      <text:p text:style-name="P32"><text:span text:style-name="T1">ANS) a </text:span></text:p>
      <text:p text:style-name="P3"><text:span text:style-name="T1">---------------------------------------------------------------------- QUESTION 59 ---------------------------------------------------------------------- What is the ouput of the below code: </text:span></text:p>
      <text:p text:style-name="P184"><text:span text:style-name="T1">import java.io.*; class files { </text:span></text:p>
      <text:p text:style-name="P185"><text:span text:style-name="T1">public static void main(String args[]) { </text:span></text:p>
      <text:p text:style-name="P186"><text:span text:style-name="T1">File obj = new File("/FilesDemo/DemoPrograms"); System.out.print(obj.getAbsolutePath()); </text:span></text:p>
      <text:p text:style-name="P187"><text:span text:style-name="T1">} } </text:span></text:p>
      <text:p text:style-name="P188"><text:span text:style-name="T1">A) FilesDemo/DemoPrograms B) /FilesDemo/DemoPrograms/ C) /FilesDemo/DemoPrograms D) Compilation fails </text:span></text:p>
      <text:p text:style-name="P189"><text:span text:style-name="T1">ANS) /FilesDemo/DemoPrograms </text:span></text:p>
      <text:p text:style-name="P3"><text:span text:style-name="T1">---------------------------------------------------------------------- QUESTION 60 ---------------------------------------------------------------------- What is the output of below code, </text:span></text:p>
      <text:p text:style-name="P190"><text:span text:style-name="T1">File f = new File("c:\\test\\abc.txt"); System.out.println(f.getName()); </text:span></text:p>
      <text:p text:style-name="P191"><text:soft-page-break/><text:span text:style-name="T1">A) abc B) abc.txt C) c:\test\abc.txt D) compile error </text:span></text:p>
      <text:p text:style-name="P192"><text:span text:style-name="T1">ANS) abc.txt </text:span></text:p>
      <text:p text:style-name="P3"><text:span text:style-name="T1">---------------------------------------------------------------------- QUESTION 61 ---------------------------------------------------------------------- What is the output of the below code: class Test { </text:span></text:p>
      <text:p text:style-name="P28"><text:span text:style-name="T1">public static void main(String[] args) { </text:span></text:p>
      <text:p text:style-name="P136"><text:span text:style-name="T1">try { </text:span></text:p>
      <text:p text:style-name="P193"><text:span text:style-name="T1">Myclass object1 = new Myclass("Hello", -7, 2.1e10); FileOutputStream fos = new FileOutputStream("serial"); ObjectOutputStream oos = new ObjectOutputStream(fos); </text:span></text:p>
      <text:p text:style-name="P194"><text:span text:style-name="T1">oos.writeObject(object1); oos.flush(); oos.close(); } catch(Exception e) { </text:span></text:p>
      <text:p text:style-name="P195"><text:span text:style-name="T1">System.out.println("Serialization" + e); </text:span></text:p>
      <text:p text:style-name="P196"><text:span text:style-name="T1">System.exit(0); } </text:span></text:p>
      <text:p text:style-name="P197"><text:span text:style-name="T1">try { </text:span></text:p>
      <text:p text:style-name="P198"><text:span text:style-name="T1">int x; FileInputStream fis = new FileInputStream("serial"); ObjectInputStream ois = new ObjectInputStream(fis); </text:span></text:p>
      <text:p text:style-name="P199"><text:span text:style-name="T1">x = ois.readInt(); ois.close(); System.out.println(x); } catch (Exception e) { </text:span></text:p>
      <text:p text:style-name="P200"><text:span text:style-name="T1">System.out.print("deserialization"); System.exit(0); } } }</text:span><text:span text:style-name="T2">class Myclass implements Serializable { </text:span><text:span text:style-name="T1">String s; int i; double d; </text:span></text:p>
      <text:p text:style-name="P201"><text:span text:style-name="T1">Myclass(String s, int i, double d){ this.d = d; this.i = i; this.s = s; }</text:span><text:span text:style-name="T2">} A) -7 </text:span><text:span text:style-name="T1">B) Hello C) Serialization D) deserialization </text:span></text:p>
      <text:p text:style-name="P202"><text:span text:style-name="T1">ANS) deserialization </text:span></text:p>
      <text:p text:style-name="P3"><text:span text:style-name="T1">---------------------------------------------------------------------- QUESTION 62 ---------------------------------------------------------------------- What will be the result of compiling and run the following code: import java.io.File; public class Test { </text:span></text:p>
      <text:p text:style-name="P203"><text:span text:style-name="T1">public static void main(String... args) throws Exception { </text:span></text:p>
      <text:p text:style-name="P204"><text:span text:style-name="T1">File myDir = new File("test"); // myDir.mkdir(); </text:span></text:p>
      <text:p text:style-name="P205"><text:span text:style-name="T1">File myFile = new File( myDir, "test.txt"); myFile.createNewFile(); }} </text:span><text:span text:style-name="T2">A) create directory "test" and a file name as "test.txt </text:span><text:span text:style-name="T1">B) java.io.IOException C) Compile with error D) None of the above </text:span></text:p>
      <text:p text:style-name="P206"><text:span text:style-name="T1">ANS) java.io.IOException </text:span></text:p>
      <text:p text:style-name="P207"><text:span text:style-name="T1">---------------------------------------------------------------------- QUESTION 63 ---------------------------------------------------------------------- What is the output of the below snippet code: File f = new File("D:\\workspace\\DemoPrograms\\samplefile.txt"); </text:span></text:p>
      <text:p text:style-name="P208"><text:soft-page-break/><text:span text:style-name="T1">System.out.println(f.getAbsolutePath()); </text:span></text:p>
      <text:p text:style-name="P209"><text:span text:style-name="T1">A) D:\\workspace\\DemoPrograms\\samplefile.txt B) D:\workspace\DemoPrograms\samplefile.txt C) workspace\DemoPrograms\samplefile.txt D) workspace\\DemoPrograms\\samplefile.txt </text:span></text:p>
      <text:p text:style-name="P210"><text:span text:style-name="T1">ANS) D:\workspace\DemoPrograms\samplefile.txt </text:span></text:p>
      <text:p text:style-name="P211"><text:span text:style-name="T1">---------------------------------------------------------------------- QUESTION 64 ---------------------------------------------------------------------- What is the output for the below code? public class A { public A() { System.out.println("A") }}</text:span><text:span text:style-name="T2">public class B extends A implements Serializable { </text:span><text:span text:style-name="T1">public B() { System.out.println("B") }}</text:span><text:span text:style-name="T2">public class Test { </text:span><text:span text:style-name="T1">public static void main(String... args) throws Exception { B b = new B() ObjectOutputStream save = new ObjectOutputStream(new FileOutputStream("datafile")) </text:span></text:p>
      <text:p text:style-name="P212"><text:span text:style-name="T1">save.writeObject(b) save.flush() ObjectInputStream restore = new ObjectInputStream(new FileInputStream("datafile")) B z = (B) restore.readObject() }} </text:span><text:span text:style-name="T2">A) A B A B </text:span><text:span text:style-name="T1">B) A B C) B A B D) A B A </text:span></text:p>
      <text:p text:style-name="P213"><text:span text:style-name="T1">ANS) A B A </text:span></text:p>
      <text:p text:style-name="P3"><text:span text:style-name="T1">---------------------------------------------------------------------- QUESTION 65 ---------------------------------------------------------------------- What is the ouput of the below code: </text:span></text:p>
      <text:p text:style-name="P214"><text:span text:style-name="T1">import java.io.*; </text:span></text:p>
      <text:p text:style-name="P215"><text:span text:style-name="T1">class Chararrayinput { </text:span></text:p>
      <text:p text:style-name="P216"><text:span text:style-name="T1">public static void main(String[] args) { String obj = "abcdef"; </text:span></text:p>
      <text:p text:style-name="P217"><text:span text:style-name="T1">int length = obj.length(); char c[] = new char[length]; obj.getChars(0, length, c, 0); CharArrayReader input1 = new CharArrayReader(c); CharArrayReader input2 = new CharArrayReader(c, 0, 3); int i; try { while((i = input2.read()) != -1) { </text:span></text:p>
      <text:p text:style-name="P218"><text:span text:style-name="T1">System.out.print((char)i); } } catch (IOException e) { </text:span></text:p>
      <text:p text:style-name="P219"><text:span text:style-name="T1">e.printStackTrace(); } </text:span><text:span text:style-name="T2">} </text:span><text:span text:style-name="T1">} </text:span></text:p>
      <text:p text:style-name="P220"><text:span text:style-name="T1">A) abc B) abcd C) abcde </text:span></text:p>
      <text:p text:style-name="P88"><text:span text:style-name="T1">D) abcdef </text:span></text:p>
      <text:p text:style-name="P25"><text:span text:style-name="T1">ANS) abc </text:span></text:p>
      <text:p text:style-name="P221"><text:span text:style-name="T1">---------------------------------------------------------------------- QUESTION 66 ---------------------------------------------------------------------- Which of the following code retrieves the body of the request as binary data? </text:span></text:p>
      <text:p text:style-name="P222"><text:span text:style-name="T1">A - new InputStream() </text:span></text:p>
      <text:p text:style-name="P223"><text:span text:style-name="T1">B - response.getInputStream() </text:span></text:p>
      <text:p text:style-name="P224"><text:span text:style-name="T1">C - request.getInputStream() </text:span></text:p>
      <text:p text:style-name="P225"><text:span text:style-name="T1">D - None of the above. </text:span></text:p>
      <text:p text:style-name="P4"><text:soft-page-break/><text:span text:style-name="T1">A) A B) B C) C D) D </text:span></text:p>
      <text:p text:style-name="P7"><text:span text:style-name="T1">ANS) C </text:span></text:p>
      <text:p text:style-name="P3"><text:span text:style-name="T1">---------------------------------------------------------------------- QUESTION 67 ---------------------------------------------------------------------- class MyThread implements Runnable { </text:span></text:p>
      <text:p text:style-name="P226"><text:span text:style-name="T1">public void run(){ System.out.println("Running MyThread"); }</text:span><text:span text:style-name="T2">}// end of MyThread </text:span><text:span text:style-name="T1">class YourThread extends Thread { public YourThread(Runnable r) { super(r); } </text:span><text:span text:style-name="T2">public void run(){ </text:span><text:span text:style-name="T1">System.out.println("Running YourThread"); }</text:span><text:span text:style-name="T2">}// end of YourThread </text:span></text:p>
      <text:p text:style-name="P227"><text:span text:style-name="T1">public class Test { </text:span></text:p>
      <text:p text:style-name="P41"><text:span text:style-name="T1">public static void main(String args[]) { </text:span></text:p>
      <text:p text:style-name="P82"><text:span text:style-name="T1">MyThread t1 = new MyThread(); YourThread t2 = new YourThread(t1); t2.start(); }</text:span><text:span text:style-name="T2">}What will be the ouput of the above Code? </text:span></text:p>
      <text:p text:style-name="P228"><text:span text:style-name="T1">A) Running MyThread B) Running YourThread C) Running MyThread Running YourThread D) Compilation fails E) Runtime error </text:span></text:p>
      <text:p text:style-name="P229"><text:span text:style-name="T1">ANS) Running YourThread </text:span></text:p>
      <text:p text:style-name="P230"><text:span text:style-name="T1">---------------------------------------------------------------------- QUESTION 68 ---------------------------------------------------------------------- public class Test { public static void main (String[] args) { new Test().go(); }</text:span><text:span text:style-name="T2">public void go() { </text:span><text:span text:style-name="T1">Runnable r = new Runnable() { public void run() { System.out.print("foo"); } };</text:span><text:span text:style-name="T2">Thread t = new Thread(r); </text:span><text:span text:style-name="T1">t.start(); t.start(); } } What is the result? </text:span></text:p>
      <text:p text:style-name="P231"><text:span text:style-name="T1">A) An exception is thrown at runtime. B) Compilation fails. C) The code executes normally and prints "foo". D) The code executes normally, but nothing is printed. </text:span></text:p>
      <text:p text:style-name="P232"><text:span text:style-name="T1">ANS) An exception is thrown at runtime. </text:span></text:p>
      <text:p text:style-name="P3"><text:span text:style-name="T1">---------------------------------------------------------------------- QUESTION 69 ---------------------------------------------------------------------- What is the output of the below code: </text:span></text:p>
      <text:p text:style-name="P123"><text:span text:style-name="T1">class Test extends Thread{ </text:span></text:p>
      <text:p text:style-name="P40"><text:span text:style-name="T1">public static void main(String[] args) { </text:span></text:p>
      <text:p text:style-name="P233"><text:span text:style-name="T1">Test t = new Test(); t.setName("Thread 0"); t.start(); } </text:span><text:span text:style-name="T2">public void run(){ </text:span><text:span text:style-name="T1">System.out.println(Thread.currentThread().getName()); }</text:span><text:span text:style-name="T2">} A) Thread 0 </text:span><text:span text:style-name="T1">B) main Thread 0 C) Compilation error D) Runtime error </text:span></text:p>
      <text:p text:style-name="P111"><text:span text:style-name="T1">ANS) Thread 0 </text:span></text:p>
      <text:p text:style-name="P3"><text:span text:style-name="T1">---------------------------------------------------------------------- QUESTION 70 ---------------------------------------------------------------------- What is the output of the below code: class Test{ </text:span></text:p>
      <text:p text:style-name="P40"><text:span text:style-name="T1">public static void main(String[] args) { </text:span></text:p>
      <text:p text:style-name="P234"><text:span text:style-name="T1">new Thread(new Runnable() { </text:span></text:p>
      <text:p text:style-name="P235"><text:span text:style-name="T1">@Override </text:span></text:p>
      <text:p text:style-name="P236"><text:soft-page-break/><text:span text:style-name="T1">public void run() { </text:span></text:p>
      <text:p text:style-name="P237"><text:span text:style-name="T1">System.out.println("Thread running"); } }).start(); }</text:span><text:span text:style-name="T2">} A) Thread running </text:span><text:span text:style-name="T1">B) No output C) Compilation error D) Runtime error </text:span></text:p>
      <text:p text:style-name="P238"><text:span text:style-name="T1">ANS) Thread running </text:span></text:p>
      <text:p text:style-name="P3"><text:span text:style-name="T1">---------------------------------------------------------------------- </text:span></text:p>
      <text:p text:style-name="P1"><text:span text:style-name="T1">QUESTION 71 ---------------------------------------------------------------------- What is the output of the below code: class Test{ public static void main(String[] args) { </text:span></text:p>
      <text:p text:style-name="P239"><text:span text:style-name="T1">Thread t = new Thread(); System.out.println(t.currentThread().getPriority()); }</text:span><text:span text:style-name="T2">} A) 1 </text:span><text:span text:style-name="T1">B) 3 C) 5 D) 7 </text:span></text:p>
      <text:p text:style-name="P32"><text:span text:style-name="T1">ANS) 5 </text:span></text:p>
      <text:p text:style-name="P3"><text:span text:style-name="T1">---------------------------------------------------------------------- QUESTION 72 ---------------------------------------------------------------------- What is the output of the below code: public class Test { </text:span></text:p>
      <text:p text:style-name="P240"><text:span text:style-name="T1">public static void main(String[] args){ </text:span></text:p>
      <text:p text:style-name="P241"><text:span text:style-name="T1">System.out.println(Thread.currentThread().getName()); } </text:span><text:span text:style-name="T2">} A) mainthread </text:span><text:span text:style-name="T1">B) Thread C) main D) currentThread </text:span></text:p>
      <text:p text:style-name="P242"><text:span text:style-name="T1">ANS) main </text:span></text:p>
      <text:p text:style-name="P3"><text:span text:style-name="T1">---------------------------------------------------------------------- QUESTION 73 ---------------------------------------------------------------------- What will be the output of the program? class MyThread extends Thread{ MyThread(){} MyThread(Runnable r){ </text:span></text:p>
      <text:p text:style-name="P243"><text:span text:style-name="T1">super();} </text:span></text:p>
      <text:p text:style-name="P83"><text:span text:style-name="T1">public void run(){ System.out.println("Inside Thread"); }}</text:span><text:span text:style-name="T2">class MyRunnable implements Runnable{ </text:span><text:span text:style-name="T1">public void run(){ System.out.println("Inside Runnable"); }}</text:span><text:span text:style-name="T2">class Test{ </text:span><text:span text:style-name="T1">public static void main(String[] args){ new MyThread().start(); new MyThread(new MyRunnable()).start(); }</text:span><text:span text:style-name="T2">} A) Inside Thread </text:span><text:span text:style-name="T1">Inside Thread B) Inside Thread Inside Runnable C) Does Not compile D) Throw Exception at runtime </text:span></text:p>
      <text:p text:style-name="P244"><text:span text:style-name="T1">ANS) Inside Thread Inside Thread </text:span></text:p>
      <text:p text:style-name="P3"><text:span text:style-name="T1">---------------------------------------------------------------------- QUESTION 74 ---------------------------------------------------------------------- Which methods belong to Thread Class a. wait() b. run() c. start() d. notify e. notifyAll() f. interrupt() </text:span></text:p>
      <text:p text:style-name="P245"><text:span text:style-name="T1">A) a,b,d B) c,d,e,f C) b,c,f D) b,d,e,f </text:span></text:p>
      <text:p text:style-name="P247"><text:span text:style-name="T1">ANS) b,c,f </text:span></text:p>
      <text:p text:style-name="P248"><text:span text:style-name="T1">---------------------------------------------------------------------- QUESTION 75 ---------------------------------------------------------------------- Assume the following method is properly synchronized and called from a thread A on an object B wait(2000); After calling this method , when will the thread A become a candidate to get another turn at the CPU? </text:span></text:p>
      <text:p text:style-name="P250"><text:span text:style-name="T1">A) Two seconds after thread A is notified B) After thread A is notified or after two seconds C) Two seconds after lock B is released D) After the lock on B is released or after two seconds </text:span></text:p>
      <text:p text:style-name="P251"><text:span text:style-name="T1">ANS) After thread A is notified or after two seconds </text:span></text:p>
      <text:p text:style-name="P252"><text:soft-page-break/><text:span text:style-name="T1">---------------------------------------------------------------------- QUESTION 76 ---------------------------------------------------------------------- Given: 1. import java.util.* 2. public class WrappedString { 3. private String s 4. public WrappedString(String s) { this.s = s } 5. public static void main(String[] args) { 6. HashSet hs = new HashSet() 7. WrappedString ws1 = new WrappedString("aardvark") 8. WrappedString ws2 = new WrappedString("aardvark") 9. String s1 = new String("aardvark") 10. String s2 = new String("aardvark") 11. hs.add(ws1) hs.add(ws2) hs.add(s1) hs.add(s2) 12. System.out.println(hs.size()) } } What is the result? </text:span></text:p>
      <text:p text:style-name="P253"><text:span text:style-name="T1">A) 1 B) 2 C) 3 D) 4 </text:span></text:p>
      <text:p text:style-name="P32"><text:span text:style-name="T1">ANS) 3 </text:span></text:p>
      <text:p text:style-name="P3"><text:span text:style-name="T1">---------------------------------------------------------------------- QUESTION 77 </text:span></text:p>
      <text:p text:style-name="P255"><text:span text:style-name="T1">---------------------------------------------------------------------- A programmer has an algorithm that requires a java.util.List that provides an efficient implementation of add(0, object), but does NOT need to support quick random access. What supports these requirements? A. java.util.Queue B. java.util.ArrayList C. java.util.LinearList D. java.util.LinkedList </text:span></text:p>
      <text:p text:style-name="P4"><text:span text:style-name="T1">A) A B) B C) C D) D </text:span></text:p>
      <text:p text:style-name="P7"><text:span text:style-name="T1">ANS) D </text:span></text:p>
      <text:p text:style-name="P256"><text:span text:style-name="T1">---------------------------------------------------------------------- QUESTION 78 ---------------------------------------------------------------------- Given: 34. HashMap props = new HashMap(); 35. props.put("key45", "some value"); 36. props.put("key12", "some other value"); 37. props.put("key39", "yet another value"); 38. Set s = props.keySet(); 39. // insert code here What, inserted at line 39, will sort the keys in the props HashMap? A. Arrays.sort(s); B. s = new TreeSet(s); C. Collections.sort(s); D. s = new SortedSet(s); </text:span></text:p>
      <text:p text:style-name="P4"><text:span text:style-name="T1">A) A B) B C) C D) D </text:span></text:p>
      <text:p text:style-name="P114"><text:span text:style-name="T1">ANS) B </text:span></text:p>
      <text:p text:style-name="P3"><text:span text:style-name="T1">---------------------------------------------------------------------- QUESTION 79 </text:span></text:p>
      <text:p text:style-name="P1"><text:span text:style-name="T1">---------------------------------------------------------------------- Given: import java.util.ArrayList; class Test{ </text:span></text:p>
      <text:p text:style-name="P40"><text:span text:style-name="T1">public static void main(String[] args) { </text:span></text:p>
      <text:p text:style-name="P257"><text:span text:style-name="T1">ArrayList&lt;String&gt; m = new ArrayList&lt;String&gt;(); m.add("some string");//line3 m.add(54);//line4 m.add(new ArrayList&lt;Integer&gt;().add(70));//line5 m.add(new ArrayList&lt;String&gt;().add("some string"));//line6 }</text:span><text:span text:style-name="T2">} A) Compilation fails at line3 </text:span><text:span text:style-name="T1">B) Compilation fails at line4 C) Compilation fails at line5 D) Compilation fails at line6 </text:span></text:p>
      <text:p text:style-name="P258"><text:span text:style-name="T1">ANS) Compilation fails at line4 </text:span></text:p>
      <text:p text:style-name="P3"><text:span text:style-name="T1">---------------------------------------------------------------------- QUESTION 80 ---------------------------------------------------------------------- What is the output for the below code ? import java.util.LinkedList; import java.util.Queue; public class Test { </text:span></text:p>
      <text:p text:style-name="P259"><text:span text:style-name="T1">public static void main(String... args) { </text:span></text:p>
      <text:p text:style-name="P260"><text:span text:style-name="T1">Queue q = new LinkedList(); q.add("newyork"); q.add("ca"); q.add("texas"); show(q); } public static void show(Queue q) { </text:span></text:p>
      <text:p text:style-name="P261"><text:span text:style-name="T1">q.add(new Integer(11)); while (!q.isEmpty ( ) ) </text:span></text:p>
      <text:p text:style-name="P262"><text:span text:style-name="T1">System.out.print(q.poll() + " "); } } </text:span><text:span text:style-name="T2">A) newyork ca texas 11 </text:span></text:p>
      <text:p text:style-name="P263"><text:span text:style-name="T1">B) ca newyork texas 11 C) 11 texas ca newyork D) Compile error : Integer can't add </text:span></text:p>
      <text:p text:style-name="P264"><text:soft-page-break/><text:span text:style-name="T1">ANS) newyork ca texas 11 </text:span></text:p>
      <text:p text:style-name="P3"><text:span text:style-name="T1">---------------------------------------------------------------------- QUESTION 81 ---------------------------------------------------------------------- What is the output for the below code ? public class Test { </text:span></text:p>
      <text:p text:style-name="P265"><text:span text:style-name="T1">public static void main(String argv[]){ </text:span></text:p>
      <text:p text:style-name="P266"><text:span text:style-name="T1">ArrayList list = new ArrayList(); ArrayList listStr = list; ArrayList listBuf = list; listStr.add(0, "Hello"); StringBuffer buff = (StringBuffer) listBuf.get(0);; </text:span></text:p>
      <text:p text:style-name="P267"><text:span text:style-name="T1">System.out.println(buff.toString()); }} </text:span></text:p>
      <text:p text:style-name="P268"><text:span text:style-name="T1">A) Hello B) Compile time error C) java.lang.ClassCastException D) null </text:span></text:p>
      <text:p text:style-name="P269"><text:span text:style-name="T1">ANS) java.lang.ClassCastException </text:span></text:p>
      <text:p text:style-name="P3"><text:span text:style-name="T1">---------------------------------------------------------------------- QUESTION 82 ---------------------------------------------------------------------- What is the output of below code? public class Bean{ private String str Bean(String str ){ this.str = str }</text:span><text:span text:style-name="T2">public String getStr() { </text:span><text:span text:style-name="T1">return str }</text:span><text:span text:style-name="T2">public boolean equals(Object o){ </text:span><text:span text:style-name="T1">if (!(o instanceof Bean)) { return false </text:span></text:p>
      <text:p text:style-name="P270"><text:span text:style-name="T1">}</text:span><text:span text:style-name="T2">return ((Bean) o).getStr().equals(str) </text:span><text:span text:style-name="T1">}</text:span><text:span text:style-name="T2">public int hashCode() { </text:span><text:span text:style-name="T1">return 12345 }</text:span><text:span text:style-name="T2">public String toString() { </text:span><text:span text:style-name="T1">return str }</text:span><text:span text:style-name="T2">}import java.util.HashSet </text:span><text:span text:style-name="T1">public class Test { public static void main(String ... sss) { HashSet myMap = new HashSet() String s1 = new String("das") String s2 = new String("das") Bean s3 = new Bean("abcdef") Bean s4 = new Bean("abcdef") myMap.add(s1) myMap.add(s2) myMap.add(s3) myMap.add(s4) System.out.println(myMap) }</text:span><text:span text:style-name="T2">} A) das abcdef </text:span><text:span text:style-name="T1">B) das abcdef das abcdef C) das das abcdef abcdef D) das </text:span></text:p>
      <text:p text:style-name="P110"><text:span text:style-name="T1">ANS) das abcdef </text:span></text:p>
      <text:p text:style-name="P3"><text:span text:style-name="T1">---------------------------------------------------------------------- QUESTION 83 ---------------------------------------------------------------------- What is the output of the below code: import java.util.*; </text:span></text:p>
      <text:p text:style-name="P271"><text:span text:style-name="T1">class genericstack &lt;E&gt; { </text:span></text:p>
      <text:p text:style-name="P272"><text:span text:style-name="T1">Stack &lt;E&gt; stk = new Stack &lt;E&gt;(); public void push(E obj) { </text:span></text:p>
      <text:p text:style-name="P273"><text:span text:style-name="T1">stk.push(obj); </text:span></text:p>
      <text:p text:style-name="P274"><text:span text:style-name="T1">} </text:span><text:span text:style-name="T2">public E pop() { </text:span></text:p>
      <text:p text:style-name="P275"><text:span text:style-name="T1">E obj = stk.pop(); return obj; } </text:span></text:p>
      <text:p text:style-name="P96"><text:span text:style-name="T1">} public class Test { </text:span></text:p>
      <text:p text:style-name="P185"><text:span text:style-name="T1">public static void main(String args[]) { </text:span></text:p>
      <text:p text:style-name="P276"><text:span text:style-name="T1">genericstack &lt;String&gt; gs1 = new genericstack&lt;String&gt;(); gs1.push("Hello"); System.out.print(gs1.pop() + " "); genericstack &lt;Integer&gt; gs2 = new genericstack&lt;Integer&gt;(); gs2.push(36); System.out.println(gs2.pop()); } } </text:span></text:p>
      <text:p text:style-name="P277"><text:span text:style-name="T1">A) Hello B) 36 C) compile time error D) run time error E) Hello 36 </text:span></text:p>
      <text:p text:style-name="P279"><text:span text:style-name="T1">ANS) Hello 36 </text:span></text:p>
      <text:p text:style-name="P3"><text:soft-page-break/><text:span text:style-name="T1">---------------------------------------------------------------------- QUESTION 84 ---------------------------------------------------------------------- What is the output of the below code: public class Test { public static void main(String[] args) { </text:span></text:p>
      <text:p text:style-name="P280"><text:span text:style-name="T1">List&lt;String&gt; list = new ArrayList(); list.add("test"); list.add(123); list.add('c'); System.out.println(list); }</text:span><text:span text:style-name="T2">} A) [test,123,c] </text:span><text:span text:style-name="T1">B) No output C) compilation fails </text:span></text:p>
      <text:p text:style-name="P281"><text:span text:style-name="T1">D) Runtime error </text:span></text:p>
      <text:p text:style-name="P46"><text:span text:style-name="T1">ANS) Compilation fails </text:span></text:p>
      <text:p text:style-name="P3"><text:span text:style-name="T1">---------------------------------------------------------------------- QUESTION 85 ---------------------------------------------------------------------- What is the output of the below code? public class Test { </text:span></text:p>
      <text:p text:style-name="P40"><text:span text:style-name="T1">public static void main(String[] args) { </text:span></text:p>
      <text:p text:style-name="P282"><text:span text:style-name="T1">List&lt;Integer&gt; list = new ArrayList&lt;Integer&gt;(); list.add(9); list.add(8); list.add(2); list.add(5); list.add(1); Iterator itr = list.iterator(); Collections.reverse(list); Collections.sort(list); while(itr.hasNext()){ </text:span></text:p>
      <text:p text:style-name="P283"><text:span text:style-name="T1">System.out.println(itr.next()); } </text:span><text:span text:style-name="T2">}} A) 9 </text:span><text:span text:style-name="T1">8</text:span><text:span text:style-name="T2">251B) 1 </text:span><text:span text:style-name="T1">5</text:span><text:span text:style-name="T2">289C) 1 </text:span><text:span text:style-name="T1">2</text:span><text:span text:style-name="T2">589D) 1 </text:span><text:span text:style-name="T1">2 </text:span></text:p>
      <text:p text:style-name="P1"><text:span text:style-name="T1">9</text:span><text:span text:style-name="T2">85 ANS) 1 </text:span><text:span text:style-name="T1">2</text:span><text:span text:style-name="T2">589 ---------------------------------------------------------------------- </text:span><text:span text:style-name="T1">QUESTION 86 ---------------------------------------------------------------------- Whats is the output of the below code: class Test extends Thread{ </text:span></text:p>
      <text:p text:style-name="P40"><text:span text:style-name="T1">public static void main(String[] args) { </text:span></text:p>
      <text:p text:style-name="P284"><text:span text:style-name="T1">Vector v = new Vector(3,2); v.add("data 1"); v.add("data 2"); v.add("data 3"); v.removeAll(v); System.out.println(v.isEmpty()); }</text:span><text:span text:style-name="T2">} A) true </text:span><text:span text:style-name="T1">B) false C) comiplation fails D) Runtime error </text:span></text:p>
      <text:p text:style-name="P69"><text:span text:style-name="T1">ANS) true </text:span></text:p>
      <text:p text:style-name="P285"><text:span text:style-name="T1">---------------------------------------------------------------------- QUESTION 87 ---------------------------------------------------------------------- Which collection class allows you to associate its elements with key values, and allows you to retrieve objects in FIFO (first-in, first-out) sequence? </text:span></text:p>
      <text:p text:style-name="P58"><text:span text:style-name="T1">A) java.util.ArrayList B) java.util.LinkedHashMap C) java.util.HashMap D) java.util.TreeMap </text:span></text:p>
      <text:p text:style-name="P286"><text:span text:style-name="T1">ANS) java.util.LinkedHashMap </text:span></text:p>
      <text:p text:style-name="P3"><text:span text:style-name="T1">---------------------------------------------------------------------- QUESTION 88 ---------------------------------------------------------------------- What is the output of the below code: </text:span></text:p>
      <text:p text:style-name="P119"><text:span text:style-name="T1">class Test{ </text:span></text:p>
      <text:p text:style-name="P287"><text:span text:style-name="T1">public static void main(String[] args) { Stack&lt;String&gt; data = new Stack(); data.add("test"); data.add("hello"); data.add(123); System.out.println(data); } </text:span><text:span text:style-name="T2">} A) test </text:span><text:span text:style-name="T1">hello 123 B) test hello C) Compilation fails D) run time error </text:span></text:p>
      <text:p text:style-name="P46"><text:span text:style-name="T1">ANS) Compilation fails </text:span></text:p>
      <text:p text:style-name="P3"><text:span text:style-name="T1">---------------------------------------------------------------------- QUESTION 89 ---------------------------------------------------------------------- class Test{ </text:span></text:p>
      <text:p text:style-name="P40"><text:span text:style-name="T1">public static void main(String[] args) { </text:span></text:p>
      <text:p text:style-name="P288"><text:soft-page-break/><text:span text:style-name="T1">HashMap map = new HashMap(); map.put(null, "one"); map.put(null,"two"); map.put(3, "three"); map.put(4, "four"); Iterator entries = map.entrySet().iterator(); while(entries.hasNext()){ </text:span></text:p>
      <text:p text:style-name="P289"><text:span text:style-name="T1">Map.Entry entry = (Map.Entry) entries.next(); System.out.println("key "+entry.getKey()+" value "+entry.getValue()); </text:span></text:p>
      <text:p text:style-name="P290"><text:span text:style-name="T1">} </text:span><text:span text:style-name="T2">}}What is the ouput of the above code? </text:span></text:p>
      <text:p text:style-name="P291"><text:span text:style-name="T1">A) key null value null key null value two key 3 value three key 4 value four B) key null value one two key 3 value three key 4 value four C) key null value two key 3 value three key 4 value four D) None of the above </text:span></text:p>
      <text:p text:style-name="P228"><text:span text:style-name="T1">ANS) key null value two key 3 value three key 4 value four </text:span></text:p>
      <text:p text:style-name="P3"><text:span text:style-name="T1">---------------------------------------------------------------------- QUESTION 90 ---------------------------------------------------------------------- class Test { </text:span></text:p>
      <text:p text:style-name="P292"><text:span text:style-name="T1">public static void main(String[] args) { List&lt;Object&gt; list = new ArrayList&lt;String&gt;();/*error at line 3*/ list.add("test");/*error at line 4*/ list.add(new Integer(1));/*error at line 5*/ list.add(new Double(1.23223));/*error at line 6*/ list.add(12.3f);/*error at line 7*/ </text:span></text:p>
      <text:p text:style-name="P293"><text:span text:style-name="T1">} } </text:span><text:span text:style-name="T2">A) test </text:span><text:span text:style-name="T1">1</text:span><text:span text:style-name="T2">1.23223 </text:span><text:span text:style-name="T1">12.3 B) Error at line 3 C) Error at line 4 D) Error at line 5 E) Error at line 6 </text:span></text:p>
      <text:p text:style-name="P294"><text:span text:style-name="T1">ANS) Error at line 3 </text:span></text:p>
      <text:p text:style-name="P3"><text:span text:style-name="T1">---------------------------------------------------------------------- QUESTION 91 ---------------------------------------------------------------------- What is the output of the below code: public class Test { </text:span></text:p>
      <text:p text:style-name="P36"><text:span text:style-name="T1">public static void main(String[] args) { </text:span></text:p>
      <text:p text:style-name="P296"><text:span text:style-name="T1">List&lt;Integer&gt; list = new ArrayList&lt;Integer&gt;(); list.add(9); list.add(8); list.add(2); list.add(1); Collections.reverse(list); Collections.sort(list); Iterator itr = list.iterator(); Collections.shuffle(list); while(itr.hasNext()){ </text:span></text:p>
      <text:p text:style-name="P297"><text:span text:style-name="T1">System.out.println(itr.next()); } } } </text:span><text:span text:style-name="T2">A) 9 8 2 1 </text:span><text:span text:style-name="T1">B) 1 2 8 9 C) 2 9 1 8 D) Non-Predicatable </text:span></text:p>
      <text:p text:style-name="P298"><text:span text:style-name="T1">ANS) Non-Predicatable </text:span></text:p>
      <text:p text:style-name="P3"><text:span text:style-name="T1">---------------------------------------------------------------------- QUESTION 92 ---------------------------------------------------------------------- Given the code fragment: 1. ArrayList&lt;Integer&gt; list = new ArrayList&lt;&gt;(1); 2. list.add(1001); 3. list.add(1002); 4. System.out.println(list.get(list.size())); What is the result? </text:span></text:p>
      <text:p text:style-name="P299"><text:span text:style-name="T1">A) Compilation fails due to an error on line 1. </text:span></text:p>
      <text:p text:style-name="P300"><text:span text:style-name="T1">B) An exception is thrown at run time due to error on line 3 C) Anexception is thrown at run time due to error on line 4 D) 1001 1002 </text:span></text:p>
      <text:p text:style-name="P301"><text:span text:style-name="T1">ANS) Anexception is thrown at run time due to error on line 4 </text:span></text:p>
      <text:p text:style-name="P3"><text:span text:style-name="T1">---------------------------------------------------------------------- QUESTION 93 ---------------------------------------------------------------------- ResultSet is Updatable by default(true or false) </text:span></text:p>
      <text:p text:style-name="P302"><text:span text:style-name="T1">A) true B) false </text:span></text:p>
      <text:p text:style-name="P303"><text:span text:style-name="T1">ANS) false </text:span></text:p>
      <text:p text:style-name="P304"><text:soft-page-break/><text:span text:style-name="T1">---------------------------------------------------------------------- QUESTION 94 ---------------------------------------------------------------------- Which isolation level prevents only dirty read in JDBC, connection class. A) TRANSACTION_READ_UNCOMMITTED B) TRANSACTION_READ_ COMMITTED C) TRANSACTION_SERIALIZABLE D) TRANSACTION_REPEATABLE_READ </text:span></text:p>
      <text:p text:style-name="P4"><text:span text:style-name="T1">A) A B) B C) C D) D </text:span></text:p>
      <text:p text:style-name="P114"><text:span text:style-name="T1">ANS) B </text:span></text:p>
      <text:p text:style-name="P305"><text:span text:style-name="T1">---------------------------------------------------------------------- QUESTION 95 ---------------------------------------------------------------------- Which of the following is correct about rs.absolute(5) , where rs is a reference of ResultSet? </text:span></text:p>
      <text:p text:style-name="P306"><text:span text:style-name="T1">A) Move cursor to fifth row from the end of the resultset B) Move cursor to the fifth row C) Move cursor to the sixth row D) runtime error </text:span></text:p>
      <text:p text:style-name="P307"><text:span text:style-name="T1">ANS) Move cursor to the fifth row </text:span></text:p>
      <text:p text:style-name="P308"><text:span text:style-name="T1">---------------------------------------------------------------------- QUESTION 96 ---------------------------------------------------------------------- Re arrange the steps in a correct order to execute a ResultSet? A. Processing the ResultSet B. Connecting to database C. Executing the SQL Query D. Registering the driver </text:span></text:p>
      <text:p text:style-name="P13"><text:span text:style-name="T1">A) C---&gt;B---&gt;D----&gt;A B) C---&gt;A---&gt;B----&gt;A C) D---&gt;B---&gt;C----&gt;A D) B---&gt;D---&gt;C----&gt;A </text:span></text:p>
      <text:p text:style-name="P309"><text:span text:style-name="T1">ANS) D---&gt;B---&gt;C----&gt;A </text:span></text:p>
      <text:p text:style-name="P310"><text:span text:style-name="T1">---------------------------------------------------------------------- QUESTION 97 ---------------------------------------------------------------------- For executing a sql query multiple times, PreparedStatement provides better performance than Statement object? </text:span></text:p>
      <text:p text:style-name="P302"><text:span text:style-name="T1">A) true B) false </text:span></text:p>
      <text:p text:style-name="P69"><text:span text:style-name="T1">ANS) true </text:span></text:p>
      <text:p text:style-name="P311"><text:span text:style-name="T1">---------------------------------------------------------------------- QUESTION 98 ---------------------------------------------------------------------- Which Statement method allows us to execute dynamic sql queries, and returns boolean value. A. executeUpdate(); B. executeQuery(); C. execute(); </text:span></text:p>
      <text:p text:style-name="P4"><text:span text:style-name="T1">A) A B) B C) C </text:span></text:p>
      <text:p text:style-name="P8"><text:span text:style-name="T1">ANS) C </text:span></text:p>
      <text:p text:style-name="P3"><text:span text:style-name="T1">---------------------------------------------------------------------- QUESTION 99 ---------------------------------------------------------------------- public class JDBCDemo { </text:span></text:p>
      <text:p text:style-name="P312"><text:span text:style-name="T1">public static void main(String[] args) { String sql = "select * from employee"; try{ Class.forName("oracle.jdbc.driver.OracleDriver"); Connection con = DriverManager.getConnection("jdbc:oracle:thin:@localhost:1521:XE","HR","HR"); </text:span></text:p>
      <text:p text:style-name="P313"><text:span text:style-name="T1">Statement st = con.createStatement(); ResultSet rs = st.executeQuery(sql); while(rs.next()){ </text:span></text:p>
      <text:p text:style-name="P314"><text:span text:style-name="T1">System.out.println(rs.getInt(0)); } } catch(ClassNotFoundException |SQLException e){ </text:span></text:p>
      <text:p text:style-name="P315"><text:span text:style-name="T1">System.out.println(e.getMessage()); } }</text:span><text:span text:style-name="T2">} A) null </text:span><text:span text:style-name="T1">B) No Data Found C) Compilation fails D) Invalid column index </text:span></text:p>
      <text:p text:style-name="P316"><text:span text:style-name="T1">ANS) Invalid column index </text:span></text:p>
      <text:p text:style-name="P317"><text:soft-page-break/><text:span text:style-name="T1">---------------------------------------------------------------------- QUESTION 100 ---------------------------------------------------------------------- Which Exceptions should be replaced by ? for the code to compile? class Test{ </text:span></text:p>
      <text:p text:style-name="P318"><text:span text:style-name="T1">public static void main(String args[]) throws { try{ </text:span></text:p>
      <text:p text:style-name="P319"><text:span text:style-name="T1">Class.forName("oracle.jdbc.OracleDriver"); Connection con = DriverManager.getConnection( </text:span></text:p>
      <text:p text:style-name="P320"><text:span text:style-name="T1">"jdbc:oracle:oci8:@/localhost:1521/XE", "hr", "hr"); } </text:span></text:p>
      <text:p text:style-name="P321"><text:span text:style-name="T1">catch(? e){ } catch(? e){ } } </text:span><text:span text:style-name="T2">} A) ClassNotFoundException,SQLException </text:span><text:span text:style-name="T1">B) ClassCastException,SQLException C) Exception,SQLException D) ClassCastException,ClassNotFoundException </text:span></text:p>
      <text:p text:style-name="P322"><text:span text:style-name="T1">ANS) ClassNotFoundException,SQLException </text:span></text:p>
      <text:p text:style-name="P323"><text:span text:style-name="T1">---------------------------------------------------------------------- QUESTION 101 ---------------------------------------------------------------------- What happens if you call deleteRow() on a ResultSet object? [A] The row you are positioned on is deleted from the ResultSet, but not from the database. [B] The row you are positioned on is deleted from the ResultSet and from the database [C] The result depends on whether the property synchronizeWithDataSource is set to true or false [D] You will get a compile error: the method does not exist because you can not delete rows from a ResultSet </text:span></text:p>
      <text:p text:style-name="P4"><text:span text:style-name="T1">A) A B) B C) C D) D </text:span></text:p>
      <text:p text:style-name="P114"><text:span text:style-name="T1">ANS) B </text:span></text:p>
      <text:p text:style-name="P317"><text:span text:style-name="T1">---------------------------------------------------------------------- QUESTION 102 ---------------------------------------------------------------------- What happens if you call the method close() on a ResultSet object? </text:span></text:p>
      <text:p text:style-name="P324"><text:span text:style-name="T1">[A] the method close() does not exist for a ResultSet. Only Connections can be closed. </text:span></text:p>
      <text:p text:style-name="P251"><text:span text:style-name="T1">[B] the database and JDBC resources are released </text:span></text:p>
      <text:p text:style-name="P325"><text:span text:style-name="T1">[C] you will get a SQLException, because only Statement objects can close ResultSets </text:span></text:p>
      <text:p text:style-name="P326"><text:span text:style-name="T1">[D] the ResultSet, together with the Statement which created it and the Connection from which the Statement was retrieved, will be closed and release all database and JDBC resources </text:span></text:p>
      <text:p text:style-name="P5"><text:span text:style-name="T1">A) A B) B C) C D) D </text:span></text:p>
      <text:p text:style-name="P114"><text:span text:style-name="T1">ANS) B </text:span></text:p>
      <text:p text:style-name="P327"><text:span text:style-name="T1">---------------------------------------------------------------------- QUESTION 103 ---------------------------------------------------------------------- Which of the following Interface provides method for finding the maximum number of connections that a specific driver can obtain? </text:span></text:p>
      <text:p text:style-name="P328"><text:span text:style-name="T1">A. Database B. Connection C. DatabaseMetaData D. ResultSetMetaData </text:span></text:p>
      <text:p text:style-name="P4"><text:span text:style-name="T1">A) A B) B C) C D) D </text:span></text:p>
      <text:p text:style-name="P7"><text:span text:style-name="T1">ANS) C </text:span></text:p>
      <text:p text:style-name="P329"><text:span text:style-name="T1">---------------------------------------------------------------------- QUESTION 104 ---------------------------------------------------------------------- How can you execute a stored procedure in the database? </text:span></text:p>
      <text:p text:style-name="P330"><text:soft-page-break/><text:span text:style-name="T1">A) Call method execute() on a CallableStatement object B) Call method executeProcedure() on a Statement object C) Call method execute() on a StoredProcedure object D) Call method run() on a ProcedureCommand object </text:span></text:p>
      <text:p text:style-name="P331"><text:span text:style-name="T1">ANS) Call method execute() on a CallableStatement object </text:span></text:p>
      <text:p text:style-name="P332"><text:span text:style-name="T1">---------------------------------------------------------------------- QUESTION 105 ---------------------------------------------------------------------- Which type of Statement can execute parameterized queries? </text:span></text:p>
      <text:p text:style-name="P333"><text:span text:style-name="T1">A) PreparedStatement B) ParameterizedStatement C) ParameterizedStatement and CallableStatement D) All kinds of Statements </text:span></text:p>
      <text:p text:style-name="P334"><text:span text:style-name="T1">ANS) PreparedStatement </text:span></text:p>
      <text:p text:style-name="P3"><text:span text:style-name="T1">---------------------------------------------------------------------- QUESTION 106 ---------------------------------------------------------------------- DriverManager.getConnection(____________)? Fill up the blank. </text:span></text:p>
      <text:p text:style-name="P335"><text:span text:style-name="T1">A) getConnection(String url) B) getConnection(String url, Properties info) C) getConnection(String url, String user, String password) D) All of the above mentioned </text:span></text:p>
      <text:p text:style-name="P336"><text:span text:style-name="T1">ANS) All of the above mentioned </text:span></text:p>
      <text:p text:style-name="P337"><text:span text:style-name="T1">---------------------------------------------------------------------- QUESTION 107 ---------------------------------------------------------------------- setAutoCommit(boolean autoCommit) is method of ___________ Interface </text:span></text:p>
      <text:p text:style-name="P338"><text:span text:style-name="T1">A) ResultSet B) Connection C) Statement D) HttpSession </text:span></text:p>
      <text:p text:style-name="P339"><text:span text:style-name="T1">ANS) Connection </text:span></text:p>
      <text:p text:style-name="P326"><text:span text:style-name="T1">---------------------------------------------------------------------- QUESTION 108 ---------------------------------------------------------------------- Which result set generally does not show changes to the underlying database that are made while it is open. The membership, order, and column values of rows are typically fixed when the result set is created? </text:span></text:p>
      <text:p text:style-name="P340"><text:span text:style-name="T1">A) TYPE_FORWARD_ONLY B) TYPE_SCROLL_INSENSITIVE </text:span></text:p>
      <text:p text:style-name="P341"><text:span text:style-name="T1">C) TYPE_SCROLL_SENSITIVE D) ALL MENTIONED ABOVE </text:span></text:p>
      <text:p text:style-name="P342"><text:span text:style-name="T1">ANS) TYPE_SCROLL_INSENSITIVE </text:span></text:p>
      <text:p text:style-name="P343"><text:span text:style-name="T1">---------------------------------------------------------------------- QUESTION 109 ---------------------------------------------------------------------- Which type of ResultSet can be navigated in both directions and will reflect the changes made to the underlying data in the Database? </text:span></text:p>
      <text:p text:style-name="P340"><text:span text:style-name="T1">A) TYPE_FORWARD_ONLY B) TYPE_SCROLL_INSENSITIVE C) TYPE_SCROLL_SENSITIVE D) ALL MENTIONED ABOVE </text:span></text:p>
      <text:p text:style-name="P344"><text:span text:style-name="T1">ANS) TYPE_SCROLL_SENSITIVE </text:span></text:p>
      <text:p text:style-name="P345"><text:span text:style-name="T1">---------------------------------------------------------------------- QUESTION 110 ---------------------------------------------------------------------- If conn is the Connection Object, What will happen if the following line of code gets executed: conn.setAutoCommit(false); </text:span></text:p>
      <text:p text:style-name="P346"><text:span text:style-name="T1">A) SQL statement is treated as a transaction and is automatically committed B) SQL statement is treated as a transaction and manually needs to be committed C) both a &amp; b D) none of the above </text:span></text:p>
      <text:p text:style-name="P347"><text:span text:style-name="T1">ANS) SQL statement is treated as a transaction and manually needs to be committed </text:span></text:p>
      <text:p text:style-name="P348"><text:soft-page-break/><text:span text:style-name="T1">---------------------------------------------------------------------- QUESTION 111 ---------------------------------------------------------------------- AutoCommit, rollback,Savepoint all this methods belong to _____________________ </text:span></text:p>
      <text:p text:style-name="P349"><text:span text:style-name="T1">A) DriverManager B) Connection Interface C) Statement D) ResultSet </text:span></text:p>
      <text:p text:style-name="P350"><text:span text:style-name="T1">ANS) Connection Interface </text:span></text:p>
      <text:p text:style-name="P351"><text:span text:style-name="T1">---------------------------------------------------------------------- QUESTION 112 ---------------------------------------------------------------------- Which method of ResultSet can be used to jump to the third row in the database" </text:span></text:p>
      <text:p text:style-name="P352"><text:span text:style-name="T1">A) rs.next(3) B) rs.moveTo(3) C) rs.getXXX(3) D) rs.absolute(3) E) none of the above </text:span></text:p>
      <text:p text:style-name="P244"><text:span text:style-name="T1">ANS) rs.absolute(3) </text:span></text:p>
      <text:p text:style-name="P3"><text:span text:style-name="T1">---------------------------------------------------------------------- QUESTION 113 ---------------------------------------------------------------------- How to get Warning from Statement? </text:span></text:p>
      <text:p text:style-name="P353"><text:span text:style-name="T1">A) getWarnings() B) getWarningsFromStatement() C) getNextWarning() D) None of the above mentioned </text:span></text:p>
      <text:p text:style-name="P354"><text:span text:style-name="T1">ANS) getWarnings() </text:span></text:p>
      <text:p text:style-name="P355"><text:span text:style-name="T1">---------------------------------------------------------------------- QUESTION 114 ---------------------------------------------------------------------- Which type of driver converts JDBC calls into the network protocol used by the database management system directly? </text:span></text:p>
      <text:p text:style-name="P356"><text:span text:style-name="T1">A) Type 1 driver B) Type 2 driver C) Type 3 driver D) Type 4 driver </text:span></text:p>
      <text:p text:style-name="P357"><text:span text:style-name="T1">ANS) Type 4 driver </text:span></text:p>
      <text:p text:style-name="P3"><text:span text:style-name="T1">---------------------------------------------------------------------- QUESTION 115 ---------------------------------------------------------------------- </text:span></text:p>
      <text:p text:style-name="P358"><text:span text:style-name="T1">How can you retrieve information from a ResultSet? </text:span></text:p>
      <text:p text:style-name="P359"><text:span text:style-name="T1">A) By invoking the method get(..., String type) on the ResultSet, where type is the database type B) By invoking the method get(..., Type type) on the ResultSet, where Type is an object which represents a database type C) By invoking the method getValue(...), and cast the result to the desired Java type. D) By invoking the special getter methods on the ResultSet: getString(...), getBoolean (...), getClob(...) </text:span></text:p>
      <text:p text:style-name="P360"><text:span text:style-name="T1">ANS) By invoking the special getter methods on the ResultSet: getString(...), getBoolean (...), getClob(...) </text:span></text:p>
      <text:p text:style-name="P361"><text:span text:style-name="T1">---------------------------------------------------------------------- QUESTION 116 ---------------------------------------------------------------------- Choose the incorrect option for Singleton pattern A) Provide a default Private constructor. B) Define a static Private object instance. C) The client should be independent of how the products are created D) Make the access method synchronized to prevent Thread problems. E) Override the object clone method to prevent cloning. </text:span></text:p>
      <text:p text:style-name="P4"><text:span text:style-name="T1">A) A B) B C) C D) D E) E </text:span></text:p>
      <text:p text:style-name="P7"><text:span text:style-name="T1">ANS) C </text:span></text:p>
      <text:p text:style-name="P362"><text:span text:style-name="T1">---------------------------------------------------------------------- QUESTION 117 ---------------------------------------------------------------------- Choose the incorrect statement about SingleThreadModel. A. It is used to ensure that servlet can handle only one request at a time. B. It is a marker interface C. It solves all the thread-safety issues </text:span></text:p>
      <text:p text:style-name="P4"><text:span text:style-name="T1">A) A B) B C) C </text:span></text:p>
      <text:p text:style-name="P8"><text:soft-page-break/><text:span text:style-name="T1">ANS) C </text:span></text:p>
      <text:p text:style-name="P363"><text:span text:style-name="T1">---------------------------------------------------------------------- QUESTION 118 ---------------------------------------------------------------------- Design Pattern in which we separate abstraction and its implementation? </text:span></text:p>
      <text:p text:style-name="P364"><text:span text:style-name="T1">A) Decorator Pattern B) Adapter Pattern C) Bridge Pattern D) Creational Pattern </text:span></text:p>
      <text:p text:style-name="P202"><text:span text:style-name="T1">ANS) Bridge Pattern </text:span></text:p>
      <text:p text:style-name="P327"><text:span text:style-name="T1">---------------------------------------------------------------------- QUESTION 119 ---------------------------------------------------------------------- In the Publish-Subscribe messaging model, the subscribers register themselves in a topic and are notified when new messages arrive to the topic. Which pattern does most describe this model? </text:span></text:p>
      <text:p text:style-name="P366"><text:span text:style-name="T1">A) Adapter B) Notifier C) Observer D) State </text:span></text:p>
      <text:p text:style-name="P367"><text:span text:style-name="T1">ANS) Observer </text:span></text:p>
      <text:p text:style-name="P249"><text:span text:style-name="T1">---------------------------------------------------------------------- QUESTION 120 ---------------------------------------------------------------------- It is known as Action or Transaction and is used to encapsulate a request as an object to support rollback, logging, or transaction functionality </text:span></text:p>
      <text:p text:style-name="P113"><text:span text:style-name="T1">A) Chain of Responsibility Pattern B) Command Pattern C) Observer Pattern D) Strategy Pattern </text:span></text:p>
      <text:p text:style-name="P368"><text:span text:style-name="T1">ANS) Command Pattern </text:span></text:p>
      <text:p text:style-name="P3"><text:span text:style-name="T1">---------------------------------------------------------------------- </text:span></text:p>
      <text:p text:style-name="P1"><text:span text:style-name="T1">QUESTION 121 ---------------------------------------------------------------------- Iterator Pattern is a type of _______________ </text:span></text:p>
      <text:p text:style-name="P47"><text:span text:style-name="T1">A) Creational Patterns B) Behavioral Patterns C) Structural Patterns </text:span></text:p>
      <text:p text:style-name="P369"><text:span text:style-name="T1">ANS) Behavioral Patterns </text:span></text:p>
      <text:p text:style-name="P370"><text:span text:style-name="T1">---------------------------------------------------------------------- QUESTION 122 ---------------------------------------------------------------------- What are the consequences of applying the abstract factory pattern? A. it will be much easier to introduce new family of products B. it makes it easier for a certain family of objects to work together C. it makes it easier for the client to deal with tree-structured data D. it makes the designed product families exchangeable </text:span></text:p>
      <text:p text:style-name="P371"><text:span text:style-name="T1">A) A,C B) C,D C) B,D D) D,A </text:span></text:p>
      <text:p text:style-name="P87"><text:span text:style-name="T1">ANS) B,D </text:span></text:p>
      <text:p text:style-name="P372"><text:span text:style-name="T1">---------------------------------------------------------------------- QUESTION 123 ---------------------------------------------------------------------- When would you use the Singleton design pattern? A. to limit the class instantiation to one object B. to provide global access to one instance across the system C. to ensure that a certain group of related objects are used together D. to abstract steps of construction of complex objects </text:span></text:p>
      <text:p text:style-name="P373"><text:span text:style-name="T1">A) A B) A,B C) A,B,C D) A,B,D </text:span></text:p>
      <text:p text:style-name="P25"><text:span text:style-name="T1">ANS) A,B </text:span></text:p>
      <text:p text:style-name="P375"><text:span text:style-name="T1">---------------------------------------------------------------------- QUESTION 124 ---------------------------------------------------------------------- Which Design Pattern provides a way to access the elements of an aggregate object sequentially without exposing its underlying representation. </text:span></text:p>
      <text:p text:style-name="P376"><text:soft-page-break/><text:span text:style-name="T1">A) Iterator B) Command C) Observer D) Strategy </text:span></text:p>
      <text:p text:style-name="P377"><text:span text:style-name="T1">ANS) Iterator </text:span></text:p>
      <text:p text:style-name="P378"><text:span text:style-name="T1">---------------------------------------------------------------------- QUESTION 125 ---------------------------------------------------------------------- Which design pattern you would you use to decouple the creation procedure of a complex object from it's concrete instance to be able to apply that procedure on variety of implementations. </text:span></text:p>
      <text:p text:style-name="P379"><text:span text:style-name="T1">A) Factory builder design pattern B) Method Builder design pattern C) Builder design pattern D) Factory method design pattern </text:span></text:p>
      <text:p text:style-name="P39"><text:span text:style-name="T1">ANS) Builder design pattern </text:span></text:p>
      <text:p text:style-name="P380"><text:span text:style-name="T1">---------------------------------------------------------------------- QUESTION 126 ---------------------------------------------------------------------- Which design pattern you would you use to limit the class instantiation to one object? </text:span></text:p>
      <text:p text:style-name="P104"><text:span text:style-name="T1">A) Builder design pattern B) Factory Method Design Pattern C) Prototype design pattern D) Singleton design pattern </text:span></text:p>
      <text:p text:style-name="P223"><text:span text:style-name="T1">ANS) Singleton design pattern </text:span></text:p>
      <text:p text:style-name="P3"><text:span text:style-name="T1">---------------------------------------------------------------------- QUESTION 127 ---------------------------------------------------------------------- </text:span></text:p>
      <text:p text:style-name="P381"><text:span text:style-name="T1">Which of the following pattern works as a bridge between two incompatible interfaces? </text:span></text:p>
      <text:p text:style-name="P382"><text:span text:style-name="T1">A - Builder Pattern </text:span></text:p>
      <text:p text:style-name="P383"><text:span text:style-name="T1">B - Adapter Pattern </text:span></text:p>
      <text:p text:style-name="P364"><text:span text:style-name="T1">C - Prototype Pattern </text:span></text:p>
      <text:p text:style-name="P384"><text:span text:style-name="T1">D - Filter Pattern </text:span></text:p>
      <text:p text:style-name="P4"><text:span text:style-name="T1">A) A B) B C) C D) D </text:span></text:p>
      <text:p text:style-name="P114"><text:span text:style-name="T1">ANS) B </text:span></text:p>
      <text:p text:style-name="P385"><text:span text:style-name="T1">---------------------------------------------------------------------- QUESTION 128 ---------------------------------------------------------------------- You want to create families of related objects, to be used interchangeably to configure you application. What is the most appropriate pattern to use? </text:span></text:p>
      <text:p text:style-name="P386"><text:span text:style-name="T1">A) Factory B) Builder C) Abstract Factory D) Composite </text:span></text:p>
      <text:p text:style-name="P387"><text:span text:style-name="T1">ANS) Abstract Factory </text:span></text:p>
      <text:p text:style-name="P388"><text:span text:style-name="T1">---------------------------------------------------------------------- QUESTION 129 ---------------------------------------------------------------------- Which is incorrect about AbstractFactory Pattern A. Application should be configured with one of the multiple families of products. B. To be compatible, objects should be created as a set. C. These are concerned with how to form larger structures by composing classes and objects. D. You want to provide a collection of classes, and reveal just their contracts, and relationships, not their implementations. </text:span></text:p>
      <text:p text:style-name="P389"><text:span text:style-name="T1">A) A B) B </text:span></text:p>
      <text:p text:style-name="P6"><text:soft-page-break/><text:span text:style-name="T1">C) C D) D </text:span></text:p>
      <text:p text:style-name="P7"><text:span text:style-name="T1">ANS) C </text:span></text:p>
      <text:p text:style-name="P3"><text:span text:style-name="T1">---------------------------------------------------------------------- QUESTION 130 ---------------------------------------------------------------------- In Junit @Rule </text:span></text:p>
      <text:p text:style-name="P390"><text:span text:style-name="T1">TestName is invoked when ___________ </text:span></text:p>
      <text:p text:style-name="P391"><text:span text:style-name="T1">A) to mark public fields of a test class B) test is about to start C) test method is running. D) All of the above </text:span></text:p>
      <text:p text:style-name="P369"><text:span text:style-name="T1">ANS) test is about to start </text:span></text:p>
      <text:p text:style-name="P3"><text:span text:style-name="T1">---------------------------------------------------------------------- QUESTION 131 ---------------------------------------------------------------------- public class ArrayTest { </text:span></text:p>
      <text:p text:style-name="P392"><text:span text:style-name="T1">int[] one; int[] two; @Before public void first(){one= new int[]{1,2}; two= new int[]{1,2};} </text:span></text:p>
      <text:p text:style-name="P393"><text:span text:style-name="T1">@Test </text:span><text:span text:style-name="T2">public void test() { assertArrayEquals(one, two);} </text:span><text:span text:style-name="T1">}</text:span><text:span text:style-name="T2">What is the result of executing the above JUnit Test? </text:span></text:p>
      <text:p text:style-name="P394"><text:span text:style-name="T1">A) Test fails as references of both the arrays are not equal B) Test passes C) Compilation fails as there is no method assertArrayEquals in Junit D) Runtime exception occurs </text:span></text:p>
      <text:p text:style-name="P396"><text:span text:style-name="T1">ANS) Test passes </text:span></text:p>
      <text:p text:style-name="P3"><text:span text:style-name="T1">---------------------------------------------------------------------- QUESTION 132 ---------------------------------------------------------------------- class Test{ </text:span></text:p>
      <text:p text:style-name="P41"><text:span text:style-name="T1">public static void main(String[] args) { </text:span></text:p>
      <text:p text:style-name="P397"><text:span text:style-name="T1">int a=6,b=12; for(int i=0;i&lt;3;i++){ </text:span></text:p>
      <text:p text:style-name="P398"><text:span text:style-name="T1">a++;b--; if(a&gt;b){ </text:span></text:p>
      <text:p text:style-name="P399"><text:span text:style-name="T1">System.out.println("line of code"); } else{ </text:span></text:p>
      <text:p text:style-name="P400"><text:span text:style-name="T1">System.out.println("else block"); } } </text:span><text:span text:style-name="T2">}}How many times "line of code" will execute ? </text:span></text:p>
      <text:p text:style-name="P386"><text:span text:style-name="T1">A) 0 times B) 1 time C) 2 times D) 3 times E) Compilation fails </text:span></text:p>
      <text:p text:style-name="P376"><text:span text:style-name="T1">ANS) 0 times </text:span></text:p>
      <text:p text:style-name="P401"><text:span text:style-name="T1">---------------------------------------------------------------------- QUESTION 133 ---------------------------------------------------------------------- A team of programmer is involved in reviewing a proposed design for a new utility class. After some discussion, they realize that the current design allows other classes to access methods in the utility class that should be accessible only to methods within the utility class itself. What design issue has the team discovered? </text:span></text:p>
      <text:p text:style-name="P402"><text:span text:style-name="T1">A) Tight Coupling B) Low cohesion C) Loose Coupling D) Weak Encapsulation </text:span></text:p>
      <text:p text:style-name="P403"><text:soft-page-break/><text:span text:style-name="T1">ANS) Weak Encapsulation </text:span></text:p>
      <text:p text:style-name="P404"><text:span text:style-name="T1">---------------------------------------------------------------------- QUESTION 134 ---------------------------------------------------------------------- class Animal { public String noise() { return "peep"; } } </text:span></text:p>
      <text:p text:style-name="P405"><text:span text:style-name="T1">class Dog extends Animal { public String noise() { return "bark"; } } </text:span><text:span text:style-name="T2">class Cat extends Animal { </text:span><text:span text:style-name="T1">public String noise() { return "meow"; } } </text:span><text:span text:style-name="T2">class Test{ </text:span><text:span text:style-name="T1">public static void main(String[] args) { </text:span></text:p>
      <text:p text:style-name="P406"><text:span text:style-name="T1">Animal animal = new Dog(); Cat cat = (Cat)animal; System.out.println(cat.noise()); } </text:span><text:span text:style-name="T2">}What is the output of the above code? </text:span></text:p>
      <text:p text:style-name="P407"><text:span text:style-name="T1">A) peep B) bark C) meow D) Compilation fails. E) An exception is thrown at runtime </text:span></text:p>
      <text:p text:style-name="P91"><text:span text:style-name="T1">ANS) An exception is thrown at runtime </text:span></text:p>
      <text:p text:style-name="P3"><text:span text:style-name="T1">---------------------------------------------------------------------- QUESTION 135 ---------------------------------------------------------------------- class Animal { </text:span></text:p>
      <text:p text:style-name="P408"><text:span text:style-name="T1">String name = "animal"; String makeNoise() { return "generic noise"; } }</text:span><text:span text:style-name="T2">class Dog extends Animal </text:span><text:span text:style-name="T1">{ </text:span></text:p>
      <text:p text:style-name="P409"><text:span text:style-name="T1">String name = "dog"; String makeNoise() { return "bark"; } }</text:span><text:span text:style-name="T2">public class Test </text:span><text:span text:style-name="T1">{ </text:span></text:p>
      <text:p text:style-name="P410"><text:span text:style-name="T1">public static void main(String[] args) { </text:span></text:p>
      <text:p text:style-name="P411"><text:span text:style-name="T1">Animal an = new Dog(); System.out.println(an.name+" "+an.makeNoise()); </text:span></text:p>
      <text:p text:style-name="P412"><text:span text:style-name="T1">} } </text:span><text:span text:style-name="T2">A) animal generic noise </text:span><text:span text:style-name="T1">B) animal bark C) dog bark D) dog generic noise </text:span></text:p>
      <text:p text:style-name="P11"><text:span text:style-name="T1">ANS) animal bark </text:span></text:p>
      <text:p text:style-name="P413"><text:span text:style-name="T1">---------------------------------------------------------------------- QUESTION 136 ---------------------------------------------------------------------- How is an abstract class represented in a class diagram? </text:span></text:p>
      <text:p text:style-name="P414"><text:span text:style-name="T1">A) Class Name is Underlined B) Class Name is in Italics C) Class Name is in Bold D) Class Name is in uppercase </text:span></text:p>
      <text:p text:style-name="P415"><text:span text:style-name="T1">ANS) Class Name is in Italics </text:span></text:p>
      <text:p text:style-name="P3"><text:span text:style-name="T1">---------------------------------------------------------------------- QUESTION 137 ---------------------------------------------------------------------- What is the output of the below code: interface A{ </text:span></text:p>
      <text:p text:style-name="P416"><text:span text:style-name="T1">void method(); }</text:span><text:span text:style-name="T2">class Test{ </text:span><text:span text:style-name="T1">public void method(){ </text:span></text:p>
      <text:p text:style-name="P417"><text:span text:style-name="T1">System.out.println("call from a method"); } </text:span><text:span text:style-name="T2">public static void main(String[] args) { </text:span><text:span text:style-name="T1">A a =(A) new Test(); a.method(); }</text:span><text:span text:style-name="T2">} A) call from a method </text:span><text:span text:style-name="T1">B) No ouput at console C) Compilation fails </text:span></text:p>
      <text:p text:style-name="P103"><text:span text:style-name="T1">D) Exception is thrown at Runtime </text:span></text:p>
      <text:p text:style-name="P418"><text:span text:style-name="T1">ANS) Exception is thrown at Runtime </text:span></text:p>
      <text:p text:style-name="P3"><text:soft-page-break/><text:span text:style-name="T1">---------------------------------------------------------------------- QUESTION 138 ---------------------------------------------------------------------- abstract class MyClass{ </text:span></text:p>
      <text:p text:style-name="P419"><text:span text:style-name="T1">abstract int m(); }</text:span><text:span text:style-name="T2">interface MyInterface{ </text:span><text:span text:style-name="T1">public int m(); }</text:span><text:span text:style-name="T2">public class Test extends MyClass implements MyInterface{ </text:span><text:span text:style-name="T1">//code to execute }</text:span><text:span text:style-name="T2">Which of the following lines will allow the code to execute the program? </text:span></text:p>
      <text:p text:style-name="P420"><text:span text:style-name="T1">A) int m(){} int m(){} B) int m(){} int MyInterface.m(){} C) int m(){} D) None of the above </text:span></text:p>
      <text:p text:style-name="P77"><text:span text:style-name="T1">ANS) int m(){} </text:span></text:p>
      <text:p text:style-name="P3"><text:span text:style-name="T1">---------------------------------------------------------------------- QUESTION 139 ---------------------------------------------------------------------- What is the output for the below code ? public interface TestInf { </text:span></text:p>
      <text:p text:style-name="P421"><text:span text:style-name="T1">int i =10; }</text:span><text:span text:style-name="T2">public class Test { </text:span><text:span text:style-name="T1">public static void main(String... args) { </text:span></text:p>
      <text:p text:style-name="P422"><text:span text:style-name="T1">TestInf.i=12; System.out.println(TestInf.i); }</text:span><text:span text:style-name="T2">} A) 10 </text:span></text:p>
      <text:p text:style-name="P278"><text:span text:style-name="T1">B) 12 C) compile time error D) run time error </text:span></text:p>
      <text:p text:style-name="P93"><text:span text:style-name="T1">ANS) compile time error </text:span></text:p>
      <text:p text:style-name="P423"><text:span text:style-name="T1">---------------------------------------------------------------------- QUESTION 140 ---------------------------------------------------------------------- Which Man class properly represents the relationship "Man has a best friend who is a Dog"? </text:span></text:p>
      <text:p text:style-name="P424"><text:span text:style-name="T1">A) class Man extends Dog { } B) class Man implements Dog { } C) class Man { private BestFriend dog; } D) class Man { private Dog bestFriend; } E) class Man { private Dog&lt;bestFriend&gt;; } </text:span></text:p>
      <text:p text:style-name="P425"><text:span text:style-name="T1">ANS) class Man { private Dog bestFriend; } </text:span></text:p>
      <text:p text:style-name="P3"><text:span text:style-name="T1">---------------------------------------------------------------------- QUESTION 141 ---------------------------------------------------------------------- Given: 10. interface Jumper { public void jump(); } ... 20. class Animal {} ... 30. class Dog extends Animal { 31. Tail tail; 32. } ... 40. class Beagle extends Dog implements Jumper{ 41. public void jump() {} 42. } ... 50. class Cat implements Jumper{ 51. public void jump() {} 52. } Which three are true? (Choose three.) A. Cat is-a Animal B. Cat is-a Jumper C. Dog is-a Animal D. Dog is-a Jumper E. Cat has-a Animal F. Beagle has-a Tail G. Beagle has-a Jumper </text:span></text:p>
      <text:p text:style-name="P374"><text:span text:style-name="T1">A) A,B,D B) AF,G C) B,F,G D) B,C,F E) E,F,G </text:span></text:p>
      <text:p text:style-name="P426"><text:span text:style-name="T1">ANS) B,C,F </text:span></text:p>
      <text:p text:style-name="P3"><text:span text:style-name="T1">---------------------------------------------------------------------- QUESTION 142 ---------------------------------------------------------------------- What is the output of the below code: interface I1{ </text:span></text:p>
      <text:p text:style-name="P315"><text:span text:style-name="T1">int m1(); }</text:span><text:span text:style-name="T2">class Test{ </text:span><text:span text:style-name="T1">public static void main(String[] args) { </text:span></text:p>
      <text:p text:style-name="P427"><text:span text:style-name="T1">System.out.println(new I1(){ </text:span></text:p>
      <text:p text:style-name="P428"><text:span text:style-name="T1">public int m1() { </text:span></text:p>
      <text:p text:style-name="P429"><text:span text:style-name="T1">return 2; } }); </text:span><text:span text:style-name="T2">}} A) 2 </text:span><text:span text:style-name="T1">B) Class Name appended with hashcode C) Compilation fails D) Run time error </text:span></text:p>
      <text:p text:style-name="P430"><text:span text:style-name="T1">ANS) Class Name appended with hashcode </text:span></text:p>
      <text:p text:style-name="P3"><text:soft-page-break/><text:span text:style-name="T1">---------------------------------------------------------------------- QUESTION 143 ---------------------------------------------------------------------- Given: class One{ </text:span></text:p>
      <text:p text:style-name="P431"><text:span text:style-name="T1">public One method(){ </text:span></text:p>
      <text:p text:style-name="P432"><text:span text:style-name="T1">return this; }</text:span><text:span text:style-name="T2">}class Two extends One{ </text:span></text:p>
      <text:p text:style-name="P433"><text:span text:style-name="T1">public Two method(){ </text:span></text:p>
      <text:p text:style-name="P434"><text:span text:style-name="T1">return this; }</text:span><text:span text:style-name="T2">}public class DemoProgram extends Two{ </text:span><text:span text:style-name="T1">//Expected Code Here } </text:span><text:span text:style-name="T2">A) public void method(){ </text:span></text:p>
      <text:p text:style-name="P435"><text:span text:style-name="T1">}</text:span><text:span text:style-name="T2">B) public int method(){ </text:span></text:p>
      <text:p text:style-name="P432"><text:span text:style-name="T1">return 3; }</text:span><text:span text:style-name="T2">C) public One method(){ </text:span></text:p>
      <text:p text:style-name="P432"><text:span text:style-name="T1">return this; }</text:span><text:span text:style-name="T2">D) public Two method(){ </text:span></text:p>
      <text:p text:style-name="P436"><text:span text:style-name="T1">return this; } </text:span><text:span text:style-name="T2">ANS) public Two method(){ </text:span></text:p>
      <text:p text:style-name="P437"><text:span text:style-name="T1">return this; } </text:span><text:span text:style-name="T2">---------------------------------------------------------------------- </text:span><text:span text:style-name="T1">QUESTION 144 ---------------------------------------------------------------------- class Parent{ </text:span></text:p>
      <text:p text:style-name="P438"><text:span text:style-name="T1">void method(){ </text:span></text:p>
      <text:p text:style-name="P439"><text:span text:style-name="T1">System.out.println("Parent"); }</text:span><text:span text:style-name="T2">}class Child extends Parent{ </text:span><text:span text:style-name="T1">void method(){ </text:span></text:p>
      <text:p text:style-name="P440"><text:span text:style-name="T1">System.out.println("Child"); } </text:span><text:span text:style-name="T2">public static void main(String[] args) { </text:span><text:span text:style-name="T1">Parent p = new Parent(); Child c = (Child)p; c.method(); } </text:span></text:p>
      <text:p text:style-name="P441"><text:span text:style-name="T1">} </text:span><text:span text:style-name="T2">A) Child </text:span><text:span text:style-name="T1">B) Parent C) Compilation fails D) ClassCastException thrown at runtime </text:span></text:p>
      <text:p text:style-name="P155"><text:span text:style-name="T1">ANS) ClassCastException thrown at runtime </text:span></text:p>
      <text:p text:style-name="P3"><text:span text:style-name="T1">---------------------------------------------------------------------- QUESTION 145 ---------------------------------------------------------------------- Given: interface A{} class C{} class D extends C{} public class Test extends D{ </text:span></text:p>
      <text:p text:style-name="P40"><text:span text:style-name="T1">public static void main(String[] args) { </text:span></text:p>
      <text:p text:style-name="P442"><text:span text:style-name="T1">Test t = new Test(); if(t instanceof A){ </text:span></text:p>
      <text:p text:style-name="P443"><text:span text:style-name="T1">System.out.println("instance of A"); }else if(t instanceof C) { </text:span></text:p>
      <text:p text:style-name="P444"><text:span text:style-name="T1">System.out.println("instance of C"); } else if(t instanceof D) { </text:span></text:p>
      <text:p text:style-name="P444"><text:span text:style-name="T1">System.out.println("instance of D"); } else{ </text:span></text:p>
      <text:p text:style-name="P445"><text:soft-page-break/><text:span text:style-name="T1">System.out.println("Hello World"); } </text:span><text:span text:style-name="T2">}}}What is the ouput of the below code? </text:span></text:p>
      <text:p text:style-name="P446"><text:span text:style-name="T1">A) instance of A instance of D B) instance of C instance of D C) instance of C D) instance of C </text:span></text:p>
      <text:p text:style-name="P447"><text:span text:style-name="T1">E) Compilation Fails </text:span></text:p>
      <text:p text:style-name="P357"><text:span text:style-name="T1">ANS) instance of C </text:span></text:p>
      <text:p text:style-name="P3"><text:span text:style-name="T1">---------------------------------------------------------------------- QUESTION 146 ---------------------------------------------------------------------- What is the syntatical error in the below code: abstract class Sum{ </text:span></text:p>
      <text:p text:style-name="P448"><text:span text:style-name="T1">abstract abc(int m,int n); } </text:span><text:span text:style-name="T2">A) body of the method is missing </text:span><text:span text:style-name="T1">B) class modifier needs to be changed to public C) method return type is missing D) abstract modifier near the method should be changed to public </text:span></text:p>
      <text:p text:style-name="P449"><text:span text:style-name="T1">ANS) method return type is missing </text:span></text:p>
      <text:p text:style-name="P3"><text:span text:style-name="T1">---------------------------------------------------------------------- QUESTION 147 ---------------------------------------------------------------------- What is an actor model? </text:span></text:p>
      <text:p text:style-name="P450"><text:span text:style-name="T1">A) An actor model can represent an external entity which communicates with the system B) An actor can represent a specific physical entity C) An Actor model can represent a role played by the User. D) All of the above </text:span></text:p>
      <text:p text:style-name="P451"><text:span text:style-name="T1">ANS) All of the above </text:span></text:p>
      <text:p text:style-name="P3"><text:span text:style-name="T1">---------------------------------------------------------------------- QUESTION 148 ---------------------------------------------------------------------- 1..* can be defined as_____________ </text:span></text:p>
      <text:p text:style-name="P452"><text:span text:style-name="T1">A) No limit on the number of instances (including none). B) Zero or one instance. The notation. C) Exactly one instance D) At least one instance </text:span></text:p>
      <text:p text:style-name="P229"><text:span text:style-name="T1">ANS) At least one instance </text:span></text:p>
      <text:p text:style-name="P1"><text:span text:style-name="T1">---------------------------------------------------------------------- QUESTION 149 ---------------------------------------------------------------------- How to represent an instance in a UML diagram </text:span></text:p>
      <text:p text:style-name="P95"><text:span text:style-name="T1">A) underline B) slanted line C) overline D) Dashed line </text:span></text:p>
      <text:p text:style-name="P367"><text:span text:style-name="T1">ANS) underline </text:span></text:p>
      <text:p text:style-name="P453"><text:span text:style-name="T1">---------------------------------------------------------------------- QUESTION 150 ---------------------------------------------------------------------- In a Sequence diagram, Slanted lines describe _____________ </text:span></text:p>
      <text:p text:style-name="P454"><text:span text:style-name="T1">A) Construction of objects B) Destruction of object C) Propogation delay of messages D) order of messages E) race conditions </text:span></text:p>
      <text:p text:style-name="P455"><text:span text:style-name="T1">ANS) Propogation delay of messages </text:span></text:p>
      <text:p text:style-name="P456"><text:span text:style-name="T1">---------------------------------------------------------------------- QUESTION 151 ---------------------------------------------------------------------- Match the Following for a Component Diagram: a. Component : 1) Dashed Arrows b. Dependencies : 2)rectangles with two tabs at the upper left. C . An Interface to the Component : 3)Circle and solid line </text:span></text:p>
      <text:p text:style-name="P457"><text:span text:style-name="T1">A) a-3 b-1 c-2</text:span><text:span text:style-name="T2">B) a-2 </text:span><text:span text:style-name="T1">b-1 c-3</text:span><text:span text:style-name="T2">C) a-1 </text:span><text:span text:style-name="T1">b-2 </text:span></text:p>
      <text:p text:style-name="P246"><text:soft-page-break/><text:span text:style-name="T1">c-3</text:span><text:span text:style-name="T2">D) a-2 </text:span><text:span text:style-name="T1">b-3 c-1 </text:span><text:span text:style-name="T2">ANS) a-2 </text:span><text:span text:style-name="T1">b-1 c-3 </text:span></text:p>
      <text:p text:style-name="P458"><text:span text:style-name="T1">---------------------------------------------------------------------- QUESTION 152 ---------------------------------------------------------------------- Dog sub class is extending supercalss Mammal,How will represent using UML? </text:span></text:p>
      <text:p text:style-name="P459"><text:span text:style-name="T1">A) Filled diamond on side of the Super class B) Hollow triangle shape on the superclass end of the line C) Hollow diamond on the Collection side D) Hollow triangle shape on the subclass end of the line </text:span></text:p>
      <text:p text:style-name="P166"><text:span text:style-name="T1">ANS) Hollow triangle shape on the superclass end of the line </text:span></text:p>
      <text:p text:style-name="P359"><text:span text:style-name="T1">---------------------------------------------------------------------- QUESTION 153 ---------------------------------------------------------------------- To send binary output in a response, the following method of HttpServletResponse may be used to get the appropriate Writer/Stream object. Select the one correct answer. </text:span></text:p>
      <text:p text:style-name="P460"><text:span text:style-name="T1">A) getStream B) getOutputStream C) getBinaryStream D) getWriter </text:span></text:p>
      <text:p text:style-name="P461"><text:span text:style-name="T1">ANS) getOutputStream </text:span></text:p>
      <text:p text:style-name="P3"><text:span text:style-name="T1">---------------------------------------------------------------------- QUESTION 154 ---------------------------------------------------------------------- What is the sequence of method execution in Filter? A)init, doFilter, destroy B)doFilter, init, destroy C)destroy, doFilter, init </text:span></text:p>
      <text:p text:style-name="P159"><text:span text:style-name="T1">D)destroy, doFilter </text:span></text:p>
      <text:p text:style-name="P4"><text:span text:style-name="T1">A) A B) B C) C D) D </text:span></text:p>
      <text:p text:style-name="P114"><text:span text:style-name="T1">ANS) A </text:span></text:p>
      <text:p text:style-name="P423"><text:span text:style-name="T1">---------------------------------------------------------------------- QUESTION 155 ---------------------------------------------------------------------- Which Is the suitable webcomponent to perform tasks like authentication, data compression, logging and auditing? </text:span></text:p>
      <text:p text:style-name="P295"><text:span text:style-name="T1">A) Filter B) Servlet C) JSP D) servlet container </text:span></text:p>
      <text:p text:style-name="P462"><text:span text:style-name="T1">ANS) Filter </text:span></text:p>
      <text:p text:style-name="P463"><text:span text:style-name="T1">---------------------------------------------------------------------- QUESTION 156 ---------------------------------------------------------------------- Which of the following statement is true about servlet filter ? A)A filter is a reusable piece of code that can transform the content of HTTP requests, responses and header information. B)Filters do not generally create a response or respond to a request as servlets do. C)Filters can act on dynamic or static content. D)All of the above </text:span></text:p>
      <text:p text:style-name="P4"><text:span text:style-name="T1">A) A B) B C) C D) D </text:span></text:p>
      <text:p text:style-name="P7"><text:span text:style-name="T1">ANS) D </text:span></text:p>
      <text:p text:style-name="P3"><text:span text:style-name="T1">---------------------------------------------------------------------- QUESTION 157 ---------------------------------------------------------------------- </text:span></text:p>
      <text:p text:style-name="P464"><text:span text:style-name="T1">Which three of the following are true about servlet filters? a)A filter must implement the destroy() b)A filter must implement the doFilter() c)A servlet may have multiple filters associated with it d)A servlet that is to have a filter applied to it must implement the javax.servlet.FilterChain interface e)A filter that is part of a filter chain passes control to the next filter in the chain by invoking theFilterChain forward method </text:span></text:p>
      <text:p text:style-name="P465"><text:span text:style-name="T1">A) a,b,c B) c,d,e C) b,d,e D) a,d,e </text:span></text:p>
      <text:p text:style-name="P242"><text:span text:style-name="T1">ANS) a,b,c </text:span></text:p>
      <text:p text:style-name="P466"><text:soft-page-break/><text:span text:style-name="T1">---------------------------------------------------------------------- QUESTION 158 ---------------------------------------------------------------------- Which two of the following statements are true? a)The doFilter method is always invoked by the container, never within a programmers code b)A filter can be invoked either through being declared in WEB.XML or explicitly within aprogrammers code c)Filters are associated with a URL via the filter-mapping tag d)Filters can be initialised via the filter-init-param tag in the deployment descriptor e)Filters can be initialised via the init-param tag in the deployment descriptor </text:span></text:p>
      <text:p text:style-name="P467"><text:span text:style-name="T1">A) a,c B) d,e C) b,e D) c,e </text:span></text:p>
      <text:p text:style-name="P19"><text:span text:style-name="T1">ANS) c,e </text:span></text:p>
      <text:p text:style-name="P468"><text:span text:style-name="T1">---------------------------------------------------------------------- QUESTION 159 ---------------------------------------------------------------------- interface which provides methods for responding to lifecycle events of a Web Application </text:span></text:p>
      <text:p text:style-name="P350"><text:span text:style-name="T1">A) ServletContextListeners B) HttpSessionListener C) ServletRequestListener </text:span></text:p>
      <text:p text:style-name="P159"><text:span text:style-name="T1">D) All of the above </text:span></text:p>
      <text:p text:style-name="P469"><text:span text:style-name="T1">ANS) ServletContextListeners </text:span></text:p>
      <text:p text:style-name="P470"><text:span text:style-name="T1">---------------------------------------------------------------------- QUESTION 160 ---------------------------------------------------------------------- What are the legal methods of HttpServletBindingListener? </text:span></text:p>
      <text:p text:style-name="P471"><text:span text:style-name="T1">A) a)sessionCreated(HttpSessionEvent se) b)sessionDestroyed(HttpSessionEvent se) B) a)sessionDidActivate(HttpSessionEvent se) b)sessionWillPassivate(HttpSessionEvent se) C) a)attributeAdded(HttpSessionBindingEvent event) b)attributeRemoved(HttpSessionBindingEvent event c)attributeReplaced(HttpSessionBindingEvent event) D) a)valueBound(HttpSessionBindingEvent event) b)valueUnbound(HttpSessionBindingEvent event) </text:span></text:p>
      <text:p text:style-name="P472"><text:span text:style-name="T1">ANS) a)valueBound(HttpSessionBindingEvent event) b)valueUnbound(HttpSessionBindingEvent event) </text:span></text:p>
      <text:p text:style-name="P473"><text:span text:style-name="T1">---------------------------------------------------------------------- QUESTION 161 ---------------------------------------------------------------------- Add attribute, Remove attibute , Replace attribute method are implemented from ___________________ Interface </text:span></text:p>
      <text:p text:style-name="P474"><text:span text:style-name="T1">A) HttpSessionListener B) HttpSessionAttributeListener C) ServletContextListener D) HttpSessionActivationListener </text:span></text:p>
      <text:p text:style-name="P454"><text:span text:style-name="T1">ANS) HttpSessionAttributeListener </text:span></text:p>
      <text:p text:style-name="P250"><text:span text:style-name="T1">---------------------------------------------------------------------- QUESTION 162 ---------------------------------------------------------------------- Which Listeners counts the number of user logged in? </text:span></text:p>
      <text:p text:style-name="P151"><text:span text:style-name="T1">A) HttpSessionListener B) HttpBindingEventListener </text:span></text:p>
      <text:p text:style-name="P365"><text:span text:style-name="T1">C) RequestListener D) ResponseListener </text:span></text:p>
      <text:p text:style-name="P169"><text:span text:style-name="T1">ANS) HttpSessionListener </text:span></text:p>
      <text:p text:style-name="P327"><text:span text:style-name="T1">---------------------------------------------------------------------- QUESTION 163 ---------------------------------------------------------------------- Which of these is a correct example of specifying a listener element resented by MyClass class. Assume myServlet element is defined correctly. Select the one correct answer. A. &lt;listener&gt;MyClass&lt;/listener&gt; B. &lt;listener&gt; &lt;listener-class&gt;MyClass&lt;/listener-class&gt;&lt;/listener&gt; C. &lt;listener&gt; &lt;listener-name&gt;aListener&lt;/listener-name&gt; &lt;listener-class&gt;MyClass&lt;/listener-class&gt; &lt;/listener&gt; D. &lt;listener&gt; &lt;servlet-name&gt;myServlet&lt;/servlet-name&gt; &lt;listener-class&gt;MyClass&lt;/listener-class&gt; &lt;/listener&gt; </text:span></text:p>
      <text:p text:style-name="P4"><text:span text:style-name="T1">A) A B) B C) C D) D </text:span></text:p>
      <text:p text:style-name="P114"><text:span text:style-name="T1">ANS) B </text:span></text:p>
      <text:p text:style-name="P475"><text:span text:style-name="T1">---------------------------------------------------------------------- QUESTION 164 ---------------------------------------------------------------------- Which listener help to get the information about the how many user's are available currently ? </text:span></text:p>
      <text:p text:style-name="P476"><text:soft-page-break/><text:span text:style-name="T1">A) HttpSession B) HttpSessionListener C) Session D) HttpRequest </text:span></text:p>
      <text:p text:style-name="P169"><text:span text:style-name="T1">ANS) HttpSessionListener </text:span></text:p>
      <text:p text:style-name="P477"><text:span text:style-name="T1">---------------------------------------------------------------------- QUESTION 165 ---------------------------------------------------------------------- What is the value of the counter variable in the below code: public class X implements HttpSessionBindingListener { </text:span></text:p>
      <text:p text:style-name="P478"><text:span text:style-name="T1">public static int counter; </text:span></text:p>
      <text:p text:style-name="P395"><text:span text:style-name="T1">public void valueBound(HttpSessionBindingEvent event) { counter++; }</text:span><text:span text:style-name="T2">public void valueUnbound(HttpSessionBindingEvent event) { </text:span><text:span text:style-name="T1">counter++; }</text:span><text:span text:style-name="T2">}public class TestBinding extends HttpServlet { </text:span><text:span text:style-name="T1">public void doGet(HttpServletRequest req, HttpServletResponse res) throws ServletException, IOException { HttpSession session = req.getSession(); X x = new X(); session.setAttribute("name",x); session.setAttribute("name",new X()); session.setAttribute("test",new X()); session.getAttribute("name"); session.removeAttribute("name"); }</text:span><text:span text:style-name="T2">} A) 2 </text:span><text:span text:style-name="T1">B) 3 C) 4 D) 5 </text:span></text:p>
      <text:p text:style-name="P32"><text:span text:style-name="T1">ANS) 5 </text:span></text:p>
      <text:p text:style-name="P479"><text:span text:style-name="T1">---------------------------------------------------------------------- QUESTION 166 ---------------------------------------------------------------------- When a session is moved from one JVM and created on another JVM in a distributed environment, Which Listener and method can be used to capture this event of session creation on another JVM and take action? </text:span></text:p>
      <text:p text:style-name="P480"><text:span text:style-name="T1">A) sessionWillPassivate method of HttpSessionActivationListener B) sessionCreated method of HttpSessionListener C) attributeAdded method of HttpSessionAttributeListener D) sessionDidActivate method of HttpSessionActivationListener </text:span></text:p>
      <text:p text:style-name="P481"><text:span text:style-name="T1">ANS) sessionDidActivate method of HttpSessionActivationListener </text:span></text:p>
      <text:p text:style-name="P3"><text:span text:style-name="T1">---------------------------------------------------------------------- </text:span></text:p>
      <text:p text:style-name="P482"><text:span text:style-name="T1">QUESTION 167 ---------------------------------------------------------------------- A user types the URL http://www.manipalglobal.com/ibm/index.html . Which HTTP request gets generated. Choose the correct answer </text:span></text:p>
      <text:p text:style-name="P339"><text:span text:style-name="T1">A) GET method B) POST method C) HEAD method D) PUT method </text:span></text:p>
      <text:p text:style-name="P483"><text:span text:style-name="T1">ANS) GET method </text:span></text:p>
      <text:p text:style-name="P484"><text:span text:style-name="T1">---------------------------------------------------------------------- QUESTION 168 ---------------------------------------------------------------------- Consider the below form in a HTML page. The Servlet has to add 1 marks to a variable 'marks', if the student selects JAVA in the form. Which code below in the Servlets doPost() method will achieve this? &lt;form method="post" action="Evaluate"&gt; </text:span></text:p>
      <text:p text:style-name="P485"><text:span text:style-name="T1">&lt;h2&gt;Which language is Platform independent&lt;/h2&gt; </text:span></text:p>
      <text:p text:style-name="P486"><text:span text:style-name="T1">&lt;p&gt;&lt;input type="radio" name="Q1" value="C"&gt; C &lt;/input&gt;&lt;/p&gt; &lt;p&gt;&lt;input type="radio" name="Q1" value="C++"&gt; C++ &lt;/input&gt;&lt;/p&gt; &lt;p&gt;&lt;input type="radio" name="Q1" value="JAVA"&gt; JAVA &lt;/input&gt;&lt;/p&gt; &lt;input type="submit" value="Submit"&gt; &lt;/form&gt; </text:span></text:p>
      <text:p text:style-name="P487"><text:span text:style-name="T1">A) if(request.getAttribute("Q1").equals("JAVA")){marks+=1; }</text:span><text:span text:style-name="T2">B) if(request.getParameter("Submit").equals("JAVA")){ </text:span><text:span text:style-name="T1">marks+=1; C) The form is wrong as you cannot give the same name "Q1" for all three radio buttons D) if(request.getParameter("Q1").equals("JAVA")){ marks+=1; } </text:span><text:span text:style-name="T2">ANS) if(request.getParameter("Q1").equals("JAVA")){ </text:span><text:span text:style-name="T1">marks+=1; } </text:span><text:span text:style-name="T2">---------------------------------------------------------------------- </text:span><text:span text:style-name="T1">QUESTION 169 ---------------------------------------------------------------------- </text:span></text:p>
      <text:p text:style-name="P488"><text:span text:style-name="T1">Name the class that has getSession method, that is used to get the HttpSession object. </text:span></text:p>
      <text:p text:style-name="P489"><text:span text:style-name="T1">A) HttpServletRequest B) HttpServletResponse C) SessionContext D) SessionConfig </text:span></text:p>
      <text:p text:style-name="P334"><text:span text:style-name="T1">ANS) HttpServletRequest </text:span></text:p>
      <text:p text:style-name="P490"><text:span text:style-name="T1">---------------------------------------------------------------------- QUESTION 170 ---------------------------------------------------------------------- Which abstract class contains init() and destroy() of a Servlet? </text:span></text:p>
      <text:p text:style-name="P491"><text:soft-page-break/><text:span text:style-name="T1">A) javax.servlet.http.HttpServlet B) javax.servlet.GenericServlet C) javax.servlet.http.HttpServletRequest D) javax.servlet.http.HttpServletResponse </text:span></text:p>
      <text:p text:style-name="P104"><text:span text:style-name="T1">ANS) javax.servlet.GenericServlet </text:span></text:p>
      <text:p text:style-name="P492"><text:span text:style-name="T1">---------------------------------------------------------------------- QUESTION 171 ---------------------------------------------------------------------- Which of the following seperator is used to separate the url and query parameter for a Http get request? </text:span></text:p>
      <text:p text:style-name="P254"><text:span text:style-name="T1">A) * B) # C) ? D) : </text:span></text:p>
      <text:p text:style-name="P32"><text:span text:style-name="T1">ANS) ? </text:span></text:p>
      <text:p text:style-name="P3"><text:span text:style-name="T1">---------------------------------------------------------------------- QUESTION 172 ---------------------------------------------------------------------- The life cycle of a servlet is managed by </text:span></text:p>
      <text:p text:style-name="P386"><text:span text:style-name="T1">A) JSP Engine B) servlet container C) Web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6" meta:paragraph-count="741" meta:word-count="9283" meta:character-count="82462" meta:non-whitespace-character-count="73196"/>
    <meta:generator>LibreOfficeDev/6.0.5.2$Linux_X86_64 LibreOffice_project/</meta:generator>
  </office:meta>
</office:document-meta>
</file>